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</style:style>
    <style:style style:name="ce68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6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0" style:family="table-cell" style:parent-style-name="Default" style:data-style-name="N3">
      <style:table-cell-properties fo:padding="0.71mm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89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0<text:span text:style-name="T1">年2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7947403" calcext:value-type="float">
            <text:p>7,947,403</text:p>
          </table:table-cell>
          <table:table-cell table:style-name="ce18" office:value-type="float" office:value="23164457" calcext:value-type="float">
            <text:p>23,164,457</text:p>
          </table:table-cell>
          <table:table-cell table:style-name="ce26" office:value-type="float" office:value="11632909" calcext:value-type="float">
            <text:p>11,632,909</text:p>
          </table:table-cell>
          <table:table-cell table:style-name="ce30" office:value-type="float" office:value="11531548" calcext:value-type="float">
            <text:p>11,531,548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07106" calcext:value-type="float">
            <text:p>1,407,106</text:p>
          </table:table-cell>
          <table:table-cell table:style-name="ce19" office:value-type="float" office:value="3897888" calcext:value-type="float">
            <text:p>3,897,888</text:p>
          </table:table-cell>
          <table:table-cell table:style-name="ce27" office:value-type="float" office:value="1934965" calcext:value-type="float">
            <text:p>1,934,965</text:p>
          </table:table-cell>
          <table:table-cell table:style-name="ce30" office:value-type="float" office:value="1962923" calcext:value-type="float">
            <text:p>1,962,92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984431" calcext:value-type="float">
            <text:p>984,431</text:p>
          </table:table-cell>
          <table:table-cell table:style-name="ce19" office:value-type="float" office:value="2624791" calcext:value-type="float">
            <text:p>2,624,791</text:p>
          </table:table-cell>
          <table:table-cell table:style-name="ce27" office:value-type="float" office:value="1265280" calcext:value-type="float">
            <text:p>1,265,280</text:p>
          </table:table-cell>
          <table:table-cell table:style-name="ce30" office:value-type="float" office:value="1359511" calcext:value-type="float">
            <text:p>1,359,51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54346" calcext:value-type="float">
            <text:p>854,346</text:p>
          </table:table-cell>
          <table:table-cell table:style-name="ce19" office:value-type="float" office:value="2649892" calcext:value-type="float">
            <text:p>2,649,892</text:p>
          </table:table-cell>
          <table:table-cell table:style-name="ce27" office:value-type="float" office:value="1319470" calcext:value-type="float">
            <text:p>1,319,470</text:p>
          </table:table-cell>
          <table:table-cell table:style-name="ce30" office:value-type="float" office:value="1330422" calcext:value-type="float">
            <text:p>1,330,42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40980" calcext:value-type="float">
            <text:p>640,980</text:p>
          </table:table-cell>
          <table:table-cell table:style-name="ce19" office:value-type="float" office:value="1873176" calcext:value-type="float">
            <text:p>1,873,176</text:p>
          </table:table-cell>
          <table:table-cell table:style-name="ce27" office:value-type="float" office:value="943486" calcext:value-type="float">
            <text:p>943,486</text:p>
          </table:table-cell>
          <table:table-cell table:style-name="ce30" office:value-type="float" office:value="929690" calcext:value-type="float">
            <text:p>929,69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23848" calcext:value-type="float">
            <text:p>1,023,848</text:p>
          </table:table-cell>
          <table:table-cell table:style-name="ce19" office:value-type="float" office:value="2772929" calcext:value-type="float">
            <text:p>2,772,929</text:p>
          </table:table-cell>
          <table:table-cell table:style-name="ce27" office:value-type="float" office:value="1390167" calcext:value-type="float">
            <text:p>1,390,167</text:p>
          </table:table-cell>
          <table:table-cell table:style-name="ce30" office:value-type="float" office:value="1382762" calcext:value-type="float">
            <text:p>1,382,76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01966" calcext:value-type="float">
            <text:p>3,001,966</text:p>
          </table:table-cell>
          <table:table-cell table:style-name="ce19" office:value-type="float" office:value="9237875" calcext:value-type="float">
            <text:p>9,237,875</text:p>
          </table:table-cell>
          <table:table-cell table:style-name="ce27" office:value-type="float" office:value="4723686" calcext:value-type="float">
            <text:p>4,723,686</text:p>
          </table:table-cell>
          <table:table-cell table:style-name="ce30" office:value-type="float" office:value="4514189" calcext:value-type="float">
            <text:p>4,514,189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4293" calcext:value-type="float">
            <text:p>154,293</text:p>
          </table:table-cell>
          <table:table-cell table:style-name="ce20" office:value-type="float" office:value="460220" calcext:value-type="float">
            <text:p>460,220</text:p>
          </table:table-cell>
          <table:table-cell table:style-name="ce20" office:value-type="float" office:value="234543" calcext:value-type="float">
            <text:p>234,543</text:p>
          </table:table-cell>
          <table:table-cell table:style-name="ce20" office:value-type="float" office:value="225677" calcext:value-type="float">
            <text:p>225,67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74543" calcext:value-type="float">
            <text:p>674,543</text:p>
          </table:table-cell>
          <table:table-cell table:style-name="ce20" office:value-type="float" office:value="2002480" calcext:value-type="float">
            <text:p>2,002,480</text:p>
          </table:table-cell>
          <table:table-cell table:style-name="ce20" office:value-type="float" office:value="1009197" calcext:value-type="float">
            <text:p>1,009,197</text:p>
          </table:table-cell>
          <table:table-cell table:style-name="ce20" office:value-type="float" office:value="993283" calcext:value-type="float">
            <text:p>993,28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1666" calcext:value-type="float">
            <text:p>161,666</text:p>
          </table:table-cell>
          <table:table-cell table:style-name="ce20" office:value-type="float" office:value="513513" calcext:value-type="float">
            <text:p>513,513</text:p>
          </table:table-cell>
          <table:table-cell table:style-name="ce20" office:value-type="float" office:value="264139" calcext:value-type="float">
            <text:p>264,139</text:p>
          </table:table-cell>
          <table:table-cell table:style-name="ce20" office:value-type="float" office:value="249374" calcext:value-type="float">
            <text:p>249,37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2978" calcext:value-type="float">
            <text:p>172,978</text:p>
          </table:table-cell>
          <table:table-cell table:style-name="ce20" office:value-type="float" office:value="560890" calcext:value-type="float">
            <text:p>560,890</text:p>
          </table:table-cell>
          <table:table-cell table:style-name="ce20" office:value-type="float" office:value="291077" calcext:value-type="float">
            <text:p>291,077</text:p>
          </table:table-cell>
          <table:table-cell table:style-name="ce20" office:value-type="float" office:value="269813" calcext:value-type="float">
            <text:p>269,81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3922" calcext:value-type="float">
            <text:p>363,922</text:p>
          </table:table-cell>
          <table:table-cell table:style-name="ce20" office:value-type="float" office:value="1306423" calcext:value-type="float">
            <text:p>1,306,423</text:p>
          </table:table-cell>
          <table:table-cell table:style-name="ce20" office:value-type="float" office:value="670259" calcext:value-type="float">
            <text:p>670,259</text:p>
          </table:table-cell>
          <table:table-cell table:style-name="ce20" office:value-type="float" office:value="636164" calcext:value-type="float">
            <text:p>636,16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0890" calcext:value-type="float">
            <text:p>170,890</text:p>
          </table:table-cell>
          <table:table-cell table:style-name="ce20" office:value-type="float" office:value="525940" calcext:value-type="float">
            <text:p>525,940</text:p>
          </table:table-cell>
          <table:table-cell table:style-name="ce20" office:value-type="float" office:value="270769" calcext:value-type="float">
            <text:p>270,769</text:p>
          </table:table-cell>
          <table:table-cell table:style-name="ce20" office:value-type="float" office:value="255171" calcext:value-type="float">
            <text:p>255,17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29849" calcext:value-type="float">
            <text:p>229,849</text:p>
          </table:table-cell>
          <table:table-cell table:style-name="ce20" office:value-type="float" office:value="716827" calcext:value-type="float">
            <text:p>716,827</text:p>
          </table:table-cell>
          <table:table-cell table:style-name="ce20" office:value-type="float" office:value="374281" calcext:value-type="float">
            <text:p>374,281</text:p>
          </table:table-cell>
          <table:table-cell table:style-name="ce20" office:value-type="float" office:value="342546" calcext:value-type="float">
            <text:p>342,54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6550" calcext:value-type="float">
            <text:p>176,550</text:p>
          </table:table-cell>
          <table:table-cell table:style-name="ce20" office:value-type="float" office:value="542288" calcext:value-type="float">
            <text:p>542,288</text:p>
          </table:table-cell>
          <table:table-cell table:style-name="ce20" office:value-type="float" office:value="282775" calcext:value-type="float">
            <text:p>282,775</text:p>
          </table:table-cell>
          <table:table-cell table:style-name="ce20" office:value-type="float" office:value="259513" calcext:value-type="float">
            <text:p>259,51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7049" calcext:value-type="float">
            <text:p>277,049</text:p>
          </table:table-cell>
          <table:table-cell table:style-name="ce20" office:value-type="float" office:value="872262" calcext:value-type="float">
            <text:p>872,262</text:p>
          </table:table-cell>
          <table:table-cell table:style-name="ce20" office:value-type="float" office:value="448582" calcext:value-type="float">
            <text:p>448,582</text:p>
          </table:table-cell>
          <table:table-cell table:style-name="ce20" office:value-type="float" office:value="423680" calcext:value-type="float">
            <text:p>423,68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435" calcext:value-type="float">
            <text:p>80,435</text:p>
          </table:table-cell>
          <table:table-cell table:style-name="ce21" office:value-type="float" office:value="230314" calcext:value-type="float">
            <text:p>230,314</text:p>
          </table:table-cell>
          <table:table-cell table:style-name="ce20" office:value-type="float" office:value="120498" calcext:value-type="float">
            <text:p>120,498</text:p>
          </table:table-cell>
          <table:table-cell table:style-name="ce20" office:value-type="float" office:value="109816" calcext:value-type="float">
            <text:p>109,81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0956" calcext:value-type="float">
            <text:p>120,956</text:p>
          </table:table-cell>
          <table:table-cell table:style-name="ce20" office:value-type="float" office:value="338481" calcext:value-type="float">
            <text:p>338,481</text:p>
          </table:table-cell>
          <table:table-cell table:style-name="ce20" office:value-type="float" office:value="174313" calcext:value-type="float">
            <text:p>174,313</text:p>
          </table:table-cell>
          <table:table-cell table:style-name="ce20" office:value-type="float" office:value="164168" calcext:value-type="float">
            <text:p>164,16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4233" calcext:value-type="float">
            <text:p>34,233</text:p>
          </table:table-cell>
          <table:table-cell table:style-name="ce20" office:value-type="float" office:value="96854" calcext:value-type="float">
            <text:p>96,854</text:p>
          </table:table-cell>
          <table:table-cell table:style-name="ce20" office:value-type="float" office:value="49721" calcext:value-type="float">
            <text:p>49,721</text:p>
          </table:table-cell>
          <table:table-cell table:style-name="ce20" office:value-type="float" office:value="47133" calcext:value-type="float">
            <text:p>47,133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7152" calcext:value-type="float">
            <text:p>147,152</text:p>
          </table:table-cell>
          <table:table-cell table:style-name="ce20" office:value-type="float" office:value="383352" calcext:value-type="float">
            <text:p>383,352</text:p>
          </table:table-cell>
          <table:table-cell table:style-name="ce20" office:value-type="float" office:value="193173" calcext:value-type="float">
            <text:p>193,173</text:p>
          </table:table-cell>
          <table:table-cell table:style-name="ce20" office:value-type="float" office:value="190179" calcext:value-type="float">
            <text:p>190,17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2231" calcext:value-type="float">
            <text:p>142,231</text:p>
          </table:table-cell>
          <table:table-cell table:style-name="ce20" office:value-type="float" office:value="415797" calcext:value-type="float">
            <text:p>415,797</text:p>
          </table:table-cell>
          <table:table-cell table:style-name="ce20" office:value-type="float" office:value="206428" calcext:value-type="float">
            <text:p>206,428</text:p>
          </table:table-cell>
          <table:table-cell table:style-name="ce20" office:value-type="float" office:value="209369" calcext:value-type="float">
            <text:p>209,36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5219" calcext:value-type="float">
            <text:p>95,219</text:p>
          </table:table-cell>
          <table:table-cell table:style-name="ce20" office:value-type="float" office:value="272234" calcext:value-type="float">
            <text:p>272,234</text:p>
          </table:table-cell>
          <table:table-cell table:style-name="ce20" office:value-type="float" office:value="133931" calcext:value-type="float">
            <text:p>133,931</text:p>
          </table:table-cell>
          <table:table-cell table:style-name="ce20" office:value-type="float" office:value="138303" calcext:value-type="float">
            <text:p>138,303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4726" calcext:value-type="float">
            <text:p>34,726</text:p>
          </table:table-cell>
          <table:table-cell table:style-name="ce19" office:value-type="float" office:value="107906" calcext:value-type="float">
            <text:p>107,906</text:p>
          </table:table-cell>
          <table:table-cell table:style-name="ce19" office:value-type="float" office:value="55855" calcext:value-type="float">
            <text:p>55,855</text:p>
          </table:table-cell>
          <table:table-cell table:style-name="ce19" office:value-type="float" office:value="52051" calcext:value-type="float">
            <text:p>52,05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2601" calcext:value-type="float">
            <text:p>32,601</text:p>
          </table:table-cell>
          <table:table-cell table:style-name="ce20" office:value-type="float" office:value="97969" calcext:value-type="float">
            <text:p>97,969</text:p>
          </table:table-cell>
          <table:table-cell table:style-name="ce20" office:value-type="float" office:value="50109" calcext:value-type="float">
            <text:p>50,109</text:p>
          </table:table-cell>
          <table:table-cell table:style-name="ce20" office:value-type="float" office:value="47860" calcext:value-type="float">
            <text:p>47,860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125" calcext:value-type="float">
            <text:p>2,125</text:p>
          </table:table-cell>
          <table:table-cell table:style-name="ce22" office:value-type="float" office:value="9937" calcext:value-type="float">
            <text:p>9,937</text:p>
          </table:table-cell>
          <table:table-cell table:style-name="ce22" office:value-type="float" office:value="5746" calcext:value-type="float">
            <text:p>5,746</text:p>
          </table:table-cell>
          <table:table-cell table:style-name="ce22" office:value-type="float" office:value="4191" calcext:value-type="float">
            <text:p>4,191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0年3月7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07106" calcext:value-type="float">
            <text:p>1,407,106</text:p>
          </table:table-cell>
          <table:table-cell table:style-name="ce43" office:value-type="float" office:value="3897888" calcext:value-type="float">
            <text:p>3,897,888</text:p>
          </table:table-cell>
          <table:table-cell table:style-name="ce44" office:value-type="float" office:value="1934965" calcext:value-type="float">
            <text:p>1,934,965</text:p>
          </table:table-cell>
          <table:table-cell table:style-name="ce47" office:value-type="float" office:value="1962923" calcext:value-type="float">
            <text:p>1,962,9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4626" calcext:value-type="float">
            <text:p>194,626</text:p>
          </table:table-cell>
          <table:table-cell table:style-name="ce43" office:value-type="float" office:value="554386" calcext:value-type="float">
            <text:p>554,386</text:p>
          </table:table-cell>
          <table:table-cell table:style-name="ce44" office:value-type="float" office:value="274141" calcext:value-type="float">
            <text:p>274,141</text:p>
          </table:table-cell>
          <table:table-cell table:style-name="ce48" office:value-type="float" office:value="280245" calcext:value-type="float">
            <text:p>280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0313" calcext:value-type="float">
            <text:p>140,313</text:p>
          </table:table-cell>
          <table:table-cell table:style-name="ce43" office:value-type="float" office:value="389701" calcext:value-type="float">
            <text:p>389,701</text:p>
          </table:table-cell>
          <table:table-cell table:style-name="ce44" office:value-type="float" office:value="194157" calcext:value-type="float">
            <text:p>194,157</text:p>
          </table:table-cell>
          <table:table-cell table:style-name="ce48" office:value-type="float" office:value="195544" calcext:value-type="float">
            <text:p>195,5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5475" calcext:value-type="float">
            <text:p>155,475</text:p>
          </table:table-cell>
          <table:table-cell table:style-name="ce43" office:value-type="float" office:value="414276" calcext:value-type="float">
            <text:p>414,276</text:p>
          </table:table-cell>
          <table:table-cell table:style-name="ce44" office:value-type="float" office:value="204538" calcext:value-type="float">
            <text:p>204,538</text:p>
          </table:table-cell>
          <table:table-cell table:style-name="ce48" office:value-type="float" office:value="209738" calcext:value-type="float">
            <text:p>209,7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89510" calcext:value-type="float">
            <text:p>89,510</text:p>
          </table:table-cell>
          <table:table-cell table:style-name="ce43" office:value-type="float" office:value="234207" calcext:value-type="float">
            <text:p>234,207</text:p>
          </table:table-cell>
          <table:table-cell table:style-name="ce44" office:value-type="float" office:value="112395" calcext:value-type="float">
            <text:p>112,395</text:p>
          </table:table-cell>
          <table:table-cell table:style-name="ce48" office:value-type="float" office:value="121812" calcext:value-type="float">
            <text:p>121,8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36949" calcext:value-type="float">
            <text:p>136,949</text:p>
          </table:table-cell>
          <table:table-cell table:style-name="ce43" office:value-type="float" office:value="402081" calcext:value-type="float">
            <text:p>402,081</text:p>
          </table:table-cell>
          <table:table-cell table:style-name="ce44" office:value-type="float" office:value="198619" calcext:value-type="float">
            <text:p>198,619</text:p>
          </table:table-cell>
          <table:table-cell table:style-name="ce48" office:value-type="float" office:value="203462" calcext:value-type="float">
            <text:p>203,4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6505" calcext:value-type="float">
            <text:p>116,505</text:p>
          </table:table-cell>
          <table:table-cell table:style-name="ce43" office:value-type="float" office:value="296203" calcext:value-type="float">
            <text:p>296,203</text:p>
          </table:table-cell>
          <table:table-cell table:style-name="ce44" office:value-type="float" office:value="144929" calcext:value-type="float">
            <text:p>144,929</text:p>
          </table:table-cell>
          <table:table-cell table:style-name="ce48" office:value-type="float" office:value="151274" calcext:value-type="float">
            <text:p>151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0019" calcext:value-type="float">
            <text:p>60,019</text:p>
          </table:table-cell>
          <table:table-cell table:style-name="ce43" office:value-type="float" office:value="176681" calcext:value-type="float">
            <text:p>176,681</text:p>
          </table:table-cell>
          <table:table-cell table:style-name="ce44" office:value-type="float" office:value="89047" calcext:value-type="float">
            <text:p>89,047</text:p>
          </table:table-cell>
          <table:table-cell table:style-name="ce48" office:value-type="float" office:value="87634" calcext:value-type="float">
            <text:p>87,6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7518" calcext:value-type="float">
            <text:p>27,518</text:p>
          </table:table-cell>
          <table:table-cell table:style-name="ce43" office:value-type="float" office:value="86917" calcext:value-type="float">
            <text:p>86,917</text:p>
          </table:table-cell>
          <table:table-cell table:style-name="ce44" office:value-type="float" office:value="43983" calcext:value-type="float">
            <text:p>43,983</text:p>
          </table:table-cell>
          <table:table-cell table:style-name="ce48" office:value-type="float" office:value="42934" calcext:value-type="float">
            <text:p>42,9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5666" calcext:value-type="float">
            <text:p>35,666</text:p>
          </table:table-cell>
          <table:table-cell table:style-name="ce43" office:value-type="float" office:value="103710" calcext:value-type="float">
            <text:p>103,710</text:p>
          </table:table-cell>
          <table:table-cell table:style-name="ce44" office:value-type="float" office:value="52919" calcext:value-type="float">
            <text:p>52,919</text:p>
          </table:table-cell>
          <table:table-cell table:style-name="ce48" office:value-type="float" office:value="50791" calcext:value-type="float">
            <text:p>50,7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57707" calcext:value-type="float">
            <text:p>57,707</text:p>
          </table:table-cell>
          <table:table-cell table:style-name="ce43" office:value-type="float" office:value="143905" calcext:value-type="float">
            <text:p>143,905</text:p>
          </table:table-cell>
          <table:table-cell table:style-name="ce44" office:value-type="float" office:value="70021" calcext:value-type="float">
            <text:p>70,021</text:p>
          </table:table-cell>
          <table:table-cell table:style-name="ce48" office:value-type="float" office:value="73884" calcext:value-type="float">
            <text:p>73,8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79224" calcext:value-type="float">
            <text:p>79,224</text:p>
          </table:table-cell>
          <table:table-cell table:style-name="ce43" office:value-type="float" office:value="189511" calcext:value-type="float">
            <text:p>189,511</text:p>
          </table:table-cell>
          <table:table-cell table:style-name="ce44" office:value-type="float" office:value="94118" calcext:value-type="float">
            <text:p>94,118</text:p>
          </table:table-cell>
          <table:table-cell table:style-name="ce48" office:value-type="float" office:value="95393" calcext:value-type="float">
            <text:p>95,3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859" calcext:value-type="float">
            <text:p>15,859</text:p>
          </table:table-cell>
          <table:table-cell table:style-name="ce43" office:value-type="float" office:value="42316" calcext:value-type="float">
            <text:p>42,316</text:p>
          </table:table-cell>
          <table:table-cell table:style-name="ce44" office:value-type="float" office:value="21625" calcext:value-type="float">
            <text:p>21,625</text:p>
          </table:table-cell>
          <table:table-cell table:style-name="ce48" office:value-type="float" office:value="20691" calcext:value-type="float">
            <text:p>20,6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2056" calcext:value-type="float">
            <text:p>82,056</text:p>
          </table:table-cell>
          <table:table-cell table:style-name="ce43" office:value-type="float" office:value="238448" calcext:value-type="float">
            <text:p>238,448</text:p>
          </table:table-cell>
          <table:table-cell table:style-name="ce44" office:value-type="float" office:value="119236" calcext:value-type="float">
            <text:p>119,236</text:p>
          </table:table-cell>
          <table:table-cell table:style-name="ce48" office:value-type="float" office:value="119212" calcext:value-type="float">
            <text:p>119,2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5492" calcext:value-type="float">
            <text:p>65,492</text:p>
          </table:table-cell>
          <table:table-cell table:style-name="ce43" office:value-type="float" office:value="197772" calcext:value-type="float">
            <text:p>197,772</text:p>
          </table:table-cell>
          <table:table-cell table:style-name="ce44" office:value-type="float" office:value="98000" calcext:value-type="float">
            <text:p>98,000</text:p>
          </table:table-cell>
          <table:table-cell table:style-name="ce48" office:value-type="float" office:value="99772" calcext:value-type="float">
            <text:p>99,7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359" calcext:value-type="float">
            <text:p>27,359</text:p>
          </table:table-cell>
          <table:table-cell table:style-name="ce43" office:value-type="float" office:value="79983" calcext:value-type="float">
            <text:p>79,983</text:p>
          </table:table-cell>
          <table:table-cell table:style-name="ce44" office:value-type="float" office:value="40543" calcext:value-type="float">
            <text:p>40,543</text:p>
          </table:table-cell>
          <table:table-cell table:style-name="ce48" office:value-type="float" office:value="39440" calcext:value-type="float">
            <text:p>39,4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173" calcext:value-type="float">
            <text:p>26,173</text:p>
          </table:table-cell>
          <table:table-cell table:style-name="ce44" office:value-type="float" office:value="76545" calcext:value-type="float">
            <text:p>76,545</text:p>
          </table:table-cell>
          <table:table-cell table:style-name="ce44" office:value-type="float" office:value="38492" calcext:value-type="float">
            <text:p>38,492</text:p>
          </table:table-cell>
          <table:table-cell table:style-name="ce48" office:value-type="float" office:value="38053" calcext:value-type="float">
            <text:p>38,0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0801" calcext:value-type="float">
            <text:p>30,801</text:p>
          </table:table-cell>
          <table:table-cell table:style-name="ce43" office:value-type="float" office:value="83795" calcext:value-type="float">
            <text:p>83,795</text:p>
          </table:table-cell>
          <table:table-cell table:style-name="ce44" office:value-type="float" office:value="41413" calcext:value-type="float">
            <text:p>41,413</text:p>
          </table:table-cell>
          <table:table-cell table:style-name="ce48" office:value-type="float" office:value="42382" calcext:value-type="float">
            <text:p>42,3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8849" calcext:value-type="float">
            <text:p>8,849</text:p>
          </table:table-cell>
          <table:table-cell table:style-name="ce43" office:value-type="float" office:value="23265" calcext:value-type="float">
            <text:p>23,265</text:p>
          </table:table-cell>
          <table:table-cell table:style-name="ce44" office:value-type="float" office:value="11723" calcext:value-type="float">
            <text:p>11,723</text:p>
          </table:table-cell>
          <table:table-cell table:style-name="ce48" office:value-type="float" office:value="11542" calcext:value-type="float">
            <text:p>11,5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21" calcext:value-type="float">
            <text:p>3,321</text:p>
          </table:table-cell>
          <table:table-cell table:style-name="ce43" office:value-type="float" office:value="7929" calcext:value-type="float">
            <text:p>7,929</text:p>
          </table:table-cell>
          <table:table-cell table:style-name="ce44" office:value-type="float" office:value="4428" calcext:value-type="float">
            <text:p>4,428</text:p>
          </table:table-cell>
          <table:table-cell table:style-name="ce48" office:value-type="float" office:value="3501" calcext:value-type="float">
            <text:p>3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41" calcext:value-type="float">
            <text:p>2,441</text:p>
          </table:table-cell>
          <table:table-cell table:style-name="ce43" office:value-type="float" office:value="6529" calcext:value-type="float">
            <text:p>6,529</text:p>
          </table:table-cell>
          <table:table-cell table:style-name="ce44" office:value-type="float" office:value="3637" calcext:value-type="float">
            <text:p>3,637</text:p>
          </table:table-cell>
          <table:table-cell table:style-name="ce48" office:value-type="float" office:value="2892" calcext:value-type="float">
            <text:p>2,8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866" calcext:value-type="float">
            <text:p>8,866</text:p>
          </table:table-cell>
          <table:table-cell table:style-name="ce43" office:value-type="float" office:value="23265" calcext:value-type="float">
            <text:p>23,265</text:p>
          </table:table-cell>
          <table:table-cell table:style-name="ce44" office:value-type="float" office:value="12038" calcext:value-type="float">
            <text:p>12,038</text:p>
          </table:table-cell>
          <table:table-cell table:style-name="ce48" office:value-type="float" office:value="11227" calcext:value-type="float">
            <text:p>11,2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086" calcext:value-type="float">
            <text:p>4,086</text:p>
          </table:table-cell>
          <table:table-cell table:style-name="ce43" office:value-type="float" office:value="12731" calcext:value-type="float">
            <text:p>12,731</text:p>
          </table:table-cell>
          <table:table-cell table:style-name="ce44" office:value-type="float" office:value="6693" calcext:value-type="float">
            <text:p>6,693</text:p>
          </table:table-cell>
          <table:table-cell table:style-name="ce48" office:value-type="float" office:value="6038" calcext:value-type="float">
            <text:p>6,0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278" calcext:value-type="float">
            <text:p>12,278</text:p>
          </table:table-cell>
          <table:table-cell table:style-name="ce43" office:value-type="float" office:value="34850" calcext:value-type="float">
            <text:p>34,850</text:p>
          </table:table-cell>
          <table:table-cell table:style-name="ce44" office:value-type="float" office:value="17674" calcext:value-type="float">
            <text:p>17,674</text:p>
          </table:table-cell>
          <table:table-cell table:style-name="ce48" office:value-type="float" office:value="17176" calcext:value-type="float">
            <text:p>17,1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89" calcext:value-type="float">
            <text:p>2,389</text:p>
          </table:table-cell>
          <table:table-cell table:style-name="ce43" office:value-type="float" office:value="5307" calcext:value-type="float">
            <text:p>5,307</text:p>
          </table:table-cell>
          <table:table-cell table:style-name="ce44" office:value-type="float" office:value="2967" calcext:value-type="float">
            <text:p>2,967</text:p>
          </table:table-cell>
          <table:table-cell table:style-name="ce48" office:value-type="float" office:value="2340" calcext:value-type="float">
            <text:p>2,3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16" calcext:value-type="float">
            <text:p>3,816</text:p>
          </table:table-cell>
          <table:table-cell table:style-name="ce43" office:value-type="float" office:value="9684" calcext:value-type="float">
            <text:p>9,684</text:p>
          </table:table-cell>
          <table:table-cell table:style-name="ce44" office:value-type="float" office:value="5257" calcext:value-type="float">
            <text:p>5,257</text:p>
          </table:table-cell>
          <table:table-cell table:style-name="ce48" office:value-type="float" office:value="4427" calcext:value-type="float">
            <text:p>4,4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387" calcext:value-type="float">
            <text:p>4,387</text:p>
          </table:table-cell>
          <table:table-cell table:style-name="ce43" office:value-type="float" office:value="13713" calcext:value-type="float">
            <text:p>13,713</text:p>
          </table:table-cell>
          <table:table-cell table:style-name="ce44" office:value-type="float" office:value="7056" calcext:value-type="float">
            <text:p>7,056</text:p>
          </table:table-cell>
          <table:table-cell table:style-name="ce48" office:value-type="float" office:value="6657" calcext:value-type="float">
            <text:p>6,6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704" calcext:value-type="float">
            <text:p>6,704</text:p>
          </table:table-cell>
          <table:table-cell table:style-name="ce43" office:value-type="float" office:value="22359" calcext:value-type="float">
            <text:p>22,359</text:p>
          </table:table-cell>
          <table:table-cell table:style-name="ce44" office:value-type="float" office:value="11222" calcext:value-type="float">
            <text:p>11,222</text:p>
          </table:table-cell>
          <table:table-cell table:style-name="ce48" office:value-type="float" office:value="11137" calcext:value-type="float">
            <text:p>11,1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031" calcext:value-type="float">
            <text:p>7,031</text:p>
          </table:table-cell>
          <table:table-cell table:style-name="ce43" office:value-type="float" office:value="21983" calcext:value-type="float">
            <text:p>21,983</text:p>
          </table:table-cell>
          <table:table-cell table:style-name="ce44" office:value-type="float" office:value="11141" calcext:value-type="float">
            <text:p>11,141</text:p>
          </table:table-cell>
          <table:table-cell table:style-name="ce48" office:value-type="float" office:value="10842" calcext:value-type="float">
            <text:p>10,842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686" calcext:value-type="float">
            <text:p>1,686</text:p>
          </table:table-cell>
          <table:table-cell table:style-name="ce45" office:value-type="float" office:value="5836" calcext:value-type="float">
            <text:p>5,836</text:p>
          </table:table-cell>
          <table:table-cell table:style-name="ce45" office:value-type="float" office:value="2953" calcext:value-type="float">
            <text:p>2,953</text:p>
          </table:table-cell>
          <table:table-cell table:style-name="ce49" office:value-type="float" office:value="2883" calcext:value-type="float">
            <text:p>2,883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北市</text:p>
          </table:table-cell>
          <table:table-cell table:style-name="ce51" office:value-type="float" office:value="984431" calcext:value-type="float">
            <text:p>984,431</text:p>
          </table:table-cell>
          <table:table-cell table:style-name="ce48" office:value-type="float" office:value="2624791" calcext:value-type="float">
            <text:p>2,624,791</text:p>
          </table:table-cell>
          <table:table-cell table:style-name="ce48" office:value-type="float" office:value="1265280" calcext:value-type="float">
            <text:p>1,265,280</text:p>
          </table:table-cell>
          <table:table-cell table:style-name="ce48" office:value-type="float" office:value="1359511" calcext:value-type="float">
            <text:p>1,359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1" office:value-type="float" office:value="77979" calcext:value-type="float">
            <text:p>77,979</text:p>
          </table:table-cell>
          <table:table-cell table:style-name="ce48" office:value-type="float" office:value="208909" calcext:value-type="float">
            <text:p>208,909</text:p>
          </table:table-cell>
          <table:table-cell table:style-name="ce44" office:value-type="float" office:value="99077" calcext:value-type="float">
            <text:p>99,077</text:p>
          </table:table-cell>
          <table:table-cell table:style-name="ce43" office:value-type="float" office:value="109832" calcext:value-type="float">
            <text:p>109,8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1" office:value-type="float" office:value="85929" calcext:value-type="float">
            <text:p>85,929</text:p>
          </table:table-cell>
          <table:table-cell table:style-name="ce44" office:value-type="float" office:value="225485" calcext:value-type="float">
            <text:p>225,485</text:p>
          </table:table-cell>
          <table:table-cell table:style-name="ce44" office:value-type="float" office:value="108548" calcext:value-type="float">
            <text:p>108,548</text:p>
          </table:table-cell>
          <table:table-cell table:style-name="ce43" office:value-type="float" office:value="116937" calcext:value-type="float">
            <text:p>116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1" office:value-type="float" office:value="116951" calcext:value-type="float">
            <text:p>116,951</text:p>
          </table:table-cell>
          <table:table-cell table:style-name="ce44" office:value-type="float" office:value="312111" calcext:value-type="float">
            <text:p>312,111</text:p>
          </table:table-cell>
          <table:table-cell table:style-name="ce44" office:value-type="float" office:value="146987" calcext:value-type="float">
            <text:p>146,987</text:p>
          </table:table-cell>
          <table:table-cell table:style-name="ce43" office:value-type="float" office:value="165124" calcext:value-type="float">
            <text:p>165,1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1" office:value-type="float" office:value="92068" calcext:value-type="float">
            <text:p>92,068</text:p>
          </table:table-cell>
          <table:table-cell table:style-name="ce44" office:value-type="float" office:value="220781" calcext:value-type="float">
            <text:p>220,781</text:p>
          </table:table-cell>
          <table:table-cell table:style-name="ce44" office:value-type="float" office:value="103839" calcext:value-type="float">
            <text:p>103,839</text:p>
          </table:table-cell>
          <table:table-cell table:style-name="ce43" office:value-type="float" office:value="116942" calcext:value-type="float">
            <text:p>116,9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1" office:value-type="float" office:value="62303" calcext:value-type="float">
            <text:p>62,303</text:p>
          </table:table-cell>
          <table:table-cell table:style-name="ce44" office:value-type="float" office:value="159850" calcext:value-type="float">
            <text:p>159,850</text:p>
          </table:table-cell>
          <table:table-cell table:style-name="ce44" office:value-type="float" office:value="77119" calcext:value-type="float">
            <text:p>77,119</text:p>
          </table:table-cell>
          <table:table-cell table:style-name="ce43" office:value-type="float" office:value="82731" calcext:value-type="float">
            <text:p>82,7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1" office:value-type="float" office:value="47545" calcext:value-type="float">
            <text:p>47,545</text:p>
          </table:table-cell>
          <table:table-cell table:style-name="ce44" office:value-type="float" office:value="124971" calcext:value-type="float">
            <text:p>124,971</text:p>
          </table:table-cell>
          <table:table-cell table:style-name="ce44" office:value-type="float" office:value="61553" calcext:value-type="float">
            <text:p>61,553</text:p>
          </table:table-cell>
          <table:table-cell table:style-name="ce43" office:value-type="float" office:value="63418" calcext:value-type="float">
            <text:p>63,4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1" office:value-type="float" office:value="74282" calcext:value-type="float">
            <text:p>74,282</text:p>
          </table:table-cell>
          <table:table-cell table:style-name="ce44" office:value-type="float" office:value="189381" calcext:value-type="float">
            <text:p>189,381</text:p>
          </table:table-cell>
          <table:table-cell table:style-name="ce44" office:value-type="float" office:value="94376" calcext:value-type="float">
            <text:p>94,376</text:p>
          </table:table-cell>
          <table:table-cell table:style-name="ce43" office:value-type="float" office:value="95005" calcext:value-type="float">
            <text:p>95,0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1" office:value-type="float" office:value="97251" calcext:value-type="float">
            <text:p>97,251</text:p>
          </table:table-cell>
          <table:table-cell table:style-name="ce44" office:value-type="float" office:value="262852" calcext:value-type="float">
            <text:p>262,852</text:p>
          </table:table-cell>
          <table:table-cell table:style-name="ce44" office:value-type="float" office:value="127301" calcext:value-type="float">
            <text:p>127,301</text:p>
          </table:table-cell>
          <table:table-cell table:style-name="ce43" office:value-type="float" office:value="135551" calcext:value-type="float">
            <text:p>135,5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1" office:value-type="float" office:value="41875" calcext:value-type="float">
            <text:p>41,875</text:p>
          </table:table-cell>
          <table:table-cell table:style-name="ce44" office:value-type="float" office:value="114309" calcext:value-type="float">
            <text:p>114,309</text:p>
          </table:table-cell>
          <table:table-cell table:style-name="ce44" office:value-type="float" office:value="56173" calcext:value-type="float">
            <text:p>56,173</text:p>
          </table:table-cell>
          <table:table-cell table:style-name="ce43" office:value-type="float" office:value="58136" calcext:value-type="float">
            <text:p>58,1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1" office:value-type="float" office:value="97270" calcext:value-type="float">
            <text:p>97,270</text:p>
          </table:table-cell>
          <table:table-cell table:style-name="ce44" office:value-type="float" office:value="271402" calcext:value-type="float">
            <text:p>271,402</text:p>
          </table:table-cell>
          <table:table-cell table:style-name="ce44" office:value-type="float" office:value="130813" calcext:value-type="float">
            <text:p>130,813</text:p>
          </table:table-cell>
          <table:table-cell table:style-name="ce43" office:value-type="float" office:value="140589" calcext:value-type="float">
            <text:p>140,5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1" office:value-type="float" office:value="101078" calcext:value-type="float">
            <text:p>101,078</text:p>
          </table:table-cell>
          <table:table-cell table:style-name="ce44" office:value-type="float" office:value="285085" calcext:value-type="float">
            <text:p>285,085</text:p>
          </table:table-cell>
          <table:table-cell table:style-name="ce44" office:value-type="float" office:value="138409" calcext:value-type="float">
            <text:p>138,409</text:p>
          </table:table-cell>
          <table:table-cell table:style-name="ce43" office:value-type="float" office:value="146676" calcext:value-type="float">
            <text:p>146,67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2" office:value-type="float" office:value="89900" calcext:value-type="float">
            <text:p>89,900</text:p>
          </table:table-cell>
          <table:table-cell table:style-name="ce45" office:value-type="float" office:value="249655" calcext:value-type="float">
            <text:p>249,655</text:p>
          </table:table-cell>
          <table:table-cell table:style-name="ce45" office:value-type="float" office:value="121085" calcext:value-type="float">
            <text:p>121,085</text:p>
          </table:table-cell>
          <table:table-cell table:style-name="ce57" office:value-type="float" office:value="128570" calcext:value-type="float">
            <text:p>128,57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100年2月</text:p>
          </table:table-cell>
          <table:table-cell table:style-name="ce58"/>
          <table:table-cell table:style-name="ce63"/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中市</text:p>
          </table:table-cell>
          <table:table-cell table:style-name="ce51" office:value-type="float" office:value="854346" calcext:value-type="float">
            <text:p>854,346</text:p>
          </table:table-cell>
          <table:table-cell table:style-name="ce48" office:value-type="float" office:value="2649892" calcext:value-type="float">
            <text:p>2,649,892</text:p>
          </table:table-cell>
          <table:table-cell table:style-name="ce65" office:value-type="float" office:value="1319470" calcext:value-type="float">
            <text:p>1,319,470</text:p>
          </table:table-cell>
          <table:table-cell table:style-name="ce43" office:value-type="float" office:value="1330422" calcext:value-type="float">
            <text:p>1,330,422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51" office:value-type="float" office:value="8331" calcext:value-type="float">
            <text:p>8,331</text:p>
          </table:table-cell>
          <table:table-cell table:style-name="ce48" office:value-type="float" office:value="22306" calcext:value-type="float">
            <text:p>22,306</text:p>
          </table:table-cell>
          <table:table-cell table:style-name="ce44" office:value-type="float" office:value="11013" calcext:value-type="float">
            <text:p>11,013</text:p>
          </table:table-cell>
          <table:table-cell table:style-name="ce43" office:value-type="float" office:value="11293" calcext:value-type="float">
            <text:p>11,293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51" office:value-type="float" office:value="25824" calcext:value-type="float">
            <text:p>25,824</text:p>
          </table:table-cell>
          <table:table-cell table:style-name="ce48" office:value-type="float" office:value="73885" calcext:value-type="float">
            <text:p>73,885</text:p>
          </table:table-cell>
          <table:table-cell table:style-name="ce44" office:value-type="float" office:value="37261" calcext:value-type="float">
            <text:p>37,261</text:p>
          </table:table-cell>
          <table:table-cell table:style-name="ce43" office:value-type="float" office:value="36624" calcext:value-type="float">
            <text:p>36,624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51" office:value-type="float" office:value="42162" calcext:value-type="float">
            <text:p>42,162</text:p>
          </table:table-cell>
          <table:table-cell table:style-name="ce48" office:value-type="float" office:value="113725" calcext:value-type="float">
            <text:p>113,725</text:p>
          </table:table-cell>
          <table:table-cell table:style-name="ce44" office:value-type="float" office:value="55131" calcext:value-type="float">
            <text:p>55,131</text:p>
          </table:table-cell>
          <table:table-cell table:style-name="ce43" office:value-type="float" office:value="58594" calcext:value-type="float">
            <text:p>58,594</text:p>
          </table:table-cell>
          <table:table-cell table:number-columns-repeated="101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51" office:value-type="float" office:value="43276" calcext:value-type="float">
            <text:p>43,276</text:p>
          </table:table-cell>
          <table:table-cell table:style-name="ce48" office:value-type="float" office:value="117224" calcext:value-type="float">
            <text:p>117,224</text:p>
          </table:table-cell>
          <table:table-cell table:style-name="ce44" office:value-type="float" office:value="56296" calcext:value-type="float">
            <text:p>56,296</text:p>
          </table:table-cell>
          <table:table-cell table:style-name="ce43" office:value-type="float" office:value="60928" calcext:value-type="float">
            <text:p>60,928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51" office:value-type="float" office:value="55935" calcext:value-type="float">
            <text:p>55,935</text:p>
          </table:table-cell>
          <table:table-cell table:style-name="ce48" office:value-type="float" office:value="147637" calcext:value-type="float">
            <text:p>147,637</text:p>
          </table:table-cell>
          <table:table-cell table:style-name="ce44" office:value-type="float" office:value="71519" calcext:value-type="float">
            <text:p>71,519</text:p>
          </table:table-cell>
          <table:table-cell table:style-name="ce43" office:value-type="float" office:value="76118" calcext:value-type="float">
            <text:p>76,118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51" office:value-type="float" office:value="73254" calcext:value-type="float">
            <text:p>73,254</text:p>
          </table:table-cell>
          <table:table-cell table:style-name="ce48" office:value-type="float" office:value="206871" calcext:value-type="float">
            <text:p>206,871</text:p>
          </table:table-cell>
          <table:table-cell table:style-name="ce44" office:value-type="float" office:value="100273" calcext:value-type="float">
            <text:p>100,273</text:p>
          </table:table-cell>
          <table:table-cell table:style-name="ce43" office:value-type="float" office:value="106598" calcext:value-type="float">
            <text:p>106,598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51" office:value-type="float" office:value="53376" calcext:value-type="float">
            <text:p>53,376</text:p>
          </table:table-cell>
          <table:table-cell table:style-name="ce48" office:value-type="float" office:value="153997" calcext:value-type="float">
            <text:p>153,997</text:p>
          </table:table-cell>
          <table:table-cell table:style-name="ce44" office:value-type="float" office:value="74358" calcext:value-type="float">
            <text:p>74,358</text:p>
          </table:table-cell>
          <table:table-cell table:style-name="ce43" office:value-type="float" office:value="79639" calcext:value-type="float">
            <text:p>79,639</text:p>
          </table:table-cell>
          <table:table-cell table:number-columns-repeated="101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51" office:value-type="float" office:value="83929" calcext:value-type="float">
            <text:p>83,929</text:p>
          </table:table-cell>
          <table:table-cell table:style-name="ce48" office:value-type="float" office:value="247320" calcext:value-type="float">
            <text:p>247,320</text:p>
          </table:table-cell>
          <table:table-cell table:style-name="ce44" office:value-type="float" office:value="120164" calcext:value-type="float">
            <text:p>120,164</text:p>
          </table:table-cell>
          <table:table-cell table:style-name="ce43" office:value-type="float" office:value="127156" calcext:value-type="float">
            <text:p>127,156</text:p>
          </table:table-cell>
          <table:table-cell table:number-columns-repeated="101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51" office:value-type="float" office:value="49839" calcext:value-type="float">
            <text:p>49,839</text:p>
          </table:table-cell>
          <table:table-cell table:style-name="ce48" office:value-type="float" office:value="165384" calcext:value-type="float">
            <text:p>165,384</text:p>
          </table:table-cell>
          <table:table-cell table:style-name="ce44" office:value-type="float" office:value="82085" calcext:value-type="float">
            <text:p>82,085</text:p>
          </table:table-cell>
          <table:table-cell table:style-name="ce43" office:value-type="float" office:value="83299" calcext:value-type="float">
            <text:p>83,2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1" office:value-type="float" office:value="16970" calcext:value-type="float">
            <text:p>16,970</text:p>
          </table:table-cell>
          <table:table-cell table:style-name="ce48" office:value-type="float" office:value="53161" calcext:value-type="float">
            <text:p>53,161</text:p>
          </table:table-cell>
          <table:table-cell table:style-name="ce44" office:value-type="float" office:value="27574" calcext:value-type="float">
            <text:p>27,574</text:p>
          </table:table-cell>
          <table:table-cell table:style-name="ce43" office:value-type="float" office:value="25587" calcext:value-type="float">
            <text:p>25,5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1" office:value-type="float" office:value="21660" calcext:value-type="float">
            <text:p>21,660</text:p>
          </table:table-cell>
          <table:table-cell table:style-name="ce48" office:value-type="float" office:value="78341" calcext:value-type="float">
            <text:p>78,341</text:p>
          </table:table-cell>
          <table:table-cell table:style-name="ce44" office:value-type="float" office:value="39725" calcext:value-type="float">
            <text:p>39,725</text:p>
          </table:table-cell>
          <table:table-cell table:style-name="ce43" office:value-type="float" office:value="38616" calcext:value-type="float">
            <text:p>38,6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1" office:value-type="float" office:value="25028" calcext:value-type="float">
            <text:p>25,028</text:p>
          </table:table-cell>
          <table:table-cell table:style-name="ce48" office:value-type="float" office:value="85711" calcext:value-type="float">
            <text:p>85,711</text:p>
          </table:table-cell>
          <table:table-cell table:style-name="ce44" office:value-type="float" office:value="44255" calcext:value-type="float">
            <text:p>44,255</text:p>
          </table:table-cell>
          <table:table-cell table:style-name="ce43" office:value-type="float" office:value="41456" calcext:value-type="float">
            <text:p>41,4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1" office:value-type="float" office:value="23889" calcext:value-type="float">
            <text:p>23,889</text:p>
          </table:table-cell>
          <table:table-cell table:style-name="ce48" office:value-type="float" office:value="81778" calcext:value-type="float">
            <text:p>81,778</text:p>
          </table:table-cell>
          <table:table-cell table:style-name="ce44" office:value-type="float" office:value="41608" calcext:value-type="float">
            <text:p>41,608</text:p>
          </table:table-cell>
          <table:table-cell table:style-name="ce43" office:value-type="float" office:value="40170" calcext:value-type="float">
            <text:p>40,1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1" office:value-type="float" office:value="15989" calcext:value-type="float">
            <text:p>15,989</text:p>
          </table:table-cell>
          <table:table-cell table:style-name="ce48" office:value-type="float" office:value="55211" calcext:value-type="float">
            <text:p>55,211</text:p>
          </table:table-cell>
          <table:table-cell table:style-name="ce44" office:value-type="float" office:value="28022" calcext:value-type="float">
            <text:p>28,022</text:p>
          </table:table-cell>
          <table:table-cell table:style-name="ce43" office:value-type="float" office:value="27189" calcext:value-type="float">
            <text:p>27,1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1" office:value-type="float" office:value="14827" calcext:value-type="float">
            <text:p>14,827</text:p>
          </table:table-cell>
          <table:table-cell table:style-name="ce48" office:value-type="float" office:value="54196" calcext:value-type="float">
            <text:p>54,196</text:p>
          </table:table-cell>
          <table:table-cell table:style-name="ce44" office:value-type="float" office:value="27827" calcext:value-type="float">
            <text:p>27,827</text:p>
          </table:table-cell>
          <table:table-cell table:style-name="ce43" office:value-type="float" office:value="26369" calcext:value-type="float">
            <text:p>26,3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1" office:value-type="float" office:value="17708" calcext:value-type="float">
            <text:p>17,708</text:p>
          </table:table-cell>
          <table:table-cell table:style-name="ce48" office:value-type="float" office:value="63779" calcext:value-type="float">
            <text:p>63,779</text:p>
          </table:table-cell>
          <table:table-cell table:style-name="ce44" office:value-type="float" office:value="32803" calcext:value-type="float">
            <text:p>32,803</text:p>
          </table:table-cell>
          <table:table-cell table:style-name="ce43" office:value-type="float" office:value="30976" calcext:value-type="float">
            <text:p>30,9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1" office:value-type="float" office:value="32566" calcext:value-type="float">
            <text:p>32,566</text:p>
          </table:table-cell>
          <table:table-cell table:style-name="ce48" office:value-type="float" office:value="100688" calcext:value-type="float">
            <text:p>100,688</text:p>
          </table:table-cell>
          <table:table-cell table:style-name="ce44" office:value-type="float" office:value="50195" calcext:value-type="float">
            <text:p>50,195</text:p>
          </table:table-cell>
          <table:table-cell table:style-name="ce43" office:value-type="float" office:value="50493" calcext:value-type="float">
            <text:p>50,4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1" office:value-type="float" office:value="26387" calcext:value-type="float">
            <text:p>26,387</text:p>
          </table:table-cell>
          <table:table-cell table:style-name="ce48" office:value-type="float" office:value="89949" calcext:value-type="float">
            <text:p>89,949</text:p>
          </table:table-cell>
          <table:table-cell table:style-name="ce44" office:value-type="float" office:value="45340" calcext:value-type="float">
            <text:p>45,340</text:p>
          </table:table-cell>
          <table:table-cell table:style-name="ce43" office:value-type="float" office:value="44609" calcext:value-type="float">
            <text:p>44,6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1" office:value-type="float" office:value="7363" calcext:value-type="float">
            <text:p>7,363</text:p>
          </table:table-cell>
          <table:table-cell table:style-name="ce48" office:value-type="float" office:value="25628" calcext:value-type="float">
            <text:p>25,628</text:p>
          </table:table-cell>
          <table:table-cell table:style-name="ce44" office:value-type="float" office:value="13414" calcext:value-type="float">
            <text:p>13,414</text:p>
          </table:table-cell>
          <table:table-cell table:style-name="ce43" office:value-type="float" office:value="12214" calcext:value-type="float">
            <text:p>12,2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1" office:value-type="float" office:value="4857" calcext:value-type="float">
            <text:p>4,857</text:p>
          </table:table-cell>
          <table:table-cell table:style-name="ce48" office:value-type="float" office:value="15950" calcext:value-type="float">
            <text:p>15,950</text:p>
          </table:table-cell>
          <table:table-cell table:style-name="ce44" office:value-type="float" office:value="8310" calcext:value-type="float">
            <text:p>8,310</text:p>
          </table:table-cell>
          <table:table-cell table:style-name="ce43" office:value-type="float" office:value="7640" calcext:value-type="float">
            <text:p>7,6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1" office:value-type="float" office:value="8860" calcext:value-type="float">
            <text:p>8,860</text:p>
          </table:table-cell>
          <table:table-cell table:style-name="ce48" office:value-type="float" office:value="32028" calcext:value-type="float">
            <text:p>32,028</text:p>
          </table:table-cell>
          <table:table-cell table:style-name="ce44" office:value-type="float" office:value="16497" calcext:value-type="float">
            <text:p>16,497</text:p>
          </table:table-cell>
          <table:table-cell table:style-name="ce43" office:value-type="float" office:value="15531" calcext:value-type="float">
            <text:p>15,5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1" office:value-type="float" office:value="5267" calcext:value-type="float">
            <text:p>5,267</text:p>
          </table:table-cell>
          <table:table-cell table:style-name="ce48" office:value-type="float" office:value="20251" calcext:value-type="float">
            <text:p>20,251</text:p>
          </table:table-cell>
          <table:table-cell table:style-name="ce44" office:value-type="float" office:value="10636" calcext:value-type="float">
            <text:p>10,636</text:p>
          </table:table-cell>
          <table:table-cell table:style-name="ce43" office:value-type="float" office:value="9615" calcext:value-type="float">
            <text:p>9,6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1" office:value-type="float" office:value="20578" calcext:value-type="float">
            <text:p>20,578</text:p>
          </table:table-cell>
          <table:table-cell table:style-name="ce48" office:value-type="float" office:value="68741" calcext:value-type="float">
            <text:p>68,741</text:p>
          </table:table-cell>
          <table:table-cell table:style-name="ce44" office:value-type="float" office:value="34797" calcext:value-type="float">
            <text:p>34,797</text:p>
          </table:table-cell>
          <table:table-cell table:style-name="ce43" office:value-type="float" office:value="33944" calcext:value-type="float">
            <text:p>33,9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1" office:value-type="float" office:value="15872" calcext:value-type="float">
            <text:p>15,872</text:p>
          </table:table-cell>
          <table:table-cell table:style-name="ce48" office:value-type="float" office:value="55734" calcext:value-type="float">
            <text:p>55,734</text:p>
          </table:table-cell>
          <table:table-cell table:style-name="ce44" office:value-type="float" office:value="28594" calcext:value-type="float">
            <text:p>28,594</text:p>
          </table:table-cell>
          <table:table-cell table:style-name="ce43" office:value-type="float" office:value="27140" calcext:value-type="float">
            <text:p>27,1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1" office:value-type="float" office:value="20724" calcext:value-type="float">
            <text:p>20,724</text:p>
          </table:table-cell>
          <table:table-cell table:style-name="ce48" office:value-type="float" office:value="74382" calcext:value-type="float">
            <text:p>74,382</text:p>
          </table:table-cell>
          <table:table-cell table:style-name="ce44" office:value-type="float" office:value="37844" calcext:value-type="float">
            <text:p>37,844</text:p>
          </table:table-cell>
          <table:table-cell table:style-name="ce43" office:value-type="float" office:value="36538" calcext:value-type="float">
            <text:p>36,5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1" office:value-type="float" office:value="18765" calcext:value-type="float">
            <text:p>18,765</text:p>
          </table:table-cell>
          <table:table-cell table:style-name="ce48" office:value-type="float" office:value="63977" calcext:value-type="float">
            <text:p>63,977</text:p>
          </table:table-cell>
          <table:table-cell table:style-name="ce44" office:value-type="float" office:value="32893" calcext:value-type="float">
            <text:p>32,893</text:p>
          </table:table-cell>
          <table:table-cell table:style-name="ce43" office:value-type="float" office:value="31084" calcext:value-type="float">
            <text:p>31,0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1" office:value-type="float" office:value="54830" calcext:value-type="float">
            <text:p>54,830</text:p>
          </table:table-cell>
          <table:table-cell table:style-name="ce48" office:value-type="float" office:value="173187" calcext:value-type="float">
            <text:p>173,187</text:p>
          </table:table-cell>
          <table:table-cell table:style-name="ce44" office:value-type="float" office:value="86873" calcext:value-type="float">
            <text:p>86,873</text:p>
          </table:table-cell>
          <table:table-cell table:style-name="ce43" office:value-type="float" office:value="86314" calcext:value-type="float">
            <text:p>86,3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1" office:value-type="float" office:value="61854" calcext:value-type="float">
            <text:p>61,854</text:p>
          </table:table-cell>
          <table:table-cell table:style-name="ce48" office:value-type="float" office:value="198143" calcext:value-type="float">
            <text:p>198,143</text:p>
          </table:table-cell>
          <table:table-cell table:style-name="ce44" office:value-type="float" office:value="98346" calcext:value-type="float">
            <text:p>98,346</text:p>
          </table:table-cell>
          <table:table-cell table:style-name="ce43" office:value-type="float" office:value="99797" calcext:value-type="float">
            <text:p>99,797</text:p>
          </table:table-cell>
          <table:table-cell table:number-columns-repeated="1019"/>
        </table:table-row>
        <table:table-row table:style-name="ro4">
          <table:table-cell table:style-name="ce62" office:value-type="string" calcext:value-type="string">
            <text:p>和平區</text:p>
          </table:table-cell>
          <table:table-cell table:style-name="ce52" office:value-type="float" office:value="4426" calcext:value-type="float">
            <text:p>4,426</text:p>
          </table:table-cell>
          <table:table-cell table:style-name="ce49" office:value-type="float" office:value="10708" calcext:value-type="float">
            <text:p>10,708</text:p>
          </table:table-cell>
          <table:table-cell table:style-name="ce45" office:value-type="float" office:value="5817" calcext:value-type="float">
            <text:p>5,817</text:p>
          </table:table-cell>
          <table:table-cell table:style-name="ce57" office:value-type="float" office:value="4891" calcext:value-type="float">
            <text:p>4,891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3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臺南市</text:p>
          </table:table-cell>
          <table:table-cell table:style-name="ce38" office:value-type="float" office:value="640980" calcext:value-type="float">
            <text:p>640,980</text:p>
          </table:table-cell>
          <table:table-cell table:style-name="ce43" office:value-type="float" office:value="1873176" calcext:value-type="float">
            <text:p>1,873,176</text:p>
          </table:table-cell>
          <table:table-cell table:style-name="ce65" office:value-type="float" office:value="943486" calcext:value-type="float">
            <text:p>943,486</text:p>
          </table:table-cell>
          <table:table-cell table:style-name="ce43" office:value-type="float" office:value="929690" calcext:value-type="float">
            <text:p>929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1" office:value-type="float" office:value="27253" calcext:value-type="float">
            <text:p>27,253</text:p>
          </table:table-cell>
          <table:table-cell table:style-name="ce48" office:value-type="float" office:value="78253" calcext:value-type="float">
            <text:p>78,253</text:p>
          </table:table-cell>
          <table:table-cell table:style-name="ce44" office:value-type="float" office:value="39059" calcext:value-type="float">
            <text:p>39,059</text:p>
          </table:table-cell>
          <table:table-cell table:style-name="ce43" office:value-type="float" office:value="39194" calcext:value-type="float">
            <text:p>39,1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1" office:value-type="float" office:value="9951" calcext:value-type="float">
            <text:p>9,951</text:p>
          </table:table-cell>
          <table:table-cell table:style-name="ce48" office:value-type="float" office:value="27089" calcext:value-type="float">
            <text:p>27,089</text:p>
          </table:table-cell>
          <table:table-cell table:style-name="ce44" office:value-type="float" office:value="14116" calcext:value-type="float">
            <text:p>14,116</text:p>
          </table:table-cell>
          <table:table-cell table:style-name="ce43" office:value-type="float" office:value="12973" calcext:value-type="float">
            <text:p>12,9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1" office:value-type="float" office:value="10956" calcext:value-type="float">
            <text:p>10,956</text:p>
          </table:table-cell>
          <table:table-cell table:style-name="ce48" office:value-type="float" office:value="31275" calcext:value-type="float">
            <text:p>31,275</text:p>
          </table:table-cell>
          <table:table-cell table:style-name="ce44" office:value-type="float" office:value="16395" calcext:value-type="float">
            <text:p>16,395</text:p>
          </table:table-cell>
          <table:table-cell table:style-name="ce43" office:value-type="float" office:value="14880" calcext:value-type="float">
            <text:p>14,8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1" office:value-type="float" office:value="7795" calcext:value-type="float">
            <text:p>7,795</text:p>
          </table:table-cell>
          <table:table-cell table:style-name="ce48" office:value-type="float" office:value="22611" calcext:value-type="float">
            <text:p>22,611</text:p>
          </table:table-cell>
          <table:table-cell table:style-name="ce44" office:value-type="float" office:value="11826" calcext:value-type="float">
            <text:p>11,826</text:p>
          </table:table-cell>
          <table:table-cell table:style-name="ce43" office:value-type="float" office:value="10785" calcext:value-type="float">
            <text:p>10,7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1" office:value-type="float" office:value="8811" calcext:value-type="float">
            <text:p>8,811</text:p>
          </table:table-cell>
          <table:table-cell table:style-name="ce48" office:value-type="float" office:value="25814" calcext:value-type="float">
            <text:p>25,814</text:p>
          </table:table-cell>
          <table:table-cell table:style-name="ce44" office:value-type="float" office:value="13465" calcext:value-type="float">
            <text:p>13,465</text:p>
          </table:table-cell>
          <table:table-cell table:style-name="ce43" office:value-type="float" office:value="12349" calcext:value-type="float">
            <text:p>12,3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1" office:value-type="float" office:value="8213" calcext:value-type="float">
            <text:p>8,213</text:p>
          </table:table-cell>
          <table:table-cell table:style-name="ce48" office:value-type="float" office:value="23017" calcext:value-type="float">
            <text:p>23,017</text:p>
          </table:table-cell>
          <table:table-cell table:style-name="ce44" office:value-type="float" office:value="12236" calcext:value-type="float">
            <text:p>12,236</text:p>
          </table:table-cell>
          <table:table-cell table:style-name="ce43" office:value-type="float" office:value="10781" calcext:value-type="float">
            <text:p>10,7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1" office:value-type="float" office:value="15075" calcext:value-type="float">
            <text:p>15,075</text:p>
          </table:table-cell>
          <table:table-cell table:style-name="ce48" office:value-type="float" office:value="45763" calcext:value-type="float">
            <text:p>45,763</text:p>
          </table:table-cell>
          <table:table-cell table:style-name="ce44" office:value-type="float" office:value="23387" calcext:value-type="float">
            <text:p>23,387</text:p>
          </table:table-cell>
          <table:table-cell table:style-name="ce43" office:value-type="float" office:value="22376" calcext:value-type="float">
            <text:p>22,3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1" office:value-type="float" office:value="9102" calcext:value-type="float">
            <text:p>9,102</text:p>
          </table:table-cell>
          <table:table-cell table:style-name="ce48" office:value-type="float" office:value="26030" calcext:value-type="float">
            <text:p>26,030</text:p>
          </table:table-cell>
          <table:table-cell table:style-name="ce44" office:value-type="float" office:value="13485" calcext:value-type="float">
            <text:p>13,485</text:p>
          </table:table-cell>
          <table:table-cell table:style-name="ce43" office:value-type="float" office:value="12545" calcext:value-type="float">
            <text:p>12,5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1" office:value-type="float" office:value="7643" calcext:value-type="float">
            <text:p>7,643</text:p>
          </table:table-cell>
          <table:table-cell table:style-name="ce48" office:value-type="float" office:value="23643" calcext:value-type="float">
            <text:p>23,643</text:p>
          </table:table-cell>
          <table:table-cell table:style-name="ce44" office:value-type="float" office:value="12290" calcext:value-type="float">
            <text:p>12,290</text:p>
          </table:table-cell>
          <table:table-cell table:style-name="ce43" office:value-type="float" office:value="11353" calcext:value-type="float">
            <text:p>11,3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1" office:value-type="float" office:value="7606" calcext:value-type="float">
            <text:p>7,606</text:p>
          </table:table-cell>
          <table:table-cell table:style-name="ce48" office:value-type="float" office:value="22180" calcext:value-type="float">
            <text:p>22,180</text:p>
          </table:table-cell>
          <table:table-cell table:style-name="ce44" office:value-type="float" office:value="11352" calcext:value-type="float">
            <text:p>11,352</text:p>
          </table:table-cell>
          <table:table-cell table:style-name="ce43" office:value-type="float" office:value="10828" calcext:value-type="float">
            <text:p>10,8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1" office:value-type="float" office:value="4064" calcext:value-type="float">
            <text:p>4,064</text:p>
          </table:table-cell>
          <table:table-cell table:style-name="ce48" office:value-type="float" office:value="10849" calcext:value-type="float">
            <text:p>10,849</text:p>
          </table:table-cell>
          <table:table-cell table:style-name="ce44" office:value-type="float" office:value="5780" calcext:value-type="float">
            <text:p>5,780</text:p>
          </table:table-cell>
          <table:table-cell table:style-name="ce43" office:value-type="float" office:value="5069" calcext:value-type="float">
            <text:p>5,0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1" office:value-type="float" office:value="19373" calcext:value-type="float">
            <text:p>19,373</text:p>
          </table:table-cell>
          <table:table-cell table:style-name="ce48" office:value-type="float" office:value="59288" calcext:value-type="float">
            <text:p>59,288</text:p>
          </table:table-cell>
          <table:table-cell table:style-name="ce44" office:value-type="float" office:value="29518" calcext:value-type="float">
            <text:p>29,518</text:p>
          </table:table-cell>
          <table:table-cell table:style-name="ce43" office:value-type="float" office:value="29770" calcext:value-type="float">
            <text:p>29,7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1" office:value-type="float" office:value="9561" calcext:value-type="float">
            <text:p>9,561</text:p>
          </table:table-cell>
          <table:table-cell table:style-name="ce48" office:value-type="float" office:value="27776" calcext:value-type="float">
            <text:p>27,776</text:p>
          </table:table-cell>
          <table:table-cell table:style-name="ce44" office:value-type="float" office:value="14200" calcext:value-type="float">
            <text:p>14,200</text:p>
          </table:table-cell>
          <table:table-cell table:style-name="ce43" office:value-type="float" office:value="13576" calcext:value-type="float">
            <text:p>13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1" office:value-type="float" office:value="7815" calcext:value-type="float">
            <text:p>7,815</text:p>
          </table:table-cell>
          <table:table-cell table:style-name="ce48" office:value-type="float" office:value="25144" calcext:value-type="float">
            <text:p>25,144</text:p>
          </table:table-cell>
          <table:table-cell table:style-name="ce44" office:value-type="float" office:value="12813" calcext:value-type="float">
            <text:p>12,813</text:p>
          </table:table-cell>
          <table:table-cell table:style-name="ce43" office:value-type="float" office:value="12331" calcext:value-type="float">
            <text:p>12,3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1" office:value-type="float" office:value="8019" calcext:value-type="float">
            <text:p>8,019</text:p>
          </table:table-cell>
          <table:table-cell table:style-name="ce48" office:value-type="float" office:value="24789" calcext:value-type="float">
            <text:p>24,789</text:p>
          </table:table-cell>
          <table:table-cell table:style-name="ce44" office:value-type="float" office:value="12957" calcext:value-type="float">
            <text:p>12,957</text:p>
          </table:table-cell>
          <table:table-cell table:style-name="ce43" office:value-type="float" office:value="11832" calcext:value-type="float">
            <text:p>11,8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1" office:value-type="float" office:value="7432" calcext:value-type="float">
            <text:p>7,432</text:p>
          </table:table-cell>
          <table:table-cell table:style-name="ce48" office:value-type="float" office:value="21499" calcext:value-type="float">
            <text:p>21,499</text:p>
          </table:table-cell>
          <table:table-cell table:style-name="ce44" office:value-type="float" office:value="10935" calcext:value-type="float">
            <text:p>10,935</text:p>
          </table:table-cell>
          <table:table-cell table:style-name="ce43" office:value-type="float" office:value="10564" calcext:value-type="float">
            <text:p>10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1" office:value-type="float" office:value="4380" calcext:value-type="float">
            <text:p>4,380</text:p>
          </table:table-cell>
          <table:table-cell table:style-name="ce48" office:value-type="float" office:value="12413" calcext:value-type="float">
            <text:p>12,413</text:p>
          </table:table-cell>
          <table:table-cell table:style-name="ce44" office:value-type="float" office:value="6335" calcext:value-type="float">
            <text:p>6,335</text:p>
          </table:table-cell>
          <table:table-cell table:style-name="ce43" office:value-type="float" office:value="6078" calcext:value-type="float">
            <text:p>6,0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1" office:value-type="float" office:value="13688" calcext:value-type="float">
            <text:p>13,688</text:p>
          </table:table-cell>
          <table:table-cell table:style-name="ce48" office:value-type="float" office:value="44069" calcext:value-type="float">
            <text:p>44,069</text:p>
          </table:table-cell>
          <table:table-cell table:style-name="ce44" office:value-type="float" office:value="22574" calcext:value-type="float">
            <text:p>22,574</text:p>
          </table:table-cell>
          <table:table-cell table:style-name="ce43" office:value-type="float" office:value="21495" calcext:value-type="float">
            <text:p>21,4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1" office:value-type="float" office:value="14602" calcext:value-type="float">
            <text:p>14,602</text:p>
          </table:table-cell>
          <table:table-cell table:style-name="ce48" office:value-type="float" office:value="43517" calcext:value-type="float">
            <text:p>43,517</text:p>
          </table:table-cell>
          <table:table-cell table:style-name="ce44" office:value-type="float" office:value="22019" calcext:value-type="float">
            <text:p>22,019</text:p>
          </table:table-cell>
          <table:table-cell table:style-name="ce43" office:value-type="float" office:value="21498" calcext:value-type="float">
            <text:p>21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1" office:value-type="float" office:value="10754" calcext:value-type="float">
            <text:p>10,754</text:p>
          </table:table-cell>
          <table:table-cell table:style-name="ce48" office:value-type="float" office:value="34698" calcext:value-type="float">
            <text:p>34,698</text:p>
          </table:table-cell>
          <table:table-cell table:style-name="ce44" office:value-type="float" office:value="17450" calcext:value-type="float">
            <text:p>17,450</text:p>
          </table:table-cell>
          <table:table-cell table:style-name="ce43" office:value-type="float" office:value="17248" calcext:value-type="float">
            <text:p>17,2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1" office:value-type="float" office:value="9324" calcext:value-type="float">
            <text:p>9,324</text:p>
          </table:table-cell>
          <table:table-cell table:style-name="ce48" office:value-type="float" office:value="30165" calcext:value-type="float">
            <text:p>30,165</text:p>
          </table:table-cell>
          <table:table-cell table:style-name="ce44" office:value-type="float" office:value="15645" calcext:value-type="float">
            <text:p>15,645</text:p>
          </table:table-cell>
          <table:table-cell table:style-name="ce43" office:value-type="float" office:value="14520" calcext:value-type="float">
            <text:p>14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1" office:value-type="float" office:value="2711" calcext:value-type="float">
            <text:p>2,711</text:p>
          </table:table-cell>
          <table:table-cell table:style-name="ce48" office:value-type="float" office:value="7831" calcext:value-type="float">
            <text:p>7,831</text:p>
          </table:table-cell>
          <table:table-cell table:style-name="ce44" office:value-type="float" office:value="4123" calcext:value-type="float">
            <text:p>4,123</text:p>
          </table:table-cell>
          <table:table-cell table:style-name="ce43" office:value-type="float" office:value="3708" calcext:value-type="float">
            <text:p>3,7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1" office:value-type="float" office:value="5085" calcext:value-type="float">
            <text:p>5,085</text:p>
          </table:table-cell>
          <table:table-cell table:style-name="ce48" office:value-type="float" office:value="15377" calcext:value-type="float">
            <text:p>15,377</text:p>
          </table:table-cell>
          <table:table-cell table:style-name="ce44" office:value-type="float" office:value="7977" calcext:value-type="float">
            <text:p>7,977</text:p>
          </table:table-cell>
          <table:table-cell table:style-name="ce43" office:value-type="float" office:value="7400" calcext:value-type="float">
            <text:p>7,4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1" office:value-type="float" office:value="3570" calcext:value-type="float">
            <text:p>3,570</text:p>
          </table:table-cell>
          <table:table-cell table:style-name="ce48" office:value-type="float" office:value="10609" calcext:value-type="float">
            <text:p>10,609</text:p>
          </table:table-cell>
          <table:table-cell table:style-name="ce44" office:value-type="float" office:value="5617" calcext:value-type="float">
            <text:p>5,617</text:p>
          </table:table-cell>
          <table:table-cell table:style-name="ce43" office:value-type="float" office:value="4992" calcext:value-type="float">
            <text:p>4,9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1" office:value-type="float" office:value="2823" calcext:value-type="float">
            <text:p>2,823</text:p>
          </table:table-cell>
          <table:table-cell table:style-name="ce48" office:value-type="float" office:value="8892" calcext:value-type="float">
            <text:p>8,892</text:p>
          </table:table-cell>
          <table:table-cell table:style-name="ce44" office:value-type="float" office:value="4865" calcext:value-type="float">
            <text:p>4,865</text:p>
          </table:table-cell>
          <table:table-cell table:style-name="ce43" office:value-type="float" office:value="4027" calcext:value-type="float">
            <text:p>4,0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1" office:value-type="float" office:value="1977" calcext:value-type="float">
            <text:p>1,977</text:p>
          </table:table-cell>
          <table:table-cell table:style-name="ce48" office:value-type="float" office:value="5476" calcext:value-type="float">
            <text:p>5,476</text:p>
          </table:table-cell>
          <table:table-cell table:style-name="ce44" office:value-type="float" office:value="3039" calcext:value-type="float">
            <text:p>3,039</text:p>
          </table:table-cell>
          <table:table-cell table:style-name="ce43" office:value-type="float" office:value="2437" calcext:value-type="float">
            <text:p>2,4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1" office:value-type="float" office:value="24763" calcext:value-type="float">
            <text:p>24,763</text:p>
          </table:table-cell>
          <table:table-cell table:style-name="ce48" office:value-type="float" office:value="69407" calcext:value-type="float">
            <text:p>69,407</text:p>
          </table:table-cell>
          <table:table-cell table:style-name="ce44" office:value-type="float" office:value="35644" calcext:value-type="float">
            <text:p>35,644</text:p>
          </table:table-cell>
          <table:table-cell table:style-name="ce43" office:value-type="float" office:value="33763" calcext:value-type="float">
            <text:p>33,7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1" office:value-type="float" office:value="20543" calcext:value-type="float">
            <text:p>20,543</text:p>
          </table:table-cell>
          <table:table-cell table:style-name="ce48" office:value-type="float" office:value="65836" calcext:value-type="float">
            <text:p>65,836</text:p>
          </table:table-cell>
          <table:table-cell table:style-name="ce44" office:value-type="float" office:value="33610" calcext:value-type="float">
            <text:p>33,610</text:p>
          </table:table-cell>
          <table:table-cell table:style-name="ce43" office:value-type="float" office:value="32226" calcext:value-type="float">
            <text:p>32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1" office:value-type="float" office:value="10716" calcext:value-type="float">
            <text:p>10,716</text:p>
          </table:table-cell>
          <table:table-cell table:style-name="ce48" office:value-type="float" office:value="35922" calcext:value-type="float">
            <text:p>35,922</text:p>
          </table:table-cell>
          <table:table-cell table:style-name="ce44" office:value-type="float" office:value="18644" calcext:value-type="float">
            <text:p>18,644</text:p>
          </table:table-cell>
          <table:table-cell table:style-name="ce43" office:value-type="float" office:value="17278" calcext:value-type="float">
            <text:p>17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1" office:value-type="float" office:value="1601" calcext:value-type="float">
            <text:p>1,601</text:p>
          </table:table-cell>
          <table:table-cell table:style-name="ce48" office:value-type="float" office:value="4399" calcext:value-type="float">
            <text:p>4,399</text:p>
          </table:table-cell>
          <table:table-cell table:style-name="ce44" office:value-type="float" office:value="2374" calcext:value-type="float">
            <text:p>2,374</text:p>
          </table:table-cell>
          <table:table-cell table:style-name="ce43" office:value-type="float" office:value="2025" calcext:value-type="float">
            <text:p>2,0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1" office:value-type="float" office:value="75164" calcext:value-type="float">
            <text:p>75,164</text:p>
          </table:table-cell>
          <table:table-cell table:style-name="ce48" office:value-type="float" office:value="217194" calcext:value-type="float">
            <text:p>217,194</text:p>
          </table:table-cell>
          <table:table-cell table:style-name="ce44" office:value-type="float" office:value="107949" calcext:value-type="float">
            <text:p>107,949</text:p>
          </table:table-cell>
          <table:table-cell table:style-name="ce43" office:value-type="float" office:value="109245" calcext:value-type="float">
            <text:p>109,2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70942" calcext:value-type="float">
            <text:p>70,942</text:p>
          </table:table-cell>
          <table:table-cell table:style-name="ce48" office:value-type="float" office:value="194212" calcext:value-type="float">
            <text:p>194,212</text:p>
          </table:table-cell>
          <table:table-cell table:style-name="ce44" office:value-type="float" office:value="93956" calcext:value-type="float">
            <text:p>93,956</text:p>
          </table:table-cell>
          <table:table-cell table:style-name="ce43" office:value-type="float" office:value="100256" calcext:value-type="float">
            <text:p>100,2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1" office:value-type="float" office:value="43358" calcext:value-type="float">
            <text:p>43,358</text:p>
          </table:table-cell>
          <table:table-cell table:style-name="ce48" office:value-type="float" office:value="126055" calcext:value-type="float">
            <text:p>126,055</text:p>
          </table:table-cell>
          <table:table-cell table:style-name="ce44" office:value-type="float" office:value="63225" calcext:value-type="float">
            <text:p>63,225</text:p>
          </table:table-cell>
          <table:table-cell table:style-name="ce43" office:value-type="float" office:value="62830" calcext:value-type="float">
            <text:p>62,8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48233" calcext:value-type="float">
            <text:p>48,233</text:p>
          </table:table-cell>
          <table:table-cell table:style-name="ce48" office:value-type="float" office:value="131856" calcext:value-type="float">
            <text:p>131,856</text:p>
          </table:table-cell>
          <table:table-cell table:style-name="ce44" office:value-type="float" office:value="65035" calcext:value-type="float">
            <text:p>65,035</text:p>
          </table:table-cell>
          <table:table-cell table:style-name="ce43" office:value-type="float" office:value="66821" calcext:value-type="float">
            <text:p>66,8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1" office:value-type="float" office:value="54650" calcext:value-type="float">
            <text:p>54,650</text:p>
          </table:table-cell>
          <table:table-cell table:style-name="ce48" office:value-type="float" office:value="178288" calcext:value-type="float">
            <text:p>178,288</text:p>
          </table:table-cell>
          <table:table-cell table:style-name="ce44" office:value-type="float" office:value="90644" calcext:value-type="float">
            <text:p>90,644</text:p>
          </table:table-cell>
          <table:table-cell table:style-name="ce43" office:value-type="float" office:value="87644" calcext:value-type="float">
            <text:p>87,6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1" office:value-type="float" office:value="23188" calcext:value-type="float">
            <text:p>23,188</text:p>
          </table:table-cell>
          <table:table-cell table:style-name="ce48" office:value-type="float" office:value="62574" calcext:value-type="float">
            <text:p>62,574</text:p>
          </table:table-cell>
          <table:table-cell table:style-name="ce44" office:value-type="float" office:value="29964" calcext:value-type="float">
            <text:p>29,964</text:p>
          </table:table-cell>
          <table:table-cell table:style-name="ce43" office:value-type="float" office:value="32610" calcext:value-type="float">
            <text:p>32,610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2" office:value-type="float" office:value="30239" calcext:value-type="float">
            <text:p>30,239</text:p>
          </table:table-cell>
          <table:table-cell table:style-name="ce49" office:value-type="float" office:value="79366" calcext:value-type="float">
            <text:p>79,366</text:p>
          </table:table-cell>
          <table:table-cell table:style-name="ce45" office:value-type="float" office:value="38983" calcext:value-type="float">
            <text:p>38,983</text:p>
          </table:table-cell>
          <table:table-cell table:style-name="ce57" office:value-type="float" office:value="40383" calcext:value-type="float">
            <text:p>40,383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高雄市</text:p>
          </table:table-cell>
          <table:table-cell table:style-name="ce51" office:value-type="float" office:value="1023848" calcext:value-type="float">
            <text:p>1,023,848</text:p>
          </table:table-cell>
          <table:table-cell table:style-name="ce65" office:value-type="float" office:value="2772929" calcext:value-type="float">
            <text:p>2,772,929</text:p>
          </table:table-cell>
          <table:table-cell table:style-name="ce67" office:value-type="float" office:value="1390167" calcext:value-type="float">
            <text:p>1,390,167</text:p>
          </table:table-cell>
          <table:table-cell table:style-name="ce43" office:value-type="float" office:value="1382762" calcext:value-type="float">
            <text:p>1,382,7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1" office:value-type="float" office:value="11155" calcext:value-type="float">
            <text:p>11,155</text:p>
          </table:table-cell>
          <table:table-cell table:style-name="ce44" office:value-type="float" office:value="27353" calcext:value-type="float">
            <text:p>27,353</text:p>
          </table:table-cell>
          <table:table-cell table:style-name="ce68" office:value-type="float" office:value="13715" calcext:value-type="float">
            <text:p>13,715</text:p>
          </table:table-cell>
          <table:table-cell table:style-name="ce43" office:value-type="float" office:value="13638" calcext:value-type="float">
            <text:p>13,6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1" office:value-type="float" office:value="52314" calcext:value-type="float">
            <text:p>52,314</text:p>
          </table:table-cell>
          <table:table-cell table:style-name="ce44" office:value-type="float" office:value="131686" calcext:value-type="float">
            <text:p>131,686</text:p>
          </table:table-cell>
          <table:table-cell table:style-name="ce68" office:value-type="float" office:value="64538" calcext:value-type="float">
            <text:p>64,538</text:p>
          </table:table-cell>
          <table:table-cell table:style-name="ce43" office:value-type="float" office:value="67148" calcext:value-type="float">
            <text:p>67,1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1" office:value-type="float" office:value="73942" calcext:value-type="float">
            <text:p>73,942</text:p>
          </table:table-cell>
          <table:table-cell table:style-name="ce44" office:value-type="float" office:value="192068" calcext:value-type="float">
            <text:p>192,068</text:p>
          </table:table-cell>
          <table:table-cell table:style-name="ce68" office:value-type="float" office:value="94489" calcext:value-type="float">
            <text:p>94,489</text:p>
          </table:table-cell>
          <table:table-cell table:style-name="ce43" office:value-type="float" office:value="97579" calcext:value-type="float">
            <text:p>97,5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1" office:value-type="float" office:value="61998" calcext:value-type="float">
            <text:p>61,998</text:p>
          </table:table-cell>
          <table:table-cell table:style-name="ce44" office:value-type="float" office:value="173174" calcext:value-type="float">
            <text:p>173,174</text:p>
          </table:table-cell>
          <table:table-cell table:style-name="ce68" office:value-type="float" office:value="85893" calcext:value-type="float">
            <text:p>85,893</text:p>
          </table:table-cell>
          <table:table-cell table:style-name="ce43" office:value-type="float" office:value="87281" calcext:value-type="float">
            <text:p>87,2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1" office:value-type="float" office:value="131643" calcext:value-type="float">
            <text:p>131,643</text:p>
          </table:table-cell>
          <table:table-cell table:style-name="ce44" office:value-type="float" office:value="353352" calcext:value-type="float">
            <text:p>353,352</text:p>
          </table:table-cell>
          <table:table-cell table:style-name="ce68" office:value-type="float" office:value="172844" calcext:value-type="float">
            <text:p>172,844</text:p>
          </table:table-cell>
          <table:table-cell table:style-name="ce43" office:value-type="float" office:value="180508" calcext:value-type="float">
            <text:p>180,5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1" office:value-type="float" office:value="22911" calcext:value-type="float">
            <text:p>22,911</text:p>
          </table:table-cell>
          <table:table-cell table:style-name="ce44" office:value-type="float" office:value="55115" calcext:value-type="float">
            <text:p>55,115</text:p>
          </table:table-cell>
          <table:table-cell table:style-name="ce68" office:value-type="float" office:value="26816" calcext:value-type="float">
            <text:p>26,816</text:p>
          </table:table-cell>
          <table:table-cell table:style-name="ce43" office:value-type="float" office:value="28299" calcext:value-type="float">
            <text:p>28,2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1" office:value-type="float" office:value="12541" calcext:value-type="float">
            <text:p>12,541</text:p>
          </table:table-cell>
          <table:table-cell table:style-name="ce44" office:value-type="float" office:value="28788" calcext:value-type="float">
            <text:p>28,788</text:p>
          </table:table-cell>
          <table:table-cell table:style-name="ce68" office:value-type="float" office:value="13996" calcext:value-type="float">
            <text:p>13,996</text:p>
          </table:table-cell>
          <table:table-cell table:style-name="ce43" office:value-type="float" office:value="14792" calcext:value-type="float">
            <text:p>14,7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1" office:value-type="float" office:value="71792" calcext:value-type="float">
            <text:p>71,792</text:p>
          </table:table-cell>
          <table:table-cell table:style-name="ce44" office:value-type="float" office:value="183529" calcext:value-type="float">
            <text:p>183,529</text:p>
          </table:table-cell>
          <table:table-cell table:style-name="ce68" office:value-type="float" office:value="89321" calcext:value-type="float">
            <text:p>89,321</text:p>
          </table:table-cell>
          <table:table-cell table:style-name="ce43" office:value-type="float" office:value="94208" calcext:value-type="float">
            <text:p>94,2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1" office:value-type="float" office:value="76513" calcext:value-type="float">
            <text:p>76,513</text:p>
          </table:table-cell>
          <table:table-cell table:style-name="ce44" office:value-type="float" office:value="198843" calcext:value-type="float">
            <text:p>198,843</text:p>
          </table:table-cell>
          <table:table-cell table:style-name="ce68" office:value-type="float" office:value="98685" calcext:value-type="float">
            <text:p>98,685</text:p>
          </table:table-cell>
          <table:table-cell table:style-name="ce43" office:value-type="float" office:value="100158" calcext:value-type="float">
            <text:p>100,1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1" office:value-type="float" office:value="10976" calcext:value-type="float">
            <text:p>10,976</text:p>
          </table:table-cell>
          <table:table-cell table:style-name="ce44" office:value-type="float" office:value="29959" calcext:value-type="float">
            <text:p>29,959</text:p>
          </table:table-cell>
          <table:table-cell table:style-name="ce68" office:value-type="float" office:value="15574" calcext:value-type="float">
            <text:p>15,574</text:p>
          </table:table-cell>
          <table:table-cell table:style-name="ce43" office:value-type="float" office:value="14385" calcext:value-type="float">
            <text:p>14,38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小港區</text:p>
          </table:table-cell>
          <table:table-cell table:style-name="ce51" office:value-type="float" office:value="63391" calcext:value-type="float">
            <text:p>63,391</text:p>
          </table:table-cell>
          <table:table-cell table:style-name="ce44" office:value-type="float" office:value="154533" calcext:value-type="float">
            <text:p>154,533</text:p>
          </table:table-cell>
          <table:table-cell table:style-name="ce68" office:value-type="float" office:value="77631" calcext:value-type="float">
            <text:p>77,631</text:p>
          </table:table-cell>
          <table:table-cell table:style-name="ce43" office:value-type="float" office:value="76902" calcext:value-type="float">
            <text:p>76,9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1" office:value-type="float" office:value="127192" calcext:value-type="float">
            <text:p>127,192</text:p>
          </table:table-cell>
          <table:table-cell table:style-name="ce44" office:value-type="float" office:value="341855" calcext:value-type="float">
            <text:p>341,855</text:p>
          </table:table-cell>
          <table:table-cell table:style-name="ce68" office:value-type="float" office:value="170297" calcext:value-type="float">
            <text:p>170,297</text:p>
          </table:table-cell>
          <table:table-cell table:style-name="ce43" office:value-type="float" office:value="171558" calcext:value-type="float">
            <text:p>171,5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1" office:value-type="float" office:value="24163" calcext:value-type="float">
            <text:p>24,163</text:p>
          </table:table-cell>
          <table:table-cell table:style-name="ce44" office:value-type="float" office:value="70448" calcext:value-type="float">
            <text:p>70,448</text:p>
          </table:table-cell>
          <table:table-cell table:style-name="ce68" office:value-type="float" office:value="36165" calcext:value-type="float">
            <text:p>36,165</text:p>
          </table:table-cell>
          <table:table-cell table:style-name="ce43" office:value-type="float" office:value="34283" calcext:value-type="float">
            <text:p>34,2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1" office:value-type="float" office:value="38382" calcext:value-type="float">
            <text:p>38,382</text:p>
          </table:table-cell>
          <table:table-cell table:style-name="ce44" office:value-type="float" office:value="109011" calcext:value-type="float">
            <text:p>109,011</text:p>
          </table:table-cell>
          <table:table-cell table:style-name="ce68" office:value-type="float" office:value="56599" calcext:value-type="float">
            <text:p>56,599</text:p>
          </table:table-cell>
          <table:table-cell table:style-name="ce43" office:value-type="float" office:value="52412" calcext:value-type="float">
            <text:p>52,4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1" office:value-type="float" office:value="13065" calcext:value-type="float">
            <text:p>13,065</text:p>
          </table:table-cell>
          <table:table-cell table:style-name="ce44" office:value-type="float" office:value="43918" calcext:value-type="float">
            <text:p>43,918</text:p>
          </table:table-cell>
          <table:table-cell table:style-name="ce68" office:value-type="float" office:value="22719" calcext:value-type="float">
            <text:p>22,719</text:p>
          </table:table-cell>
          <table:table-cell table:style-name="ce43" office:value-type="float" office:value="21199" calcext:value-type="float">
            <text:p>21,1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1" office:value-type="float" office:value="11723" calcext:value-type="float">
            <text:p>11,723</text:p>
          </table:table-cell>
          <table:table-cell table:style-name="ce44" office:value-type="float" office:value="33052" calcext:value-type="float">
            <text:p>33,052</text:p>
          </table:table-cell>
          <table:table-cell table:style-name="ce68" office:value-type="float" office:value="16973" calcext:value-type="float">
            <text:p>16,973</text:p>
          </table:table-cell>
          <table:table-cell table:style-name="ce43" office:value-type="float" office:value="16079" calcext:value-type="float">
            <text:p>16,0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1" office:value-type="float" office:value="26133" calcext:value-type="float">
            <text:p>26,133</text:p>
          </table:table-cell>
          <table:table-cell table:style-name="ce44" office:value-type="float" office:value="72665" calcext:value-type="float">
            <text:p>72,665</text:p>
          </table:table-cell>
          <table:table-cell table:style-name="ce68" office:value-type="float" office:value="37485" calcext:value-type="float">
            <text:p>37,485</text:p>
          </table:table-cell>
          <table:table-cell table:style-name="ce43" office:value-type="float" office:value="35180" calcext:value-type="float">
            <text:p>35,1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1" office:value-type="float" office:value="16561" calcext:value-type="float">
            <text:p>16,561</text:p>
          </table:table-cell>
          <table:table-cell table:style-name="ce44" office:value-type="float" office:value="42725" calcext:value-type="float">
            <text:p>42,725</text:p>
          </table:table-cell>
          <table:table-cell table:style-name="ce68" office:value-type="float" office:value="21702" calcext:value-type="float">
            <text:p>21,702</text:p>
          </table:table-cell>
          <table:table-cell table:style-name="ce43" office:value-type="float" office:value="21023" calcext:value-type="float">
            <text:p>21,0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1" office:value-type="float" office:value="33231" calcext:value-type="float">
            <text:p>33,231</text:p>
          </table:table-cell>
          <table:table-cell table:style-name="ce44" office:value-type="float" office:value="97126" calcext:value-type="float">
            <text:p>97,126</text:p>
          </table:table-cell>
          <table:table-cell table:style-name="ce68" office:value-type="float" office:value="48750" calcext:value-type="float">
            <text:p>48,750</text:p>
          </table:table-cell>
          <table:table-cell table:style-name="ce43" office:value-type="float" office:value="48376" calcext:value-type="float">
            <text:p>48,3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1" office:value-type="float" office:value="12640" calcext:value-type="float">
            <text:p>12,640</text:p>
          </table:table-cell>
          <table:table-cell table:style-name="ce44" office:value-type="float" office:value="36503" calcext:value-type="float">
            <text:p>36,503</text:p>
          </table:table-cell>
          <table:table-cell table:style-name="ce68" office:value-type="float" office:value="18714" calcext:value-type="float">
            <text:p>18,714</text:p>
          </table:table-cell>
          <table:table-cell table:style-name="ce43" office:value-type="float" office:value="17789" calcext:value-type="float">
            <text:p>17,7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1" office:value-type="float" office:value="9991" calcext:value-type="float">
            <text:p>9,991</text:p>
          </table:table-cell>
          <table:table-cell table:style-name="ce44" office:value-type="float" office:value="30787" calcext:value-type="float">
            <text:p>30,787</text:p>
          </table:table-cell>
          <table:table-cell table:style-name="ce68" office:value-type="float" office:value="16414" calcext:value-type="float">
            <text:p>16,414</text:p>
          </table:table-cell>
          <table:table-cell table:style-name="ce43" office:value-type="float" office:value="14373" calcext:value-type="float">
            <text:p>14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1" office:value-type="float" office:value="3551" calcext:value-type="float">
            <text:p>3,551</text:p>
          </table:table-cell>
          <table:table-cell table:style-name="ce44" office:value-type="float" office:value="8164" calcext:value-type="float">
            <text:p>8,164</text:p>
          </table:table-cell>
          <table:table-cell table:style-name="ce68" office:value-type="float" office:value="4540" calcext:value-type="float">
            <text:p>4,540</text:p>
          </table:table-cell>
          <table:table-cell table:style-name="ce43" office:value-type="float" office:value="3624" calcext:value-type="float">
            <text:p>3,6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1" office:value-type="float" office:value="9162" calcext:value-type="float">
            <text:p>9,162</text:p>
          </table:table-cell>
          <table:table-cell table:style-name="ce44" office:value-type="float" office:value="30364" calcext:value-type="float">
            <text:p>30,364</text:p>
          </table:table-cell>
          <table:table-cell table:style-name="ce68" office:value-type="float" office:value="15315" calcext:value-type="float">
            <text:p>15,315</text:p>
          </table:table-cell>
          <table:table-cell table:style-name="ce43" office:value-type="float" office:value="15049" calcext:value-type="float">
            <text:p>15,0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1" office:value-type="float" office:value="16058" calcext:value-type="float">
            <text:p>16,058</text:p>
          </table:table-cell>
          <table:table-cell table:style-name="ce44" office:value-type="float" office:value="53764" calcext:value-type="float">
            <text:p>53,764</text:p>
          </table:table-cell>
          <table:table-cell table:style-name="ce68" office:value-type="float" office:value="27394" calcext:value-type="float">
            <text:p>27,394</text:p>
          </table:table-cell>
          <table:table-cell table:style-name="ce43" office:value-type="float" office:value="26370" calcext:value-type="float">
            <text:p>26,3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1" office:value-type="float" office:value="9570" calcext:value-type="float">
            <text:p>9,570</text:p>
          </table:table-cell>
          <table:table-cell table:style-name="ce44" office:value-type="float" office:value="28780" calcext:value-type="float">
            <text:p>28,780</text:p>
          </table:table-cell>
          <table:table-cell table:style-name="ce68" office:value-type="float" office:value="14821" calcext:value-type="float">
            <text:p>14,821</text:p>
          </table:table-cell>
          <table:table-cell table:style-name="ce43" office:value-type="float" office:value="13959" calcext:value-type="float">
            <text:p>13,9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1" office:value-type="float" office:value="10137" calcext:value-type="float">
            <text:p>10,137</text:p>
          </table:table-cell>
          <table:table-cell table:style-name="ce44" office:value-type="float" office:value="31389" calcext:value-type="float">
            <text:p>31,389</text:p>
          </table:table-cell>
          <table:table-cell table:style-name="ce68" office:value-type="float" office:value="16374" calcext:value-type="float">
            <text:p>16,374</text:p>
          </table:table-cell>
          <table:table-cell table:style-name="ce43" office:value-type="float" office:value="15015" calcext:value-type="float">
            <text:p>15,0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1" office:value-type="float" office:value="5845" calcext:value-type="float">
            <text:p>5,845</text:p>
          </table:table-cell>
          <table:table-cell table:style-name="ce44" office:value-type="float" office:value="14279" calcext:value-type="float">
            <text:p>14,279</text:p>
          </table:table-cell>
          <table:table-cell table:style-name="ce68" office:value-type="float" office:value="7262" calcext:value-type="float">
            <text:p>7,262</text:p>
          </table:table-cell>
          <table:table-cell table:style-name="ce43" office:value-type="float" office:value="7017" calcext:value-type="float">
            <text:p>7,0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1" office:value-type="float" office:value="6634" calcext:value-type="float">
            <text:p>6,634</text:p>
          </table:table-cell>
          <table:table-cell table:style-name="ce44" office:value-type="float" office:value="20438" calcext:value-type="float">
            <text:p>20,438</text:p>
          </table:table-cell>
          <table:table-cell table:style-name="ce68" office:value-type="float" office:value="10627" calcext:value-type="float">
            <text:p>10,627</text:p>
          </table:table-cell>
          <table:table-cell table:style-name="ce43" office:value-type="float" office:value="9811" calcext:value-type="float">
            <text:p>9,8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1" office:value-type="float" office:value="12057" calcext:value-type="float">
            <text:p>12,057</text:p>
          </table:table-cell>
          <table:table-cell table:style-name="ce44" office:value-type="float" office:value="36662" calcext:value-type="float">
            <text:p>36,662</text:p>
          </table:table-cell>
          <table:table-cell table:style-name="ce68" office:value-type="float" office:value="19046" calcext:value-type="float">
            <text:p>19,046</text:p>
          </table:table-cell>
          <table:table-cell table:style-name="ce43" office:value-type="float" office:value="17616" calcext:value-type="float">
            <text:p>17,6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1" office:value-type="float" office:value="13848" calcext:value-type="float">
            <text:p>13,848</text:p>
          </table:table-cell>
          <table:table-cell table:style-name="ce44" office:value-type="float" office:value="39878" calcext:value-type="float">
            <text:p>39,878</text:p>
          </table:table-cell>
          <table:table-cell table:style-name="ce68" office:value-type="float" office:value="20797" calcext:value-type="float">
            <text:p>20,797</text:p>
          </table:table-cell>
          <table:table-cell table:style-name="ce43" office:value-type="float" office:value="19081" calcext:value-type="float">
            <text:p>19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1" office:value-type="float" office:value="14186" calcext:value-type="float">
            <text:p>14,186</text:p>
          </table:table-cell>
          <table:table-cell table:style-name="ce44" office:value-type="float" office:value="42916" calcext:value-type="float">
            <text:p>42,916</text:p>
          </table:table-cell>
          <table:table-cell table:style-name="ce68" office:value-type="float" office:value="22428" calcext:value-type="float">
            <text:p>22,428</text:p>
          </table:table-cell>
          <table:table-cell table:style-name="ce43" office:value-type="float" office:value="20488" calcext:value-type="float">
            <text:p>20,4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1" office:value-type="float" office:value="5769" calcext:value-type="float">
            <text:p>5,769</text:p>
          </table:table-cell>
          <table:table-cell table:style-name="ce44" office:value-type="float" office:value="14761" calcext:value-type="float">
            <text:p>14,761</text:p>
          </table:table-cell>
          <table:table-cell table:style-name="ce68" office:value-type="float" office:value="7982" calcext:value-type="float">
            <text:p>7,982</text:p>
          </table:table-cell>
          <table:table-cell table:style-name="ce43" office:value-type="float" office:value="6779" calcext:value-type="float">
            <text:p>6,7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1" office:value-type="float" office:value="2508" calcext:value-type="float">
            <text:p>2,508</text:p>
          </table:table-cell>
          <table:table-cell table:style-name="ce44" office:value-type="float" office:value="7201" calcext:value-type="float">
            <text:p>7,201</text:p>
          </table:table-cell>
          <table:table-cell table:style-name="ce68" office:value-type="float" office:value="3867" calcext:value-type="float">
            <text:p>3,867</text:p>
          </table:table-cell>
          <table:table-cell table:style-name="ce43" office:value-type="float" office:value="3334" calcext:value-type="float">
            <text:p>3,334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1" office:value-type="float" office:value="4419" calcext:value-type="float">
            <text:p>4,419</text:p>
          </table:table-cell>
          <table:table-cell table:style-name="ce44" office:value-type="float" office:value="11903" calcext:value-type="float">
            <text:p>11,903</text:p>
          </table:table-cell>
          <table:table-cell table:style-name="ce68" office:value-type="float" office:value="6492" calcext:value-type="float">
            <text:p>6,492</text:p>
          </table:table-cell>
          <table:table-cell table:style-name="ce43" office:value-type="float" office:value="5411" calcext:value-type="float">
            <text:p>5,411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1" office:value-type="float" office:value="5030" calcext:value-type="float">
            <text:p>5,030</text:p>
          </table:table-cell>
          <table:table-cell table:style-name="ce44" office:value-type="float" office:value="15901" calcext:value-type="float">
            <text:p>15,901</text:p>
          </table:table-cell>
          <table:table-cell table:style-name="ce68" office:value-type="float" office:value="8667" calcext:value-type="float">
            <text:p>8,667</text:p>
          </table:table-cell>
          <table:table-cell table:style-name="ce43" office:value-type="float" office:value="7234" calcext:value-type="float">
            <text:p>7,234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1" office:value-type="float" office:value="577" calcext:value-type="float">
            <text:p>577</text:p>
          </table:table-cell>
          <table:table-cell table:style-name="ce44" office:value-type="float" office:value="1870" calcext:value-type="float">
            <text:p>1,870</text:p>
          </table:table-cell>
          <table:table-cell table:style-name="ce68" office:value-type="float" office:value="940" calcext:value-type="float">
            <text:p>940</text:p>
          </table:table-cell>
          <table:table-cell table:style-name="ce43" office:value-type="float" office:value="930" calcext:value-type="float">
            <text:p>93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1" office:value-type="float" office:value="1360" calcext:value-type="float">
            <text:p>1,360</text:p>
          </table:table-cell>
          <table:table-cell table:style-name="ce44" office:value-type="float" office:value="4801" calcext:value-type="float">
            <text:p>4,801</text:p>
          </table:table-cell>
          <table:table-cell table:style-name="ce68" office:value-type="float" office:value="2548" calcext:value-type="float">
            <text:p>2,548</text:p>
          </table:table-cell>
          <table:table-cell table:style-name="ce43" office:value-type="float" office:value="2253" calcext:value-type="float">
            <text:p>2,253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52" office:value-type="float" office:value="880" calcext:value-type="float">
            <text:p>880</text:p>
          </table:table-cell>
          <table:table-cell table:style-name="ce45" office:value-type="float" office:value="3368" calcext:value-type="float">
            <text:p>3,368</text:p>
          </table:table-cell>
          <table:table-cell table:style-name="ce69" office:value-type="float" office:value="1747" calcext:value-type="float">
            <text:p>1,747</text:p>
          </table:table-cell>
          <table:table-cell table:style-name="ce57" office:value-type="float" office:value="1621" calcext:value-type="float">
            <text:p>1,621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1" table:number-columns-repeated="1019"/>
        </table:table-row>
        <table:table-row table:style-name="ro4">
          <table:table-cell table:style-name="ce1" office:value-type="string" calcext:value-type="string">
            <text:p>宜蘭縣</text:p>
          </table:table-cell>
          <table:table-cell table:style-name="ce51" office:value-type="float" office:value="154293" calcext:value-type="float">
            <text:p>154,293</text:p>
          </table:table-cell>
          <table:table-cell table:style-name="ce65" office:value-type="float" office:value="460220" calcext:value-type="float">
            <text:p>460,220</text:p>
          </table:table-cell>
          <table:table-cell table:style-name="ce44" office:value-type="float" office:value="234543" calcext:value-type="float">
            <text:p>234,543</text:p>
          </table:table-cell>
          <table:table-cell table:style-name="ce70" office:value-type="float" office:value="225677" calcext:value-type="float">
            <text:p>225,6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1" office:value-type="float" office:value="33146" calcext:value-type="float">
            <text:p>33,146</text:p>
          </table:table-cell>
          <table:table-cell table:style-name="ce48" office:value-type="float" office:value="95454" calcext:value-type="float">
            <text:p>95,454</text:p>
          </table:table-cell>
          <table:table-cell table:style-name="ce44" office:value-type="float" office:value="46961" calcext:value-type="float">
            <text:p>46,961</text:p>
          </table:table-cell>
          <table:table-cell table:style-name="ce43" office:value-type="float" office:value="48493" calcext:value-type="float">
            <text:p>48,4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1" office:value-type="float" office:value="24926" calcext:value-type="float">
            <text:p>24,926</text:p>
          </table:table-cell>
          <table:table-cell table:style-name="ce48" office:value-type="float" office:value="72983" calcext:value-type="float">
            <text:p>72,983</text:p>
          </table:table-cell>
          <table:table-cell table:style-name="ce44" office:value-type="float" office:value="35039" calcext:value-type="float">
            <text:p>35,039</text:p>
          </table:table-cell>
          <table:table-cell table:style-name="ce43" office:value-type="float" office:value="37944" calcext:value-type="float">
            <text:p>37,9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1" office:value-type="float" office:value="13625" calcext:value-type="float">
            <text:p>13,625</text:p>
          </table:table-cell>
          <table:table-cell table:style-name="ce48" office:value-type="float" office:value="42849" calcext:value-type="float">
            <text:p>42,849</text:p>
          </table:table-cell>
          <table:table-cell table:style-name="ce44" office:value-type="float" office:value="21965" calcext:value-type="float">
            <text:p>21,965</text:p>
          </table:table-cell>
          <table:table-cell table:style-name="ce43" office:value-type="float" office:value="20884" calcext:value-type="float">
            <text:p>20,8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1" office:value-type="float" office:value="9706" calcext:value-type="float">
            <text:p>9,706</text:p>
          </table:table-cell>
          <table:table-cell table:style-name="ce48" office:value-type="float" office:value="30839" calcext:value-type="float">
            <text:p>30,839</text:p>
          </table:table-cell>
          <table:table-cell table:style-name="ce44" office:value-type="float" office:value="15943" calcext:value-type="float">
            <text:p>15,943</text:p>
          </table:table-cell>
          <table:table-cell table:style-name="ce43" office:value-type="float" office:value="14896" calcext:value-type="float">
            <text:p>14,8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1" office:value-type="float" office:value="12390" calcext:value-type="float">
            <text:p>12,390</text:p>
          </table:table-cell>
          <table:table-cell table:style-name="ce48" office:value-type="float" office:value="35897" calcext:value-type="float">
            <text:p>35,897</text:p>
          </table:table-cell>
          <table:table-cell table:style-name="ce44" office:value-type="float" office:value="18796" calcext:value-type="float">
            <text:p>18,796</text:p>
          </table:table-cell>
          <table:table-cell table:style-name="ce43" office:value-type="float" office:value="17101" calcext:value-type="float">
            <text:p>17,1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1" office:value-type="float" office:value="8142" calcext:value-type="float">
            <text:p>8,142</text:p>
          </table:table-cell>
          <table:table-cell table:style-name="ce48" office:value-type="float" office:value="24923" calcext:value-type="float">
            <text:p>24,923</text:p>
          </table:table-cell>
          <table:table-cell table:style-name="ce44" office:value-type="float" office:value="13128" calcext:value-type="float">
            <text:p>13,128</text:p>
          </table:table-cell>
          <table:table-cell table:style-name="ce43" office:value-type="float" office:value="11795" calcext:value-type="float">
            <text:p>11,7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1" office:value-type="float" office:value="10789" calcext:value-type="float">
            <text:p>10,789</text:p>
          </table:table-cell>
          <table:table-cell table:style-name="ce48" office:value-type="float" office:value="32382" calcext:value-type="float">
            <text:p>32,382</text:p>
          </table:table-cell>
          <table:table-cell table:style-name="ce44" office:value-type="float" office:value="17356" calcext:value-type="float">
            <text:p>17,356</text:p>
          </table:table-cell>
          <table:table-cell table:style-name="ce43" office:value-type="float" office:value="15026" calcext:value-type="float">
            <text:p>15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1" office:value-type="float" office:value="17395" calcext:value-type="float">
            <text:p>17,395</text:p>
          </table:table-cell>
          <table:table-cell table:style-name="ce48" office:value-type="float" office:value="52683" calcext:value-type="float">
            <text:p>52,683</text:p>
          </table:table-cell>
          <table:table-cell table:style-name="ce44" office:value-type="float" office:value="27139" calcext:value-type="float">
            <text:p>27,139</text:p>
          </table:table-cell>
          <table:table-cell table:style-name="ce43" office:value-type="float" office:value="25544" calcext:value-type="float">
            <text:p>25,5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1" office:value-type="float" office:value="13031" calcext:value-type="float">
            <text:p>13,031</text:p>
          </table:table-cell>
          <table:table-cell table:style-name="ce48" office:value-type="float" office:value="38880" calcext:value-type="float">
            <text:p>38,880</text:p>
          </table:table-cell>
          <table:table-cell table:style-name="ce44" office:value-type="float" office:value="20207" calcext:value-type="float">
            <text:p>20,207</text:p>
          </table:table-cell>
          <table:table-cell table:style-name="ce43" office:value-type="float" office:value="18673" calcext:value-type="float">
            <text:p>18,6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1" office:value-type="float" office:value="7501" calcext:value-type="float">
            <text:p>7,501</text:p>
          </table:table-cell>
          <table:table-cell table:style-name="ce48" office:value-type="float" office:value="21326" calcext:value-type="float">
            <text:p>21,326</text:p>
          </table:table-cell>
          <table:table-cell table:style-name="ce44" office:value-type="float" office:value="11546" calcext:value-type="float">
            <text:p>11,546</text:p>
          </table:table-cell>
          <table:table-cell table:style-name="ce43" office:value-type="float" office:value="9780" calcext:value-type="float">
            <text:p>9,7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1" office:value-type="float" office:value="1826" calcext:value-type="float">
            <text:p>1,826</text:p>
          </table:table-cell>
          <table:table-cell table:style-name="ce48" office:value-type="float" office:value="5988" calcext:value-type="float">
            <text:p>5,988</text:p>
          </table:table-cell>
          <table:table-cell table:style-name="ce44" office:value-type="float" office:value="3265" calcext:value-type="float">
            <text:p>3,265</text:p>
          </table:table-cell>
          <table:table-cell table:style-name="ce43" office:value-type="float" office:value="2723" calcext:value-type="float">
            <text:p>2,72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2" office:value-type="float" office:value="1816" calcext:value-type="float">
            <text:p>1,816</text:p>
          </table:table-cell>
          <table:table-cell table:style-name="ce49" office:value-type="float" office:value="6016" calcext:value-type="float">
            <text:p>6,016</text:p>
          </table:table-cell>
          <table:table-cell table:style-name="ce45" office:value-type="float" office:value="3198" calcext:value-type="float">
            <text:p>3,198</text:p>
          </table:table-cell>
          <table:table-cell table:style-name="ce57" office:value-type="float" office:value="2818" calcext:value-type="float">
            <text:p>2,818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桃園縣</text:p>
          </table:table-cell>
          <table:table-cell table:style-name="ce51" office:value-type="float" office:value="674543" calcext:value-type="float">
            <text:p>674,543</text:p>
          </table:table-cell>
          <table:table-cell table:style-name="ce48" office:value-type="float" office:value="2002480" calcext:value-type="float">
            <text:p>2,002,480</text:p>
          </table:table-cell>
          <table:table-cell table:style-name="ce44" office:value-type="float" office:value="1009197" calcext:value-type="float">
            <text:p>1,009,197</text:p>
          </table:table-cell>
          <table:table-cell table:style-name="ce70" office:value-type="float" office:value="993283" calcext:value-type="float">
            <text:p>993,2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1" office:value-type="float" office:value="144121" calcext:value-type="float">
            <text:p>144,121</text:p>
          </table:table-cell>
          <table:table-cell table:style-name="ce48" office:value-type="float" office:value="407000" calcext:value-type="float">
            <text:p>407,000</text:p>
          </table:table-cell>
          <table:table-cell table:style-name="ce48" office:value-type="float" office:value="199319" calcext:value-type="float">
            <text:p>199,319</text:p>
          </table:table-cell>
          <table:table-cell table:style-name="ce48" office:value-type="float" office:value="207681" calcext:value-type="float">
            <text:p>207,6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1" office:value-type="float" office:value="127320" calcext:value-type="float">
            <text:p>127,320</text:p>
          </table:table-cell>
          <table:table-cell table:style-name="ce44" office:value-type="float" office:value="369957" calcext:value-type="float">
            <text:p>369,957</text:p>
          </table:table-cell>
          <table:table-cell table:style-name="ce48" office:value-type="float" office:value="184709" calcext:value-type="float">
            <text:p>184,709</text:p>
          </table:table-cell>
          <table:table-cell table:style-name="ce48" office:value-type="float" office:value="185248" calcext:value-type="float">
            <text:p>185,2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1" office:value-type="float" office:value="66873" calcext:value-type="float">
            <text:p>66,873</text:p>
          </table:table-cell>
          <table:table-cell table:style-name="ce44" office:value-type="float" office:value="207567" calcext:value-type="float">
            <text:p>207,567</text:p>
          </table:table-cell>
          <table:table-cell table:style-name="ce48" office:value-type="float" office:value="104461" calcext:value-type="float">
            <text:p>104,461</text:p>
          </table:table-cell>
          <table:table-cell table:style-name="ce48" office:value-type="float" office:value="103106" calcext:value-type="float">
            <text:p>103,1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1" office:value-type="float" office:value="58326" calcext:value-type="float">
            <text:p>58,326</text:p>
          </table:table-cell>
          <table:table-cell table:style-name="ce44" office:value-type="float" office:value="176886" calcext:value-type="float">
            <text:p>176,886</text:p>
          </table:table-cell>
          <table:table-cell table:style-name="ce48" office:value-type="float" office:value="89912" calcext:value-type="float">
            <text:p>89,912</text:p>
          </table:table-cell>
          <table:table-cell table:style-name="ce48" office:value-type="float" office:value="86974" calcext:value-type="float">
            <text:p>86,9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1" office:value-type="float" office:value="48863" calcext:value-type="float">
            <text:p>48,863</text:p>
          </table:table-cell>
          <table:table-cell table:style-name="ce44" office:value-type="float" office:value="150935" calcext:value-type="float">
            <text:p>150,935</text:p>
          </table:table-cell>
          <table:table-cell table:style-name="ce48" office:value-type="float" office:value="76724" calcext:value-type="float">
            <text:p>76,724</text:p>
          </table:table-cell>
          <table:table-cell table:style-name="ce48" office:value-type="float" office:value="74211" calcext:value-type="float">
            <text:p>74,211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1" office:value-type="float" office:value="29290" calcext:value-type="float">
            <text:p>29,290</text:p>
          </table:table-cell>
          <table:table-cell table:style-name="ce44" office:value-type="float" office:value="92083" calcext:value-type="float">
            <text:p>92,083</text:p>
          </table:table-cell>
          <table:table-cell table:style-name="ce48" office:value-type="float" office:value="47498" calcext:value-type="float">
            <text:p>47,498</text:p>
          </table:table-cell>
          <table:table-cell table:style-name="ce48" office:value-type="float" office:value="44585" calcext:value-type="float">
            <text:p>44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1" office:value-type="float" office:value="48350" calcext:value-type="float">
            <text:p>48,350</text:p>
          </table:table-cell>
          <table:table-cell table:style-name="ce44" office:value-type="float" office:value="142219" calcext:value-type="float">
            <text:p>142,219</text:p>
          </table:table-cell>
          <table:table-cell table:style-name="ce48" office:value-type="float" office:value="71325" calcext:value-type="float">
            <text:p>71,325</text:p>
          </table:table-cell>
          <table:table-cell table:style-name="ce48" office:value-type="float" office:value="70894" calcext:value-type="float">
            <text:p>70,8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1" office:value-type="float" office:value="26201" calcext:value-type="float">
            <text:p>26,201</text:p>
          </table:table-cell>
          <table:table-cell table:style-name="ce44" office:value-type="float" office:value="81970" calcext:value-type="float">
            <text:p>81,970</text:p>
          </table:table-cell>
          <table:table-cell table:style-name="ce48" office:value-type="float" office:value="42527" calcext:value-type="float">
            <text:p>42,527</text:p>
          </table:table-cell>
          <table:table-cell table:style-name="ce48" office:value-type="float" office:value="39443" calcext:value-type="float">
            <text:p>39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1" office:value-type="float" office:value="50282" calcext:value-type="float">
            <text:p>50,282</text:p>
          </table:table-cell>
          <table:table-cell table:style-name="ce44" office:value-type="float" office:value="137983" calcext:value-type="float">
            <text:p>137,983</text:p>
          </table:table-cell>
          <table:table-cell table:style-name="ce48" office:value-type="float" office:value="69928" calcext:value-type="float">
            <text:p>69,928</text:p>
          </table:table-cell>
          <table:table-cell table:style-name="ce48" office:value-type="float" office:value="68055" calcext:value-type="float">
            <text:p>68,0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1" office:value-type="float" office:value="36975" calcext:value-type="float">
            <text:p>36,975</text:p>
          </table:table-cell>
          <table:table-cell table:style-name="ce44" office:value-type="float" office:value="115079" calcext:value-type="float">
            <text:p>115,079</text:p>
          </table:table-cell>
          <table:table-cell table:style-name="ce48" office:value-type="float" office:value="58369" calcext:value-type="float">
            <text:p>58,369</text:p>
          </table:table-cell>
          <table:table-cell table:style-name="ce48" office:value-type="float" office:value="56710" calcext:value-type="float">
            <text:p>56,7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1" office:value-type="float" office:value="14976" calcext:value-type="float">
            <text:p>14,976</text:p>
          </table:table-cell>
          <table:table-cell table:style-name="ce44" office:value-type="float" office:value="49018" calcext:value-type="float">
            <text:p>49,018</text:p>
          </table:table-cell>
          <table:table-cell table:style-name="ce48" office:value-type="float" office:value="26216" calcext:value-type="float">
            <text:p>26,216</text:p>
          </table:table-cell>
          <table:table-cell table:style-name="ce48" office:value-type="float" office:value="22802" calcext:value-type="float">
            <text:p>22,8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1" office:value-type="float" office:value="19266" calcext:value-type="float">
            <text:p>19,266</text:p>
          </table:table-cell>
          <table:table-cell table:style-name="ce44" office:value-type="float" office:value="61131" calcext:value-type="float">
            <text:p>61,131</text:p>
          </table:table-cell>
          <table:table-cell table:style-name="ce48" office:value-type="float" office:value="32236" calcext:value-type="float">
            <text:p>32,236</text:p>
          </table:table-cell>
          <table:table-cell table:style-name="ce48" office:value-type="float" office:value="28895" calcext:value-type="float">
            <text:p>28,89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復興鄉</text:p>
          </table:table-cell>
          <table:table-cell table:style-name="ce52" office:value-type="float" office:value="3700" calcext:value-type="float">
            <text:p>3,700</text:p>
          </table:table-cell>
          <table:table-cell table:style-name="ce45" office:value-type="float" office:value="10652" calcext:value-type="float">
            <text:p>10,652</text:p>
          </table:table-cell>
          <table:table-cell table:style-name="ce49" office:value-type="float" office:value="5973" calcext:value-type="float">
            <text:p>5,973</text:p>
          </table:table-cell>
          <table:table-cell table:style-name="ce49" office:value-type="float" office:value="4679" calcext:value-type="float">
            <text:p>4,67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5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style-name="ce75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76" office:value-type="string" calcext:value-type="string" table:number-columns-spanned="1" table:number-rows-spanned="2">
            <text:p>戶 <text:s text:c="3"/>數</text:p>
          </table:table-cell>
          <table:table-cell table:style-name="ce7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4"/>
          <table:table-cell table:number-columns-repeated="1019"/>
        </table:table-row>
        <table:table-row table:style-name="ro1">
          <table:covered-table-cell table:style-name="ce72"/>
          <table:covered-table-cell table:style-name="ce77"/>
          <table:table-cell table:style-name="ce80" office:value-type="string" calcext:value-type="string">
            <text:p>計</text:p>
          </table:table-cell>
          <table:table-cell table:style-name="ce85" office:value-type="string" calcext:value-type="string">
            <text:p>男</text:p>
          </table:table-cell>
          <table:table-cell table:style-name="ce86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新竹縣</text:p>
          </table:table-cell>
          <table:table-cell table:style-name="ce78" office:value-type="float" office:value="161666" calcext:value-type="float">
            <text:p>161,666</text:p>
          </table:table-cell>
          <table:table-cell table:style-name="ce81" office:value-type="float" office:value="513513" calcext:value-type="float">
            <text:p>513,513</text:p>
          </table:table-cell>
          <table:table-cell table:style-name="ce82" office:value-type="float" office:value="264139" calcext:value-type="float">
            <text:p>264,139</text:p>
          </table:table-cell>
          <table:table-cell table:style-name="ce87" office:value-type="float" office:value="249374" calcext:value-type="float">
            <text:p>249,37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51" office:value-type="float" office:value="47187" calcext:value-type="float">
            <text:p>47,187</text:p>
          </table:table-cell>
          <table:table-cell table:style-name="ce44" office:value-type="float" office:value="142452" calcext:value-type="float">
            <text:p>142,452</text:p>
          </table:table-cell>
          <table:table-cell table:style-name="ce44" office:value-type="float" office:value="71365" calcext:value-type="float">
            <text:p>71,365</text:p>
          </table:table-cell>
          <table:table-cell table:style-name="ce70" office:value-type="float" office:value="71087" calcext:value-type="float">
            <text:p>71,08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51" office:value-type="float" office:value="9257" calcext:value-type="float">
            <text:p>9,257</text:p>
          </table:table-cell>
          <table:table-cell table:style-name="ce82" office:value-type="float" office:value="31736" calcext:value-type="float">
            <text:p>31,736</text:p>
          </table:table-cell>
          <table:table-cell table:style-name="ce44" office:value-type="float" office:value="16887" calcext:value-type="float">
            <text:p>16,887</text:p>
          </table:table-cell>
          <table:table-cell table:style-name="ce70" office:value-type="float" office:value="14849" calcext:value-type="float">
            <text:p>14,84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51" office:value-type="float" office:value="10350" calcext:value-type="float">
            <text:p>10,350</text:p>
          </table:table-cell>
          <table:table-cell table:style-name="ce82" office:value-type="float" office:value="35470" calcext:value-type="float">
            <text:p>35,470</text:p>
          </table:table-cell>
          <table:table-cell table:style-name="ce44" office:value-type="float" office:value="18803" calcext:value-type="float">
            <text:p>18,803</text:p>
          </table:table-cell>
          <table:table-cell table:style-name="ce70" office:value-type="float" office:value="16667" calcext:value-type="float">
            <text:p>16,66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51" office:value-type="float" office:value="30649" calcext:value-type="float">
            <text:p>30,649</text:p>
          </table:table-cell>
          <table:table-cell table:style-name="ce82" office:value-type="float" office:value="96637" calcext:value-type="float">
            <text:p>96,637</text:p>
          </table:table-cell>
          <table:table-cell table:style-name="ce44" office:value-type="float" office:value="48720" calcext:value-type="float">
            <text:p>48,720</text:p>
          </table:table-cell>
          <table:table-cell table:style-name="ce70" office:value-type="float" office:value="47917" calcext:value-type="float">
            <text:p>47,917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51" office:value-type="float" office:value="23477" calcext:value-type="float">
            <text:p>23,477</text:p>
          </table:table-cell>
          <table:table-cell table:style-name="ce82" office:value-type="float" office:value="75493" calcext:value-type="float">
            <text:p>75,493</text:p>
          </table:table-cell>
          <table:table-cell table:style-name="ce44" office:value-type="float" office:value="38603" calcext:value-type="float">
            <text:p>38,603</text:p>
          </table:table-cell>
          <table:table-cell table:style-name="ce70" office:value-type="float" office:value="36890" calcext:value-type="float">
            <text:p>36,89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51" office:value-type="float" office:value="4426" calcext:value-type="float">
            <text:p>4,426</text:p>
          </table:table-cell>
          <table:table-cell table:style-name="ce82" office:value-type="float" office:value="14336" calcext:value-type="float">
            <text:p>14,336</text:p>
          </table:table-cell>
          <table:table-cell table:style-name="ce44" office:value-type="float" office:value="7748" calcext:value-type="float">
            <text:p>7,748</text:p>
          </table:table-cell>
          <table:table-cell table:style-name="ce70" office:value-type="float" office:value="6588" calcext:value-type="float">
            <text:p>6,588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51" office:value-type="float" office:value="15785" calcext:value-type="float">
            <text:p>15,785</text:p>
          </table:table-cell>
          <table:table-cell table:style-name="ce82" office:value-type="float" office:value="53303" calcext:value-type="float">
            <text:p>53,303</text:p>
          </table:table-cell>
          <table:table-cell table:style-name="ce44" office:value-type="float" office:value="27482" calcext:value-type="float">
            <text:p>27,482</text:p>
          </table:table-cell>
          <table:table-cell table:style-name="ce70" office:value-type="float" office:value="25821" calcext:value-type="float">
            <text:p>25,82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51" office:value-type="float" office:value="6293" calcext:value-type="float">
            <text:p>6,293</text:p>
          </table:table-cell>
          <table:table-cell table:style-name="ce82" office:value-type="float" office:value="20704" calcext:value-type="float">
            <text:p>20,704</text:p>
          </table:table-cell>
          <table:table-cell table:style-name="ce44" office:value-type="float" office:value="10928" calcext:value-type="float">
            <text:p>10,928</text:p>
          </table:table-cell>
          <table:table-cell table:style-name="ce70" office:value-type="float" office:value="9776" calcext:value-type="float">
            <text:p>9,776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51" office:value-type="float" office:value="4713" calcext:value-type="float">
            <text:p>4,713</text:p>
          </table:table-cell>
          <table:table-cell table:style-name="ce82" office:value-type="float" office:value="14093" calcext:value-type="float">
            <text:p>14,093</text:p>
          </table:table-cell>
          <table:table-cell table:style-name="ce44" office:value-type="float" office:value="7609" calcext:value-type="float">
            <text:p>7,609</text:p>
          </table:table-cell>
          <table:table-cell table:style-name="ce70" office:value-type="float" office:value="6484" calcext:value-type="float">
            <text:p>6,48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51" office:value-type="float" office:value="3093" calcext:value-type="float">
            <text:p>3,093</text:p>
          </table:table-cell>
          <table:table-cell table:style-name="ce82" office:value-type="float" office:value="10095" calcext:value-type="float">
            <text:p>10,095</text:p>
          </table:table-cell>
          <table:table-cell table:style-name="ce44" office:value-type="float" office:value="5474" calcext:value-type="float">
            <text:p>5,474</text:p>
          </table:table-cell>
          <table:table-cell table:style-name="ce70" office:value-type="float" office:value="4621" calcext:value-type="float">
            <text:p>4,62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51" office:value-type="float" office:value="2024" calcext:value-type="float">
            <text:p>2,024</text:p>
          </table:table-cell>
          <table:table-cell table:style-name="ce82" office:value-type="float" office:value="5997" calcext:value-type="float">
            <text:p>5,997</text:p>
          </table:table-cell>
          <table:table-cell table:style-name="ce44" office:value-type="float" office:value="3316" calcext:value-type="float">
            <text:p>3,316</text:p>
          </table:table-cell>
          <table:table-cell table:style-name="ce70" office:value-type="float" office:value="2681" calcext:value-type="float">
            <text:p>2,68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51" office:value-type="float" office:value="2696" calcext:value-type="float">
            <text:p>2,696</text:p>
          </table:table-cell>
          <table:table-cell table:style-name="ce82" office:value-type="float" office:value="8543" calcext:value-type="float">
            <text:p>8,543</text:p>
          </table:table-cell>
          <table:table-cell table:style-name="ce44" office:value-type="float" office:value="4640" calcext:value-type="float">
            <text:p>4,640</text:p>
          </table:table-cell>
          <table:table-cell table:style-name="ce70" office:value-type="float" office:value="3903" calcext:value-type="float">
            <text:p>3,903</text:p>
          </table:table-cell>
          <table:table-cell table:number-columns-repeated="101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2" office:value-type="float" office:value="1716" calcext:value-type="float">
            <text:p>1,716</text:p>
          </table:table-cell>
          <table:table-cell table:style-name="ce83" office:value-type="float" office:value="4654" calcext:value-type="float">
            <text:p>4,654</text:p>
          </table:table-cell>
          <table:table-cell table:style-name="ce45" office:value-type="float" office:value="2564" calcext:value-type="float">
            <text:p>2,564</text:p>
          </table:table-cell>
          <table:table-cell table:style-name="ce57" office:value-type="float" office:value="2090" calcext:value-type="float">
            <text:p>2,09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苗栗縣</text:p>
          </table:table-cell>
          <table:table-cell table:style-name="ce51" office:value-type="float" office:value="172978" calcext:value-type="float">
            <text:p>172,978</text:p>
          </table:table-cell>
          <table:table-cell table:style-name="ce48" office:value-type="float" office:value="560890" calcext:value-type="float">
            <text:p>560,890</text:p>
          </table:table-cell>
          <table:table-cell table:style-name="ce44" office:value-type="float" office:value="291077" calcext:value-type="float">
            <text:p>291,077</text:p>
          </table:table-cell>
          <table:table-cell table:style-name="ce70" office:value-type="float" office:value="269813" calcext:value-type="float">
            <text:p>269,8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1" office:value-type="float" office:value="29182" calcext:value-type="float">
            <text:p>29,182</text:p>
          </table:table-cell>
          <table:table-cell table:style-name="ce44" office:value-type="float" office:value="90678" calcext:value-type="float">
            <text:p>90,678</text:p>
          </table:table-cell>
          <table:table-cell table:style-name="ce44" office:value-type="float" office:value="45665" calcext:value-type="float">
            <text:p>45,665</text:p>
          </table:table-cell>
          <table:table-cell table:style-name="ce70" office:value-type="float" office:value="45013" calcext:value-type="float">
            <text:p>45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1" office:value-type="float" office:value="13855" calcext:value-type="float">
            <text:p>13,855</text:p>
          </table:table-cell>
          <table:table-cell table:style-name="ce44" office:value-type="float" office:value="48609" calcext:value-type="float">
            <text:p>48,609</text:p>
          </table:table-cell>
          <table:table-cell table:style-name="ce44" office:value-type="float" office:value="25385" calcext:value-type="float">
            <text:p>25,385</text:p>
          </table:table-cell>
          <table:table-cell table:style-name="ce70" office:value-type="float" office:value="23224" calcext:value-type="float">
            <text:p>23,2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1" office:value-type="float" office:value="11343" calcext:value-type="float">
            <text:p>11,343</text:p>
          </table:table-cell>
          <table:table-cell table:style-name="ce44" office:value-type="float" office:value="37897" calcext:value-type="float">
            <text:p>37,897</text:p>
          </table:table-cell>
          <table:table-cell table:style-name="ce44" office:value-type="float" office:value="20110" calcext:value-type="float">
            <text:p>20,110</text:p>
          </table:table-cell>
          <table:table-cell table:style-name="ce70" office:value-type="float" office:value="17787" calcext:value-type="float">
            <text:p>17,7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1" office:value-type="float" office:value="24244" calcext:value-type="float">
            <text:p>24,244</text:p>
          </table:table-cell>
          <table:table-cell table:style-name="ce44" office:value-type="float" office:value="78539" calcext:value-type="float">
            <text:p>78,539</text:p>
          </table:table-cell>
          <table:table-cell table:style-name="ce44" office:value-type="float" office:value="39902" calcext:value-type="float">
            <text:p>39,902</text:p>
          </table:table-cell>
          <table:table-cell table:style-name="ce70" office:value-type="float" office:value="38637" calcext:value-type="float">
            <text:p>38,6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1" office:value-type="float" office:value="29668" calcext:value-type="float">
            <text:p>29,668</text:p>
          </table:table-cell>
          <table:table-cell table:style-name="ce44" office:value-type="float" office:value="97301" calcext:value-type="float">
            <text:p>97,301</text:p>
          </table:table-cell>
          <table:table-cell table:style-name="ce44" office:value-type="float" office:value="49424" calcext:value-type="float">
            <text:p>49,424</text:p>
          </table:table-cell>
          <table:table-cell table:style-name="ce70" office:value-type="float" office:value="47877" calcext:value-type="float">
            <text:p>47,8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1" office:value-type="float" office:value="11703" calcext:value-type="float">
            <text:p>11,703</text:p>
          </table:table-cell>
          <table:table-cell table:style-name="ce44" office:value-type="float" office:value="39329" calcext:value-type="float">
            <text:p>39,329</text:p>
          </table:table-cell>
          <table:table-cell table:style-name="ce44" office:value-type="float" office:value="20814" calcext:value-type="float">
            <text:p>20,814</text:p>
          </table:table-cell>
          <table:table-cell table:style-name="ce70" office:value-type="float" office:value="18515" calcext:value-type="float">
            <text:p>18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1" office:value-type="float" office:value="5961" calcext:value-type="float">
            <text:p>5,961</text:p>
          </table:table-cell>
          <table:table-cell table:style-name="ce44" office:value-type="float" office:value="18422" calcext:value-type="float">
            <text:p>18,422</text:p>
          </table:table-cell>
          <table:table-cell table:style-name="ce44" office:value-type="float" office:value="9714" calcext:value-type="float">
            <text:p>9,714</text:p>
          </table:table-cell>
          <table:table-cell table:style-name="ce70" office:value-type="float" office:value="8708" calcext:value-type="float">
            <text:p>8,7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1" office:value-type="float" office:value="5311" calcext:value-type="float">
            <text:p>5,311</text:p>
          </table:table-cell>
          <table:table-cell table:style-name="ce44" office:value-type="float" office:value="16043" calcext:value-type="float">
            <text:p>16,043</text:p>
          </table:table-cell>
          <table:table-cell table:style-name="ce44" office:value-type="float" office:value="8550" calcext:value-type="float">
            <text:p>8,550</text:p>
          </table:table-cell>
          <table:table-cell table:style-name="ce70" office:value-type="float" office:value="7493" calcext:value-type="float">
            <text:p>7,4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1" office:value-type="float" office:value="10220" calcext:value-type="float">
            <text:p>10,220</text:p>
          </table:table-cell>
          <table:table-cell table:style-name="ce44" office:value-type="float" office:value="34732" calcext:value-type="float">
            <text:p>34,732</text:p>
          </table:table-cell>
          <table:table-cell table:style-name="ce44" office:value-type="float" office:value="18223" calcext:value-type="float">
            <text:p>18,223</text:p>
          </table:table-cell>
          <table:table-cell table:style-name="ce70" office:value-type="float" office:value="16509" calcext:value-type="float">
            <text:p>16,5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1" office:value-type="float" office:value="5970" calcext:value-type="float">
            <text:p>5,970</text:p>
          </table:table-cell>
          <table:table-cell table:style-name="ce44" office:value-type="float" office:value="19364" calcext:value-type="float">
            <text:p>19,364</text:p>
          </table:table-cell>
          <table:table-cell table:style-name="ce44" office:value-type="float" office:value="10274" calcext:value-type="float">
            <text:p>10,274</text:p>
          </table:table-cell>
          <table:table-cell table:style-name="ce70" office:value-type="float" office:value="9090" calcext:value-type="float">
            <text:p>9,0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1" office:value-type="float" office:value="4000" calcext:value-type="float">
            <text:p>4,000</text:p>
          </table:table-cell>
          <table:table-cell table:style-name="ce44" office:value-type="float" office:value="11078" calcext:value-type="float">
            <text:p>11,078</text:p>
          </table:table-cell>
          <table:table-cell table:style-name="ce44" office:value-type="float" office:value="6122" calcext:value-type="float">
            <text:p>6,122</text:p>
          </table:table-cell>
          <table:table-cell table:style-name="ce70" office:value-type="float" office:value="4956" calcext:value-type="float">
            <text:p>4,9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1" office:value-type="float" office:value="3535" calcext:value-type="float">
            <text:p>3,535</text:p>
          </table:table-cell>
          <table:table-cell table:style-name="ce44" office:value-type="float" office:value="11626" calcext:value-type="float">
            <text:p>11,626</text:p>
          </table:table-cell>
          <table:table-cell table:style-name="ce44" office:value-type="float" office:value="6143" calcext:value-type="float">
            <text:p>6,143</text:p>
          </table:table-cell>
          <table:table-cell table:style-name="ce70" office:value-type="float" office:value="5483" calcext:value-type="float">
            <text:p>5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1" office:value-type="float" office:value="5281" calcext:value-type="float">
            <text:p>5,281</text:p>
          </table:table-cell>
          <table:table-cell table:style-name="ce44" office:value-type="float" office:value="17531" calcext:value-type="float">
            <text:p>17,531</text:p>
          </table:table-cell>
          <table:table-cell table:style-name="ce44" office:value-type="float" office:value="9237" calcext:value-type="float">
            <text:p>9,237</text:p>
          </table:table-cell>
          <table:table-cell table:style-name="ce70" office:value-type="float" office:value="8294" calcext:value-type="float">
            <text:p>8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1" office:value-type="float" office:value="2669" calcext:value-type="float">
            <text:p>2,669</text:p>
          </table:table-cell>
          <table:table-cell table:style-name="ce44" office:value-type="float" office:value="7846" calcext:value-type="float">
            <text:p>7,846</text:p>
          </table:table-cell>
          <table:table-cell table:style-name="ce44" office:value-type="float" office:value="4350" calcext:value-type="float">
            <text:p>4,350</text:p>
          </table:table-cell>
          <table:table-cell table:style-name="ce70" office:value-type="float" office:value="3496" calcext:value-type="float">
            <text:p>3,4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1" office:value-type="float" office:value="4018" calcext:value-type="float">
            <text:p>4,018</text:p>
          </table:table-cell>
          <table:table-cell table:style-name="ce44" office:value-type="float" office:value="13727" calcext:value-type="float">
            <text:p>13,727</text:p>
          </table:table-cell>
          <table:table-cell table:style-name="ce44" office:value-type="float" office:value="7216" calcext:value-type="float">
            <text:p>7,216</text:p>
          </table:table-cell>
          <table:table-cell table:style-name="ce70" office:value-type="float" office:value="6511" calcext:value-type="float">
            <text:p>6,5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1" office:value-type="float" office:value="2393" calcext:value-type="float">
            <text:p>2,393</text:p>
          </table:table-cell>
          <table:table-cell table:style-name="ce44" office:value-type="float" office:value="7270" calcext:value-type="float">
            <text:p>7,270</text:p>
          </table:table-cell>
          <table:table-cell table:style-name="ce44" office:value-type="float" office:value="3960" calcext:value-type="float">
            <text:p>3,960</text:p>
          </table:table-cell>
          <table:table-cell table:style-name="ce70" office:value-type="float" office:value="3310" calcext:value-type="float">
            <text:p>3,3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1" office:value-type="float" office:value="1685" calcext:value-type="float">
            <text:p>1,685</text:p>
          </table:table-cell>
          <table:table-cell table:style-name="ce44" office:value-type="float" office:value="4896" calcext:value-type="float">
            <text:p>4,896</text:p>
          </table:table-cell>
          <table:table-cell table:style-name="ce44" office:value-type="float" office:value="2734" calcext:value-type="float">
            <text:p>2,734</text:p>
          </table:table-cell>
          <table:table-cell table:style-name="ce70" office:value-type="float" office:value="2162" calcext:value-type="float">
            <text:p>2,16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2" office:value-type="float" office:value="1940" calcext:value-type="float">
            <text:p>1,940</text:p>
          </table:table-cell>
          <table:table-cell table:style-name="ce45" office:value-type="float" office:value="6002" calcext:value-type="float">
            <text:p>6,002</text:p>
          </table:table-cell>
          <table:table-cell table:style-name="ce45" office:value-type="float" office:value="3254" calcext:value-type="float">
            <text:p>3,254</text:p>
          </table:table-cell>
          <table:table-cell table:style-name="ce57" office:value-type="float" office:value="2748" calcext:value-type="float">
            <text:p>2,748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70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彰化縣</text:p>
          </table:table-cell>
          <table:table-cell table:style-name="ce51" office:value-type="float" office:value="363922" calcext:value-type="float">
            <text:p>363,922</text:p>
          </table:table-cell>
          <table:table-cell table:style-name="ce48" office:value-type="float" office:value="1306423" calcext:value-type="float">
            <text:p>1,306,423</text:p>
          </table:table-cell>
          <table:table-cell table:style-name="ce44" office:value-type="float" office:value="670259" calcext:value-type="float">
            <text:p>670,259</text:p>
          </table:table-cell>
          <table:table-cell table:style-name="ce70" office:value-type="float" office:value="636164" calcext:value-type="float">
            <text:p>636,1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1" office:value-type="float" office:value="71876" calcext:value-type="float">
            <text:p>71,876</text:p>
          </table:table-cell>
          <table:table-cell table:style-name="ce44" office:value-type="float" office:value="236424" calcext:value-type="float">
            <text:p>236,424</text:p>
          </table:table-cell>
          <table:table-cell table:style-name="ce44" office:value-type="float" office:value="117705" calcext:value-type="float">
            <text:p>117,705</text:p>
          </table:table-cell>
          <table:table-cell table:style-name="ce48" office:value-type="float" office:value="118719" calcext:value-type="float">
            <text:p>118,7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1" office:value-type="float" office:value="22352" calcext:value-type="float">
            <text:p>22,352</text:p>
          </table:table-cell>
          <table:table-cell table:style-name="ce44" office:value-type="float" office:value="85347" calcext:value-type="float">
            <text:p>85,347</text:p>
          </table:table-cell>
          <table:table-cell table:style-name="ce44" office:value-type="float" office:value="43754" calcext:value-type="float">
            <text:p>43,754</text:p>
          </table:table-cell>
          <table:table-cell table:style-name="ce48" office:value-type="float" office:value="41593" calcext:value-type="float">
            <text:p>41,5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1" office:value-type="float" office:value="24145" calcext:value-type="float">
            <text:p>24,145</text:p>
          </table:table-cell>
          <table:table-cell table:style-name="ce44" office:value-type="float" office:value="89784" calcext:value-type="float">
            <text:p>89,784</text:p>
          </table:table-cell>
          <table:table-cell table:style-name="ce44" office:value-type="float" office:value="45973" calcext:value-type="float">
            <text:p>45,973</text:p>
          </table:table-cell>
          <table:table-cell table:style-name="ce48" office:value-type="float" office:value="43811" calcext:value-type="float">
            <text:p>43,8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1" office:value-type="float" office:value="9954" calcext:value-type="float">
            <text:p>9,954</text:p>
          </table:table-cell>
          <table:table-cell table:style-name="ce44" office:value-type="float" office:value="33515" calcext:value-type="float">
            <text:p>33,515</text:p>
          </table:table-cell>
          <table:table-cell table:style-name="ce44" office:value-type="float" office:value="16968" calcext:value-type="float">
            <text:p>16,968</text:p>
          </table:table-cell>
          <table:table-cell table:style-name="ce48" office:value-type="float" office:value="16547" calcext:value-type="float">
            <text:p>16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1" office:value-type="float" office:value="36773" calcext:value-type="float">
            <text:p>36,773</text:p>
          </table:table-cell>
          <table:table-cell table:style-name="ce44" office:value-type="float" office:value="125459" calcext:value-type="float">
            <text:p>125,459</text:p>
          </table:table-cell>
          <table:table-cell table:style-name="ce44" office:value-type="float" office:value="63038" calcext:value-type="float">
            <text:p>63,038</text:p>
          </table:table-cell>
          <table:table-cell table:style-name="ce48" office:value-type="float" office:value="62421" calcext:value-type="float">
            <text:p>62,4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1" office:value-type="float" office:value="15121" calcext:value-type="float">
            <text:p>15,121</text:p>
          </table:table-cell>
          <table:table-cell table:style-name="ce44" office:value-type="float" office:value="56088" calcext:value-type="float">
            <text:p>56,088</text:p>
          </table:table-cell>
          <table:table-cell table:style-name="ce44" office:value-type="float" office:value="28654" calcext:value-type="float">
            <text:p>28,654</text:p>
          </table:table-cell>
          <table:table-cell table:style-name="ce48" office:value-type="float" office:value="27434" calcext:value-type="float">
            <text:p>27,4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1" office:value-type="float" office:value="12534" calcext:value-type="float">
            <text:p>12,534</text:p>
          </table:table-cell>
          <table:table-cell table:style-name="ce44" office:value-type="float" office:value="43985" calcext:value-type="float">
            <text:p>43,985</text:p>
          </table:table-cell>
          <table:table-cell table:style-name="ce44" office:value-type="float" office:value="22865" calcext:value-type="float">
            <text:p>22,865</text:p>
          </table:table-cell>
          <table:table-cell table:style-name="ce48" office:value-type="float" office:value="21120" calcext:value-type="float">
            <text:p>21,1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1" office:value-type="float" office:value="14310" calcext:value-type="float">
            <text:p>14,310</text:p>
          </table:table-cell>
          <table:table-cell table:style-name="ce44" office:value-type="float" office:value="53869" calcext:value-type="float">
            <text:p>53,869</text:p>
          </table:table-cell>
          <table:table-cell table:style-name="ce44" office:value-type="float" office:value="27810" calcext:value-type="float">
            <text:p>27,810</text:p>
          </table:table-cell>
          <table:table-cell table:style-name="ce48" office:value-type="float" office:value="26059" calcext:value-type="float">
            <text:p>26,0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1" office:value-type="float" office:value="4145" calcext:value-type="float">
            <text:p>4,145</text:p>
          </table:table-cell>
          <table:table-cell table:style-name="ce44" office:value-type="float" office:value="17137" calcext:value-type="float">
            <text:p>17,137</text:p>
          </table:table-cell>
          <table:table-cell table:style-name="ce44" office:value-type="float" office:value="8816" calcext:value-type="float">
            <text:p>8,816</text:p>
          </table:table-cell>
          <table:table-cell table:style-name="ce48" office:value-type="float" office:value="8321" calcext:value-type="float">
            <text:p>8,3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1" office:value-type="float" office:value="8985" calcext:value-type="float">
            <text:p>8,985</text:p>
          </table:table-cell>
          <table:table-cell table:style-name="ce44" office:value-type="float" office:value="35951" calcext:value-type="float">
            <text:p>35,951</text:p>
          </table:table-cell>
          <table:table-cell table:style-name="ce44" office:value-type="float" office:value="18479" calcext:value-type="float">
            <text:p>18,479</text:p>
          </table:table-cell>
          <table:table-cell table:style-name="ce48" office:value-type="float" office:value="17472" calcext:value-type="float">
            <text:p>17,4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1" office:value-type="float" office:value="12086" calcext:value-type="float">
            <text:p>12,086</text:p>
          </table:table-cell>
          <table:table-cell table:style-name="ce44" office:value-type="float" office:value="48850" calcext:value-type="float">
            <text:p>48,850</text:p>
          </table:table-cell>
          <table:table-cell table:style-name="ce44" office:value-type="float" office:value="25551" calcext:value-type="float">
            <text:p>25,551</text:p>
          </table:table-cell>
          <table:table-cell table:style-name="ce48" office:value-type="float" office:value="23299" calcext:value-type="float">
            <text:p>23,2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1" office:value-type="float" office:value="9777" calcext:value-type="float">
            <text:p>9,777</text:p>
          </table:table-cell>
          <table:table-cell table:style-name="ce44" office:value-type="float" office:value="39135" calcext:value-type="float">
            <text:p>39,135</text:p>
          </table:table-cell>
          <table:table-cell table:style-name="ce44" office:value-type="float" office:value="20275" calcext:value-type="float">
            <text:p>20,275</text:p>
          </table:table-cell>
          <table:table-cell table:style-name="ce48" office:value-type="float" office:value="18860" calcext:value-type="float">
            <text:p>18,8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1" office:value-type="float" office:value="12992" calcext:value-type="float">
            <text:p>12,992</text:p>
          </table:table-cell>
          <table:table-cell table:style-name="ce44" office:value-type="float" office:value="46125" calcext:value-type="float">
            <text:p>46,125</text:p>
          </table:table-cell>
          <table:table-cell table:style-name="ce44" office:value-type="float" office:value="23747" calcext:value-type="float">
            <text:p>23,747</text:p>
          </table:table-cell>
          <table:table-cell table:style-name="ce48" office:value-type="float" office:value="22378" calcext:value-type="float">
            <text:p>22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1" office:value-type="float" office:value="6868" calcext:value-type="float">
            <text:p>6,868</text:p>
          </table:table-cell>
          <table:table-cell table:style-name="ce44" office:value-type="float" office:value="24778" calcext:value-type="float">
            <text:p>24,778</text:p>
          </table:table-cell>
          <table:table-cell table:style-name="ce44" office:value-type="float" office:value="13172" calcext:value-type="float">
            <text:p>13,172</text:p>
          </table:table-cell>
          <table:table-cell table:style-name="ce48" office:value-type="float" office:value="11606" calcext:value-type="float">
            <text:p>11,6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1" office:value-type="float" office:value="10267" calcext:value-type="float">
            <text:p>10,267</text:p>
          </table:table-cell>
          <table:table-cell table:style-name="ce44" office:value-type="float" office:value="36573" calcext:value-type="float">
            <text:p>36,573</text:p>
          </table:table-cell>
          <table:table-cell table:style-name="ce44" office:value-type="float" office:value="19065" calcext:value-type="float">
            <text:p>19,065</text:p>
          </table:table-cell>
          <table:table-cell table:style-name="ce48" office:value-type="float" office:value="17508" calcext:value-type="float">
            <text:p>17,5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1" office:value-type="float" office:value="8821" calcext:value-type="float">
            <text:p>8,821</text:p>
          </table:table-cell>
          <table:table-cell table:style-name="ce44" office:value-type="float" office:value="34264" calcext:value-type="float">
            <text:p>34,264</text:p>
          </table:table-cell>
          <table:table-cell table:style-name="ce44" office:value-type="float" office:value="17968" calcext:value-type="float">
            <text:p>17,968</text:p>
          </table:table-cell>
          <table:table-cell table:style-name="ce48" office:value-type="float" office:value="16296" calcext:value-type="float">
            <text:p>16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1" office:value-type="float" office:value="9944" calcext:value-type="float">
            <text:p>9,944</text:p>
          </table:table-cell>
          <table:table-cell table:style-name="ce44" office:value-type="float" office:value="35319" calcext:value-type="float">
            <text:p>35,319</text:p>
          </table:table-cell>
          <table:table-cell table:style-name="ce44" office:value-type="float" office:value="18287" calcext:value-type="float">
            <text:p>18,287</text:p>
          </table:table-cell>
          <table:table-cell table:style-name="ce48" office:value-type="float" office:value="17032" calcext:value-type="float">
            <text:p>17,0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1" office:value-type="float" office:value="10432" calcext:value-type="float">
            <text:p>10,432</text:p>
          </table:table-cell>
          <table:table-cell table:style-name="ce44" office:value-type="float" office:value="39201" calcext:value-type="float">
            <text:p>39,201</text:p>
          </table:table-cell>
          <table:table-cell table:style-name="ce44" office:value-type="float" office:value="20308" calcext:value-type="float">
            <text:p>20,308</text:p>
          </table:table-cell>
          <table:table-cell table:style-name="ce48" office:value-type="float" office:value="18893" calcext:value-type="float">
            <text:p>18,8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1" office:value-type="float" office:value="12312" calcext:value-type="float">
            <text:p>12,312</text:p>
          </table:table-cell>
          <table:table-cell table:style-name="ce44" office:value-type="float" office:value="44697" calcext:value-type="float">
            <text:p>44,697</text:p>
          </table:table-cell>
          <table:table-cell table:style-name="ce44" office:value-type="float" office:value="22964" calcext:value-type="float">
            <text:p>22,964</text:p>
          </table:table-cell>
          <table:table-cell table:style-name="ce48" office:value-type="float" office:value="21733" calcext:value-type="float">
            <text:p>21,7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1" office:value-type="float" office:value="5310" calcext:value-type="float">
            <text:p>5,310</text:p>
          </table:table-cell>
          <table:table-cell table:style-name="ce44" office:value-type="float" office:value="16491" calcext:value-type="float">
            <text:p>16,491</text:p>
          </table:table-cell>
          <table:table-cell table:style-name="ce44" office:value-type="float" office:value="8654" calcext:value-type="float">
            <text:p>8,654</text:p>
          </table:table-cell>
          <table:table-cell table:style-name="ce48" office:value-type="float" office:value="7837" calcext:value-type="float">
            <text:p>7,8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1" office:value-type="float" office:value="7684" calcext:value-type="float">
            <text:p>7,684</text:p>
          </table:table-cell>
          <table:table-cell table:style-name="ce44" office:value-type="float" office:value="28624" calcext:value-type="float">
            <text:p>28,624</text:p>
          </table:table-cell>
          <table:table-cell table:style-name="ce44" office:value-type="float" office:value="14912" calcext:value-type="float">
            <text:p>14,912</text:p>
          </table:table-cell>
          <table:table-cell table:style-name="ce48" office:value-type="float" office:value="13712" calcext:value-type="float">
            <text:p>13,7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1" office:value-type="float" office:value="8599" calcext:value-type="float">
            <text:p>8,599</text:p>
          </table:table-cell>
          <table:table-cell table:style-name="ce44" office:value-type="float" office:value="31742" calcext:value-type="float">
            <text:p>31,742</text:p>
          </table:table-cell>
          <table:table-cell table:style-name="ce44" office:value-type="float" office:value="16558" calcext:value-type="float">
            <text:p>16,558</text:p>
          </table:table-cell>
          <table:table-cell table:style-name="ce48" office:value-type="float" office:value="15184" calcext:value-type="float">
            <text:p>15,1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1" office:value-type="float" office:value="9975" calcext:value-type="float">
            <text:p>9,975</text:p>
          </table:table-cell>
          <table:table-cell table:style-name="ce44" office:value-type="float" office:value="36221" calcext:value-type="float">
            <text:p>36,221</text:p>
          </table:table-cell>
          <table:table-cell table:style-name="ce44" office:value-type="float" office:value="19186" calcext:value-type="float">
            <text:p>19,186</text:p>
          </table:table-cell>
          <table:table-cell table:style-name="ce48" office:value-type="float" office:value="17035" calcext:value-type="float">
            <text:p>17,0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1" office:value-type="float" office:value="5409" calcext:value-type="float">
            <text:p>5,409</text:p>
          </table:table-cell>
          <table:table-cell table:style-name="ce44" office:value-type="float" office:value="18933" calcext:value-type="float">
            <text:p>18,933</text:p>
          </table:table-cell>
          <table:table-cell table:style-name="ce44" office:value-type="float" office:value="10285" calcext:value-type="float">
            <text:p>10,285</text:p>
          </table:table-cell>
          <table:table-cell table:style-name="ce48" office:value-type="float" office:value="8648" calcext:value-type="float">
            <text:p>8,6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1" office:value-type="float" office:value="4587" calcext:value-type="float">
            <text:p>4,587</text:p>
          </table:table-cell>
          <table:table-cell table:style-name="ce44" office:value-type="float" office:value="16431" calcext:value-type="float">
            <text:p>16,431</text:p>
          </table:table-cell>
          <table:table-cell table:style-name="ce44" office:value-type="float" office:value="8652" calcext:value-type="float">
            <text:p>8,652</text:p>
          </table:table-cell>
          <table:table-cell table:style-name="ce48" office:value-type="float" office:value="7779" calcext:value-type="float">
            <text:p>7,77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2" office:value-type="float" office:value="8664" calcext:value-type="float">
            <text:p>8,664</text:p>
          </table:table-cell>
          <table:table-cell table:style-name="ce45" office:value-type="float" office:value="31480" calcext:value-type="float">
            <text:p>31,480</text:p>
          </table:table-cell>
          <table:table-cell table:style-name="ce45" office:value-type="float" office:value="16613" calcext:value-type="float">
            <text:p>16,613</text:p>
          </table:table-cell>
          <table:table-cell table:style-name="ce49" office:value-type="float" office:value="14867" calcext:value-type="float">
            <text:p>14,867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南投縣</text:p>
          </table:table-cell>
          <table:table-cell table:style-name="ce51" office:value-type="float" office:value="170890" calcext:value-type="float">
            <text:p>170,890</text:p>
          </table:table-cell>
          <table:table-cell table:style-name="ce48" office:value-type="float" office:value="525940" calcext:value-type="float">
            <text:p>525,940</text:p>
          </table:table-cell>
          <table:table-cell table:style-name="ce44" office:value-type="float" office:value="270769" calcext:value-type="float">
            <text:p>270,769</text:p>
          </table:table-cell>
          <table:table-cell table:style-name="ce70" office:value-type="float" office:value="255171" calcext:value-type="float">
            <text:p>255,1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1" office:value-type="float" office:value="33322" calcext:value-type="float">
            <text:p>33,322</text:p>
          </table:table-cell>
          <table:table-cell table:style-name="ce44" office:value-type="float" office:value="104048" calcext:value-type="float">
            <text:p>104,048</text:p>
          </table:table-cell>
          <table:table-cell table:style-name="ce44" office:value-type="float" office:value="52379" calcext:value-type="float">
            <text:p>52,379</text:p>
          </table:table-cell>
          <table:table-cell table:style-name="ce70" office:value-type="float" office:value="51669" calcext:value-type="float">
            <text:p>51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1" office:value-type="float" office:value="28320" calcext:value-type="float">
            <text:p>28,320</text:p>
          </table:table-cell>
          <table:table-cell table:style-name="ce44" office:value-type="float" office:value="84946" calcext:value-type="float">
            <text:p>84,946</text:p>
          </table:table-cell>
          <table:table-cell table:style-name="ce44" office:value-type="float" office:value="42897" calcext:value-type="float">
            <text:p>42,897</text:p>
          </table:table-cell>
          <table:table-cell table:style-name="ce70" office:value-type="float" office:value="42049" calcext:value-type="float">
            <text:p>42,0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1" office:value-type="float" office:value="30936" calcext:value-type="float">
            <text:p>30,936</text:p>
          </table:table-cell>
          <table:table-cell table:style-name="ce44" office:value-type="float" office:value="99625" calcext:value-type="float">
            <text:p>99,625</text:p>
          </table:table-cell>
          <table:table-cell table:style-name="ce44" office:value-type="float" office:value="50362" calcext:value-type="float">
            <text:p>50,362</text:p>
          </table:table-cell>
          <table:table-cell table:style-name="ce70" office:value-type="float" office:value="49263" calcext:value-type="float">
            <text:p>49,2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1" office:value-type="float" office:value="19079" calcext:value-type="float">
            <text:p>19,079</text:p>
          </table:table-cell>
          <table:table-cell table:style-name="ce44" office:value-type="float" office:value="58304" calcext:value-type="float">
            <text:p>58,304</text:p>
          </table:table-cell>
          <table:table-cell table:style-name="ce44" office:value-type="float" office:value="30072" calcext:value-type="float">
            <text:p>30,072</text:p>
          </table:table-cell>
          <table:table-cell table:style-name="ce70" office:value-type="float" office:value="28232" calcext:value-type="float">
            <text:p>28,2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1" office:value-type="float" office:value="4288" calcext:value-type="float">
            <text:p>4,288</text:p>
          </table:table-cell>
          <table:table-cell table:style-name="ce44" office:value-type="float" office:value="11883" calcext:value-type="float">
            <text:p>11,883</text:p>
          </table:table-cell>
          <table:table-cell table:style-name="ce44" office:value-type="float" office:value="6238" calcext:value-type="float">
            <text:p>6,238</text:p>
          </table:table-cell>
          <table:table-cell table:style-name="ce70" office:value-type="float" office:value="5645" calcext:value-type="float">
            <text:p>5,6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1" office:value-type="float" office:value="12125" calcext:value-type="float">
            <text:p>12,125</text:p>
          </table:table-cell>
          <table:table-cell table:style-name="ce44" office:value-type="float" office:value="41187" calcext:value-type="float">
            <text:p>41,187</text:p>
          </table:table-cell>
          <table:table-cell table:style-name="ce44" office:value-type="float" office:value="21613" calcext:value-type="float">
            <text:p>21,613</text:p>
          </table:table-cell>
          <table:table-cell table:style-name="ce70" office:value-type="float" office:value="19574" calcext:value-type="float">
            <text:p>19,5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1" office:value-type="float" office:value="6782" calcext:value-type="float">
            <text:p>6,782</text:p>
          </table:table-cell>
          <table:table-cell table:style-name="ce44" office:value-type="float" office:value="19101" calcext:value-type="float">
            <text:p>19,101</text:p>
          </table:table-cell>
          <table:table-cell table:style-name="ce44" office:value-type="float" office:value="10152" calcext:value-type="float">
            <text:p>10,152</text:p>
          </table:table-cell>
          <table:table-cell table:style-name="ce70" office:value-type="float" office:value="8949" calcext:value-type="float">
            <text:p>8,9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1" office:value-type="float" office:value="5624" calcext:value-type="float">
            <text:p>5,624</text:p>
          </table:table-cell>
          <table:table-cell table:style-name="ce44" office:value-type="float" office:value="16139" calcext:value-type="float">
            <text:p>16,139</text:p>
          </table:table-cell>
          <table:table-cell table:style-name="ce44" office:value-type="float" office:value="8779" calcext:value-type="float">
            <text:p>8,779</text:p>
          </table:table-cell>
          <table:table-cell table:style-name="ce70" office:value-type="float" office:value="7360" calcext:value-type="float">
            <text:p>7,3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1" office:value-type="float" office:value="5798" calcext:value-type="float">
            <text:p>5,798</text:p>
          </table:table-cell>
          <table:table-cell table:style-name="ce44" office:value-type="float" office:value="17170" calcext:value-type="float">
            <text:p>17,170</text:p>
          </table:table-cell>
          <table:table-cell table:style-name="ce44" office:value-type="float" office:value="9042" calcext:value-type="float">
            <text:p>9,042</text:p>
          </table:table-cell>
          <table:table-cell table:style-name="ce70" office:value-type="float" office:value="8128" calcext:value-type="float">
            <text:p>8,1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1" office:value-type="float" office:value="7224" calcext:value-type="float">
            <text:p>7,224</text:p>
          </table:table-cell>
          <table:table-cell table:style-name="ce44" office:value-type="float" office:value="20616" calcext:value-type="float">
            <text:p>20,616</text:p>
          </table:table-cell>
          <table:table-cell table:style-name="ce44" office:value-type="float" office:value="11245" calcext:value-type="float">
            <text:p>11,245</text:p>
          </table:table-cell>
          <table:table-cell table:style-name="ce70" office:value-type="float" office:value="9371" calcext:value-type="float">
            <text:p>9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1" office:value-type="float" office:value="7221" calcext:value-type="float">
            <text:p>7,221</text:p>
          </table:table-cell>
          <table:table-cell table:style-name="ce44" office:value-type="float" office:value="20017" calcext:value-type="float">
            <text:p>20,017</text:p>
          </table:table-cell>
          <table:table-cell table:style-name="ce44" office:value-type="float" office:value="10504" calcext:value-type="float">
            <text:p>10,504</text:p>
          </table:table-cell>
          <table:table-cell table:style-name="ce70" office:value-type="float" office:value="9513" calcext:value-type="float">
            <text:p>9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1" office:value-type="float" office:value="5243" calcext:value-type="float">
            <text:p>5,243</text:p>
          </table:table-cell>
          <table:table-cell table:style-name="ce44" office:value-type="float" office:value="17273" calcext:value-type="float">
            <text:p>17,273</text:p>
          </table:table-cell>
          <table:table-cell table:style-name="ce44" office:value-type="float" office:value="9327" calcext:value-type="float">
            <text:p>9,327</text:p>
          </table:table-cell>
          <table:table-cell table:style-name="ce70" office:value-type="float" office:value="7946" calcext:value-type="float">
            <text:p>7,94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2" office:value-type="float" office:value="4928" calcext:value-type="float">
            <text:p>4,928</text:p>
          </table:table-cell>
          <table:table-cell table:style-name="ce45" office:value-type="float" office:value="15631" calcext:value-type="float">
            <text:p>15,631</text:p>
          </table:table-cell>
          <table:table-cell table:style-name="ce45" office:value-type="float" office:value="8159" calcext:value-type="float">
            <text:p>8,159</text:p>
          </table:table-cell>
          <table:table-cell table:style-name="ce57" office:value-type="float" office:value="7472" calcext:value-type="float">
            <text:p>7,47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5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雲林縣</text:p>
          </table:table-cell>
          <table:table-cell table:style-name="ce51" office:value-type="float" office:value="229849" calcext:value-type="float">
            <text:p>229,849</text:p>
          </table:table-cell>
          <table:table-cell table:style-name="ce48" office:value-type="float" office:value="716827" calcext:value-type="float">
            <text:p>716,827</text:p>
          </table:table-cell>
          <table:table-cell table:style-name="ce44" office:value-type="float" office:value="374281" calcext:value-type="float">
            <text:p>374,281</text:p>
          </table:table-cell>
          <table:table-cell table:style-name="ce70" office:value-type="float" office:value="342546" calcext:value-type="float">
            <text:p>342,5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1" office:value-type="float" office:value="34879" calcext:value-type="float">
            <text:p>34,879</text:p>
          </table:table-cell>
          <table:table-cell table:style-name="ce44" office:value-type="float" office:value="106915" calcext:value-type="float">
            <text:p>106,915</text:p>
          </table:table-cell>
          <table:table-cell table:style-name="ce44" office:value-type="float" office:value="53791" calcext:value-type="float">
            <text:p>53,791</text:p>
          </table:table-cell>
          <table:table-cell table:style-name="ce70" office:value-type="float" office:value="53124" calcext:value-type="float">
            <text:p>53,1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1" office:value-type="float" office:value="15257" calcext:value-type="float">
            <text:p>15,257</text:p>
          </table:table-cell>
          <table:table-cell table:style-name="ce44" office:value-type="float" office:value="47075" calcext:value-type="float">
            <text:p>47,075</text:p>
          </table:table-cell>
          <table:table-cell table:style-name="ce44" office:value-type="float" office:value="23951" calcext:value-type="float">
            <text:p>23,951</text:p>
          </table:table-cell>
          <table:table-cell table:style-name="ce70" office:value-type="float" office:value="23124" calcext:value-type="float">
            <text:p>23,1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1" office:value-type="float" office:value="22571" calcext:value-type="float">
            <text:p>22,571</text:p>
          </table:table-cell>
          <table:table-cell table:style-name="ce44" office:value-type="float" office:value="70027" calcext:value-type="float">
            <text:p>70,027</text:p>
          </table:table-cell>
          <table:table-cell table:style-name="ce44" office:value-type="float" office:value="35637" calcext:value-type="float">
            <text:p>35,637</text:p>
          </table:table-cell>
          <table:table-cell table:style-name="ce70" office:value-type="float" office:value="34390" calcext:value-type="float">
            <text:p>34,3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1" office:value-type="float" office:value="14008" calcext:value-type="float">
            <text:p>14,008</text:p>
          </table:table-cell>
          <table:table-cell table:style-name="ce44" office:value-type="float" office:value="48415" calcext:value-type="float">
            <text:p>48,415</text:p>
          </table:table-cell>
          <table:table-cell table:style-name="ce44" office:value-type="float" office:value="24626" calcext:value-type="float">
            <text:p>24,626</text:p>
          </table:table-cell>
          <table:table-cell table:style-name="ce70" office:value-type="float" office:value="23789" calcext:value-type="float">
            <text:p>23,7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1" office:value-type="float" office:value="8740" calcext:value-type="float">
            <text:p>8,740</text:p>
          </table:table-cell>
          <table:table-cell table:style-name="ce44" office:value-type="float" office:value="30405" calcext:value-type="float">
            <text:p>30,405</text:p>
          </table:table-cell>
          <table:table-cell table:style-name="ce44" office:value-type="float" office:value="15888" calcext:value-type="float">
            <text:p>15,888</text:p>
          </table:table-cell>
          <table:table-cell table:style-name="ce70" office:value-type="float" office:value="14517" calcext:value-type="float">
            <text:p>14,5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1" office:value-type="float" office:value="15339" calcext:value-type="float">
            <text:p>15,339</text:p>
          </table:table-cell>
          <table:table-cell table:style-name="ce44" office:value-type="float" office:value="42971" calcext:value-type="float">
            <text:p>42,971</text:p>
          </table:table-cell>
          <table:table-cell table:style-name="ce44" office:value-type="float" office:value="22369" calcext:value-type="float">
            <text:p>22,369</text:p>
          </table:table-cell>
          <table:table-cell table:style-name="ce70" office:value-type="float" office:value="20602" calcext:value-type="float">
            <text:p>20,6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1" office:value-type="float" office:value="10652" calcext:value-type="float">
            <text:p>10,652</text:p>
          </table:table-cell>
          <table:table-cell table:style-name="ce44" office:value-type="float" office:value="33984" calcext:value-type="float">
            <text:p>33,984</text:p>
          </table:table-cell>
          <table:table-cell table:style-name="ce44" office:value-type="float" office:value="17966" calcext:value-type="float">
            <text:p>17,966</text:p>
          </table:table-cell>
          <table:table-cell table:style-name="ce70" office:value-type="float" office:value="16018" calcext:value-type="float">
            <text:p>16,0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1" office:value-type="float" office:value="6640" calcext:value-type="float">
            <text:p>6,640</text:p>
          </table:table-cell>
          <table:table-cell table:style-name="ce44" office:value-type="float" office:value="21162" calcext:value-type="float">
            <text:p>21,162</text:p>
          </table:table-cell>
          <table:table-cell table:style-name="ce44" office:value-type="float" office:value="11362" calcext:value-type="float">
            <text:p>11,362</text:p>
          </table:table-cell>
          <table:table-cell table:style-name="ce70" office:value-type="float" office:value="9800" calcext:value-type="float">
            <text:p>9,8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1" office:value-type="float" office:value="9037" calcext:value-type="float">
            <text:p>9,037</text:p>
          </table:table-cell>
          <table:table-cell table:style-name="ce44" office:value-type="float" office:value="30438" calcext:value-type="float">
            <text:p>30,438</text:p>
          </table:table-cell>
          <table:table-cell table:style-name="ce44" office:value-type="float" office:value="15947" calcext:value-type="float">
            <text:p>15,947</text:p>
          </table:table-cell>
          <table:table-cell table:style-name="ce70" office:value-type="float" office:value="14491" calcext:value-type="float">
            <text:p>14,4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1" office:value-type="float" office:value="5759" calcext:value-type="float">
            <text:p>5,759</text:p>
          </table:table-cell>
          <table:table-cell table:style-name="ce44" office:value-type="float" office:value="19698" calcext:value-type="float">
            <text:p>19,698</text:p>
          </table:table-cell>
          <table:table-cell table:style-name="ce44" office:value-type="float" office:value="10275" calcext:value-type="float">
            <text:p>10,275</text:p>
          </table:table-cell>
          <table:table-cell table:style-name="ce70" office:value-type="float" office:value="9423" calcext:value-type="float">
            <text:p>9,4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1" office:value-type="float" office:value="8778" calcext:value-type="float">
            <text:p>8,778</text:p>
          </table:table-cell>
          <table:table-cell table:style-name="ce44" office:value-type="float" office:value="29611" calcext:value-type="float">
            <text:p>29,611</text:p>
          </table:table-cell>
          <table:table-cell table:style-name="ce44" office:value-type="float" office:value="15868" calcext:value-type="float">
            <text:p>15,868</text:p>
          </table:table-cell>
          <table:table-cell table:style-name="ce70" office:value-type="float" office:value="13743" calcext:value-type="float">
            <text:p>13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1" office:value-type="float" office:value="8309" calcext:value-type="float">
            <text:p>8,309</text:p>
          </table:table-cell>
          <table:table-cell table:style-name="ce44" office:value-type="float" office:value="27257" calcext:value-type="float">
            <text:p>27,257</text:p>
          </table:table-cell>
          <table:table-cell table:style-name="ce44" office:value-type="float" office:value="14355" calcext:value-type="float">
            <text:p>14,355</text:p>
          </table:table-cell>
          <table:table-cell table:style-name="ce70" office:value-type="float" office:value="12902" calcext:value-type="float">
            <text:p>12,9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1" office:value-type="float" office:value="12590" calcext:value-type="float">
            <text:p>12,590</text:p>
          </table:table-cell>
          <table:table-cell table:style-name="ce44" office:value-type="float" office:value="37358" calcext:value-type="float">
            <text:p>37,358</text:p>
          </table:table-cell>
          <table:table-cell table:style-name="ce44" office:value-type="float" office:value="19463" calcext:value-type="float">
            <text:p>19,463</text:p>
          </table:table-cell>
          <table:table-cell table:style-name="ce70" office:value-type="float" office:value="17895" calcext:value-type="float">
            <text:p>17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1" office:value-type="float" office:value="5698" calcext:value-type="float">
            <text:p>5,698</text:p>
          </table:table-cell>
          <table:table-cell table:style-name="ce44" office:value-type="float" office:value="16716" calcext:value-type="float">
            <text:p>16,716</text:p>
          </table:table-cell>
          <table:table-cell table:style-name="ce44" office:value-type="float" office:value="9109" calcext:value-type="float">
            <text:p>9,109</text:p>
          </table:table-cell>
          <table:table-cell table:style-name="ce70" office:value-type="float" office:value="7607" calcext:value-type="float">
            <text:p>7,6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1" office:value-type="float" office:value="4295" calcext:value-type="float">
            <text:p>4,295</text:p>
          </table:table-cell>
          <table:table-cell table:style-name="ce44" office:value-type="float" office:value="14207" calcext:value-type="float">
            <text:p>14,207</text:p>
          </table:table-cell>
          <table:table-cell table:style-name="ce44" office:value-type="float" office:value="7566" calcext:value-type="float">
            <text:p>7,566</text:p>
          </table:table-cell>
          <table:table-cell table:style-name="ce70" office:value-type="float" office:value="6641" calcext:value-type="float">
            <text:p>6,6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1" office:value-type="float" office:value="8933" calcext:value-type="float">
            <text:p>8,933</text:p>
          </table:table-cell>
          <table:table-cell table:style-name="ce44" office:value-type="float" office:value="26127" calcext:value-type="float">
            <text:p>26,127</text:p>
          </table:table-cell>
          <table:table-cell table:style-name="ce44" office:value-type="float" office:value="14032" calcext:value-type="float">
            <text:p>14,032</text:p>
          </table:table-cell>
          <table:table-cell table:style-name="ce70" office:value-type="float" office:value="12095" calcext:value-type="float">
            <text:p>12,0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1" office:value-type="float" office:value="9318" calcext:value-type="float">
            <text:p>9,318</text:p>
          </table:table-cell>
          <table:table-cell table:style-name="ce44" office:value-type="float" office:value="28710" calcext:value-type="float">
            <text:p>28,710</text:p>
          </table:table-cell>
          <table:table-cell table:style-name="ce44" office:value-type="float" office:value="15640" calcext:value-type="float">
            <text:p>15,640</text:p>
          </table:table-cell>
          <table:table-cell table:style-name="ce70" office:value-type="float" office:value="13070" calcext:value-type="float">
            <text:p>13,0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1" office:value-type="float" office:value="9066" calcext:value-type="float">
            <text:p>9,066</text:p>
          </table:table-cell>
          <table:table-cell table:style-name="ce44" office:value-type="float" office:value="26635" calcext:value-type="float">
            <text:p>26,635</text:p>
          </table:table-cell>
          <table:table-cell table:style-name="ce44" office:value-type="float" office:value="14531" calcext:value-type="float">
            <text:p>14,531</text:p>
          </table:table-cell>
          <table:table-cell table:style-name="ce70" office:value-type="float" office:value="12104" calcext:value-type="float">
            <text:p>12,1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1" office:value-type="float" office:value="9610" calcext:value-type="float">
            <text:p>9,610</text:p>
          </table:table-cell>
          <table:table-cell table:style-name="ce44" office:value-type="float" office:value="30270" calcext:value-type="float">
            <text:p>30,270</text:p>
          </table:table-cell>
          <table:table-cell table:style-name="ce44" office:value-type="float" office:value="16134" calcext:value-type="float">
            <text:p>16,134</text:p>
          </table:table-cell>
          <table:table-cell table:style-name="ce70" office:value-type="float" office:value="14136" calcext:value-type="float">
            <text:p>14,13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2" office:value-type="float" office:value="10370" calcext:value-type="float">
            <text:p>10,370</text:p>
          </table:table-cell>
          <table:table-cell table:style-name="ce45" office:value-type="float" office:value="28846" calcext:value-type="float">
            <text:p>28,846</text:p>
          </table:table-cell>
          <table:table-cell table:style-name="ce45" office:value-type="float" office:value="15771" calcext:value-type="float">
            <text:p>15,771</text:p>
          </table:table-cell>
          <table:table-cell table:style-name="ce57" office:value-type="float" office:value="13075" calcext:value-type="float">
            <text:p>13,075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縣</text:p>
          </table:table-cell>
          <table:table-cell table:style-name="ce51" office:value-type="float" office:value="176550" calcext:value-type="float">
            <text:p>176,550</text:p>
          </table:table-cell>
          <table:table-cell table:style-name="ce48" office:value-type="float" office:value="542288" calcext:value-type="float">
            <text:p>542,288</text:p>
          </table:table-cell>
          <table:table-cell table:style-name="ce44" office:value-type="float" office:value="282775" calcext:value-type="float">
            <text:p>282,775</text:p>
          </table:table-cell>
          <table:table-cell table:style-name="ce70" office:value-type="float" office:value="259513" calcext:value-type="float">
            <text:p>259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1" office:value-type="float" office:value="11340" calcext:value-type="float">
            <text:p>11,340</text:p>
          </table:table-cell>
          <table:table-cell table:style-name="ce44" office:value-type="float" office:value="36659" calcext:value-type="float">
            <text:p>36,659</text:p>
          </table:table-cell>
          <table:table-cell table:style-name="ce44" office:value-type="float" office:value="18905" calcext:value-type="float">
            <text:p>18,905</text:p>
          </table:table-cell>
          <table:table-cell table:style-name="ce70" office:value-type="float" office:value="17754" calcext:value-type="float">
            <text:p>17,7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1" office:value-type="float" office:value="14652" calcext:value-type="float">
            <text:p>14,652</text:p>
          </table:table-cell>
          <table:table-cell table:style-name="ce44" office:value-type="float" office:value="44084" calcext:value-type="float">
            <text:p>44,084</text:p>
          </table:table-cell>
          <table:table-cell table:style-name="ce44" office:value-type="float" office:value="22493" calcext:value-type="float">
            <text:p>22,493</text:p>
          </table:table-cell>
          <table:table-cell table:style-name="ce70" office:value-type="float" office:value="21591" calcext:value-type="float">
            <text:p>21,5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1" office:value-type="float" office:value="10134" calcext:value-type="float">
            <text:p>10,134</text:p>
          </table:table-cell>
          <table:table-cell table:style-name="ce44" office:value-type="float" office:value="30049" calcext:value-type="float">
            <text:p>30,049</text:p>
          </table:table-cell>
          <table:table-cell table:style-name="ce44" office:value-type="float" office:value="15396" calcext:value-type="float">
            <text:p>15,396</text:p>
          </table:table-cell>
          <table:table-cell table:style-name="ce70" office:value-type="float" office:value="14653" calcext:value-type="float">
            <text:p>14,6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1" office:value-type="float" office:value="11211" calcext:value-type="float">
            <text:p>11,211</text:p>
          </table:table-cell>
          <table:table-cell table:style-name="ce44" office:value-type="float" office:value="33541" calcext:value-type="float">
            <text:p>33,541</text:p>
          </table:table-cell>
          <table:table-cell table:style-name="ce44" office:value-type="float" office:value="17228" calcext:value-type="float">
            <text:p>17,228</text:p>
          </table:table-cell>
          <table:table-cell table:style-name="ce70" office:value-type="float" office:value="16313" calcext:value-type="float">
            <text:p>16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1" office:value-type="float" office:value="22835" calcext:value-type="float">
            <text:p>22,835</text:p>
          </table:table-cell>
          <table:table-cell table:style-name="ce44" office:value-type="float" office:value="72525" calcext:value-type="float">
            <text:p>72,525</text:p>
          </table:table-cell>
          <table:table-cell table:style-name="ce44" office:value-type="float" office:value="37231" calcext:value-type="float">
            <text:p>37,231</text:p>
          </table:table-cell>
          <table:table-cell table:style-name="ce70" office:value-type="float" office:value="35294" calcext:value-type="float">
            <text:p>35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1" office:value-type="float" office:value="5390" calcext:value-type="float">
            <text:p>5,390</text:p>
          </table:table-cell>
          <table:table-cell table:style-name="ce44" office:value-type="float" office:value="16218" calcext:value-type="float">
            <text:p>16,218</text:p>
          </table:table-cell>
          <table:table-cell table:style-name="ce44" office:value-type="float" office:value="8654" calcext:value-type="float">
            <text:p>8,654</text:p>
          </table:table-cell>
          <table:table-cell table:style-name="ce70" office:value-type="float" office:value="7564" calcext:value-type="float">
            <text:p>7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1" office:value-type="float" office:value="10404" calcext:value-type="float">
            <text:p>10,404</text:p>
          </table:table-cell>
          <table:table-cell table:style-name="ce44" office:value-type="float" office:value="34628" calcext:value-type="float">
            <text:p>34,628</text:p>
          </table:table-cell>
          <table:table-cell table:style-name="ce44" office:value-type="float" office:value="18257" calcext:value-type="float">
            <text:p>18,257</text:p>
          </table:table-cell>
          <table:table-cell table:style-name="ce70" office:value-type="float" office:value="16371" calcext:value-type="float">
            <text:p>16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1" office:value-type="float" office:value="9150" calcext:value-type="float">
            <text:p>9,150</text:p>
          </table:table-cell>
          <table:table-cell table:style-name="ce44" office:value-type="float" office:value="26270" calcext:value-type="float">
            <text:p>26,270</text:p>
          </table:table-cell>
          <table:table-cell table:style-name="ce44" office:value-type="float" office:value="13914" calcext:value-type="float">
            <text:p>13,914</text:p>
          </table:table-cell>
          <table:table-cell table:style-name="ce70" office:value-type="float" office:value="12356" calcext:value-type="float">
            <text:p>12,3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1" office:value-type="float" office:value="9515" calcext:value-type="float">
            <text:p>9,515</text:p>
          </table:table-cell>
          <table:table-cell table:style-name="ce44" office:value-type="float" office:value="27663" calcext:value-type="float">
            <text:p>27,663</text:p>
          </table:table-cell>
          <table:table-cell table:style-name="ce44" office:value-type="float" office:value="14714" calcext:value-type="float">
            <text:p>14,714</text:p>
          </table:table-cell>
          <table:table-cell table:style-name="ce70" office:value-type="float" office:value="12949" calcext:value-type="float">
            <text:p>12,9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1" office:value-type="float" office:value="7479" calcext:value-type="float">
            <text:p>7,479</text:p>
          </table:table-cell>
          <table:table-cell table:style-name="ce44" office:value-type="float" office:value="21052" calcext:value-type="float">
            <text:p>21,052</text:p>
          </table:table-cell>
          <table:table-cell table:style-name="ce44" office:value-type="float" office:value="10906" calcext:value-type="float">
            <text:p>10,906</text:p>
          </table:table-cell>
          <table:table-cell table:style-name="ce70" office:value-type="float" office:value="10146" calcext:value-type="float">
            <text:p>10,1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1" office:value-type="float" office:value="5741" calcext:value-type="float">
            <text:p>5,741</text:p>
          </table:table-cell>
          <table:table-cell table:style-name="ce44" office:value-type="float" office:value="17201" calcext:value-type="float">
            <text:p>17,201</text:p>
          </table:table-cell>
          <table:table-cell table:style-name="ce44" office:value-type="float" office:value="9254" calcext:value-type="float">
            <text:p>9,254</text:p>
          </table:table-cell>
          <table:table-cell table:style-name="ce70" office:value-type="float" office:value="7947" calcext:value-type="float">
            <text:p>7,9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1" office:value-type="float" office:value="17402" calcext:value-type="float">
            <text:p>17,402</text:p>
          </table:table-cell>
          <table:table-cell table:style-name="ce44" office:value-type="float" office:value="52140" calcext:value-type="float">
            <text:p>52,140</text:p>
          </table:table-cell>
          <table:table-cell table:style-name="ce44" office:value-type="float" office:value="26936" calcext:value-type="float">
            <text:p>26,936</text:p>
          </table:table-cell>
          <table:table-cell table:style-name="ce70" office:value-type="float" office:value="25204" calcext:value-type="float">
            <text:p>25,2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1" office:value-type="float" office:value="15349" calcext:value-type="float">
            <text:p>15,349</text:p>
          </table:table-cell>
          <table:table-cell table:style-name="ce44" office:value-type="float" office:value="47612" calcext:value-type="float">
            <text:p>47,612</text:p>
          </table:table-cell>
          <table:table-cell table:style-name="ce44" office:value-type="float" office:value="24816" calcext:value-type="float">
            <text:p>24,816</text:p>
          </table:table-cell>
          <table:table-cell table:style-name="ce70" office:value-type="float" office:value="22796" calcext:value-type="float">
            <text:p>22,7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1" office:value-type="float" office:value="11321" calcext:value-type="float">
            <text:p>11,321</text:p>
          </table:table-cell>
          <table:table-cell table:style-name="ce44" office:value-type="float" office:value="38556" calcext:value-type="float">
            <text:p>38,556</text:p>
          </table:table-cell>
          <table:table-cell table:style-name="ce44" office:value-type="float" office:value="20511" calcext:value-type="float">
            <text:p>20,511</text:p>
          </table:table-cell>
          <table:table-cell table:style-name="ce70" office:value-type="float" office:value="18045" calcext:value-type="float">
            <text:p>18,0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1" office:value-type="float" office:value="6656" calcext:value-type="float">
            <text:p>6,656</text:p>
          </table:table-cell>
          <table:table-cell table:style-name="ce44" office:value-type="float" office:value="21564" calcext:value-type="float">
            <text:p>21,564</text:p>
          </table:table-cell>
          <table:table-cell table:style-name="ce44" office:value-type="float" office:value="11433" calcext:value-type="float">
            <text:p>11,433</text:p>
          </table:table-cell>
          <table:table-cell table:style-name="ce70" office:value-type="float" office:value="10131" calcext:value-type="float">
            <text:p>10,1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1" office:value-type="float" office:value="3948" calcext:value-type="float">
            <text:p>3,948</text:p>
          </table:table-cell>
          <table:table-cell table:style-name="ce44" office:value-type="float" office:value="11646" calcext:value-type="float">
            <text:p>11,646</text:p>
          </table:table-cell>
          <table:table-cell table:style-name="ce44" office:value-type="float" office:value="6340" calcext:value-type="float">
            <text:p>6,340</text:p>
          </table:table-cell>
          <table:table-cell table:style-name="ce70" office:value-type="float" office:value="5306" calcext:value-type="float">
            <text:p>5,3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1" office:value-type="float" office:value="1956" calcext:value-type="float">
            <text:p>1,956</text:p>
          </table:table-cell>
          <table:table-cell table:style-name="ce44" office:value-type="float" office:value="4648" calcext:value-type="float">
            <text:p>4,648</text:p>
          </table:table-cell>
          <table:table-cell table:style-name="ce44" office:value-type="float" office:value="2449" calcext:value-type="float">
            <text:p>2,449</text:p>
          </table:table-cell>
          <table:table-cell table:style-name="ce70" office:value-type="float" office:value="2199" calcext:value-type="float">
            <text:p>2,19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2" office:value-type="float" office:value="2067" calcext:value-type="float">
            <text:p>2,067</text:p>
          </table:table-cell>
          <table:table-cell table:style-name="ce45" office:value-type="float" office:value="6232" calcext:value-type="float">
            <text:p>6,232</text:p>
          </table:table-cell>
          <table:table-cell table:style-name="ce45" office:value-type="float" office:value="3338" calcext:value-type="float">
            <text:p>3,338</text:p>
          </table:table-cell>
          <table:table-cell table:style-name="ce57" office:value-type="float" office:value="2894" calcext:value-type="float">
            <text:p>2,894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屏東縣</text:p>
          </table:table-cell>
          <table:table-cell table:style-name="ce51" office:value-type="float" office:value="277049" calcext:value-type="float">
            <text:p>277,049</text:p>
          </table:table-cell>
          <table:table-cell table:style-name="ce48" office:value-type="float" office:value="872262" calcext:value-type="float">
            <text:p>872,262</text:p>
          </table:table-cell>
          <table:table-cell table:style-name="ce44" office:value-type="float" office:value="448582" calcext:value-type="float">
            <text:p>448,582</text:p>
          </table:table-cell>
          <table:table-cell table:style-name="ce70" office:value-type="float" office:value="423680" calcext:value-type="float">
            <text:p>423,6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1" office:value-type="float" office:value="72024" calcext:value-type="float">
            <text:p>72,024</text:p>
          </table:table-cell>
          <table:table-cell table:style-name="ce44" office:value-type="float" office:value="210821" calcext:value-type="float">
            <text:p>210,821</text:p>
          </table:table-cell>
          <table:table-cell table:style-name="ce44" office:value-type="float" office:value="105133" calcext:value-type="float">
            <text:p>105,133</text:p>
          </table:table-cell>
          <table:table-cell table:style-name="ce70" office:value-type="float" office:value="105688" calcext:value-type="float">
            <text:p>105,6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1" office:value-type="float" office:value="18158" calcext:value-type="float">
            <text:p>18,158</text:p>
          </table:table-cell>
          <table:table-cell table:style-name="ce44" office:value-type="float" office:value="55487" calcext:value-type="float">
            <text:p>55,487</text:p>
          </table:table-cell>
          <table:table-cell table:style-name="ce44" office:value-type="float" office:value="27907" calcext:value-type="float">
            <text:p>27,907</text:p>
          </table:table-cell>
          <table:table-cell table:style-name="ce70" office:value-type="float" office:value="27580" calcext:value-type="float">
            <text:p>27,5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1" office:value-type="float" office:value="15744" calcext:value-type="float">
            <text:p>15,744</text:p>
          </table:table-cell>
          <table:table-cell table:style-name="ce44" office:value-type="float" office:value="50149" calcext:value-type="float">
            <text:p>50,149</text:p>
          </table:table-cell>
          <table:table-cell table:style-name="ce44" office:value-type="float" office:value="25408" calcext:value-type="float">
            <text:p>25,408</text:p>
          </table:table-cell>
          <table:table-cell table:style-name="ce70" office:value-type="float" office:value="24741" calcext:value-type="float">
            <text:p>24,7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1" office:value-type="float" office:value="10794" calcext:value-type="float">
            <text:p>10,794</text:p>
          </table:table-cell>
          <table:table-cell table:style-name="ce44" office:value-type="float" office:value="31143" calcext:value-type="float">
            <text:p>31,143</text:p>
          </table:table-cell>
          <table:table-cell table:style-name="ce44" office:value-type="float" office:value="15977" calcext:value-type="float">
            <text:p>15,977</text:p>
          </table:table-cell>
          <table:table-cell table:style-name="ce70" office:value-type="float" office:value="15166" calcext:value-type="float">
            <text:p>15,1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1" office:value-type="float" office:value="14319" calcext:value-type="float">
            <text:p>14,319</text:p>
          </table:table-cell>
          <table:table-cell table:style-name="ce44" office:value-type="float" office:value="53938" calcext:value-type="float">
            <text:p>53,938</text:p>
          </table:table-cell>
          <table:table-cell table:style-name="ce44" office:value-type="float" office:value="27894" calcext:value-type="float">
            <text:p>27,894</text:p>
          </table:table-cell>
          <table:table-cell table:style-name="ce70" office:value-type="float" office:value="26044" calcext:value-type="float">
            <text:p>26,0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1" office:value-type="float" office:value="9733" calcext:value-type="float">
            <text:p>9,733</text:p>
          </table:table-cell>
          <table:table-cell table:style-name="ce44" office:value-type="float" office:value="30897" calcext:value-type="float">
            <text:p>30,897</text:p>
          </table:table-cell>
          <table:table-cell table:style-name="ce44" office:value-type="float" office:value="16152" calcext:value-type="float">
            <text:p>16,152</text:p>
          </table:table-cell>
          <table:table-cell table:style-name="ce70" office:value-type="float" office:value="14745" calcext:value-type="float">
            <text:p>14,7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1" office:value-type="float" office:value="3595" calcext:value-type="float">
            <text:p>3,595</text:p>
          </table:table-cell>
          <table:table-cell table:style-name="ce44" office:value-type="float" office:value="11515" calcext:value-type="float">
            <text:p>11,515</text:p>
          </table:table-cell>
          <table:table-cell table:style-name="ce44" office:value-type="float" office:value="5981" calcext:value-type="float">
            <text:p>5,981</text:p>
          </table:table-cell>
          <table:table-cell table:style-name="ce70" office:value-type="float" office:value="5534" calcext:value-type="float">
            <text:p>5,5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1" office:value-type="float" office:value="6565" calcext:value-type="float">
            <text:p>6,565</text:p>
          </table:table-cell>
          <table:table-cell table:style-name="ce44" office:value-type="float" office:value="22833" calcext:value-type="float">
            <text:p>22,833</text:p>
          </table:table-cell>
          <table:table-cell table:style-name="ce44" office:value-type="float" office:value="11872" calcext:value-type="float">
            <text:p>11,872</text:p>
          </table:table-cell>
          <table:table-cell table:style-name="ce70" office:value-type="float" office:value="10961" calcext:value-type="float">
            <text:p>10,9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1" office:value-type="float" office:value="7863" calcext:value-type="float">
            <text:p>7,863</text:p>
          </table:table-cell>
          <table:table-cell table:style-name="ce44" office:value-type="float" office:value="25873" calcext:value-type="float">
            <text:p>25,873</text:p>
          </table:table-cell>
          <table:table-cell table:style-name="ce44" office:value-type="float" office:value="13266" calcext:value-type="float">
            <text:p>13,266</text:p>
          </table:table-cell>
          <table:table-cell table:style-name="ce70" office:value-type="float" office:value="12607" calcext:value-type="float">
            <text:p>12,6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1" office:value-type="float" office:value="7717" calcext:value-type="float">
            <text:p>7,717</text:p>
          </table:table-cell>
          <table:table-cell table:style-name="ce44" office:value-type="float" office:value="27287" calcext:value-type="float">
            <text:p>27,287</text:p>
          </table:table-cell>
          <table:table-cell table:style-name="ce44" office:value-type="float" office:value="14160" calcext:value-type="float">
            <text:p>14,160</text:p>
          </table:table-cell>
          <table:table-cell table:style-name="ce70" office:value-type="float" office:value="13127" calcext:value-type="float">
            <text:p>13,1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1" office:value-type="float" office:value="9440" calcext:value-type="float">
            <text:p>9,440</text:p>
          </table:table-cell>
          <table:table-cell table:style-name="ce44" office:value-type="float" office:value="26721" calcext:value-type="float">
            <text:p>26,721</text:p>
          </table:table-cell>
          <table:table-cell table:style-name="ce44" office:value-type="float" office:value="14284" calcext:value-type="float">
            <text:p>14,284</text:p>
          </table:table-cell>
          <table:table-cell table:style-name="ce70" office:value-type="float" office:value="12437" calcext:value-type="float">
            <text:p>12,4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1" office:value-type="float" office:value="6409" calcext:value-type="float">
            <text:p>6,409</text:p>
          </table:table-cell>
          <table:table-cell table:style-name="ce44" office:value-type="float" office:value="21926" calcext:value-type="float">
            <text:p>21,926</text:p>
          </table:table-cell>
          <table:table-cell table:style-name="ce44" office:value-type="float" office:value="11554" calcext:value-type="float">
            <text:p>11,554</text:p>
          </table:table-cell>
          <table:table-cell table:style-name="ce70" office:value-type="float" office:value="10372" calcext:value-type="float">
            <text:p>10,3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1" office:value-type="float" office:value="17743" calcext:value-type="float">
            <text:p>17,743</text:p>
          </table:table-cell>
          <table:table-cell table:style-name="ce44" office:value-type="float" office:value="57837" calcext:value-type="float">
            <text:p>57,837</text:p>
          </table:table-cell>
          <table:table-cell table:style-name="ce44" office:value-type="float" office:value="30094" calcext:value-type="float">
            <text:p>30,094</text:p>
          </table:table-cell>
          <table:table-cell table:style-name="ce70" office:value-type="float" office:value="27743" calcext:value-type="float">
            <text:p>27,7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1" office:value-type="float" office:value="5573" calcext:value-type="float">
            <text:p>5,573</text:p>
          </table:table-cell>
          <table:table-cell table:style-name="ce44" office:value-type="float" office:value="18368" calcext:value-type="float">
            <text:p>18,368</text:p>
          </table:table-cell>
          <table:table-cell table:style-name="ce44" office:value-type="float" office:value="9756" calcext:value-type="float">
            <text:p>9,756</text:p>
          </table:table-cell>
          <table:table-cell table:style-name="ce70" office:value-type="float" office:value="8612" calcext:value-type="float">
            <text:p>8,6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1" office:value-type="float" office:value="3362" calcext:value-type="float">
            <text:p>3,362</text:p>
          </table:table-cell>
          <table:table-cell table:style-name="ce44" office:value-type="float" office:value="10687" calcext:value-type="float">
            <text:p>10,687</text:p>
          </table:table-cell>
          <table:table-cell table:style-name="ce44" office:value-type="float" office:value="5679" calcext:value-type="float">
            <text:p>5,679</text:p>
          </table:table-cell>
          <table:table-cell table:style-name="ce70" office:value-type="float" office:value="5008" calcext:value-type="float">
            <text:p>5,0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1" office:value-type="float" office:value="8480" calcext:value-type="float">
            <text:p>8,480</text:p>
          </table:table-cell>
          <table:table-cell table:style-name="ce44" office:value-type="float" office:value="26523" calcext:value-type="float">
            <text:p>26,523</text:p>
          </table:table-cell>
          <table:table-cell table:style-name="ce44" office:value-type="float" office:value="13957" calcext:value-type="float">
            <text:p>13,957</text:p>
          </table:table-cell>
          <table:table-cell table:style-name="ce70" office:value-type="float" office:value="12566" calcext:value-type="float">
            <text:p>12,5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1" office:value-type="float" office:value="11510" calcext:value-type="float">
            <text:p>11,510</text:p>
          </table:table-cell>
          <table:table-cell table:style-name="ce44" office:value-type="float" office:value="38164" calcext:value-type="float">
            <text:p>38,164</text:p>
          </table:table-cell>
          <table:table-cell table:style-name="ce44" office:value-type="float" office:value="19729" calcext:value-type="float">
            <text:p>19,729</text:p>
          </table:table-cell>
          <table:table-cell table:style-name="ce70" office:value-type="float" office:value="18435" calcext:value-type="float">
            <text:p>18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1" office:value-type="float" office:value="4238" calcext:value-type="float">
            <text:p>4,238</text:p>
          </table:table-cell>
          <table:table-cell table:style-name="ce44" office:value-type="float" office:value="17328" calcext:value-type="float">
            <text:p>17,328</text:p>
          </table:table-cell>
          <table:table-cell table:style-name="ce44" office:value-type="float" office:value="8871" calcext:value-type="float">
            <text:p>8,871</text:p>
          </table:table-cell>
          <table:table-cell table:style-name="ce70" office:value-type="float" office:value="8457" calcext:value-type="float">
            <text:p>8,4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1" office:value-type="float" office:value="7197" calcext:value-type="float">
            <text:p>7,197</text:p>
          </table:table-cell>
          <table:table-cell table:style-name="ce44" office:value-type="float" office:value="20776" calcext:value-type="float">
            <text:p>20,776</text:p>
          </table:table-cell>
          <table:table-cell table:style-name="ce44" office:value-type="float" office:value="10707" calcext:value-type="float">
            <text:p>10,707</text:p>
          </table:table-cell>
          <table:table-cell table:style-name="ce70" office:value-type="float" office:value="10069" calcext:value-type="float">
            <text:p>10,0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1" office:value-type="float" office:value="3663" calcext:value-type="float">
            <text:p>3,663</text:p>
          </table:table-cell>
          <table:table-cell table:style-name="ce44" office:value-type="float" office:value="11659" calcext:value-type="float">
            <text:p>11,659</text:p>
          </table:table-cell>
          <table:table-cell table:style-name="ce44" office:value-type="float" office:value="5976" calcext:value-type="float">
            <text:p>5,976</text:p>
          </table:table-cell>
          <table:table-cell table:style-name="ce70" office:value-type="float" office:value="5683" calcext:value-type="float">
            <text:p>5,6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1" office:value-type="float" office:value="7157" calcext:value-type="float">
            <text:p>7,157</text:p>
          </table:table-cell>
          <table:table-cell table:style-name="ce44" office:value-type="float" office:value="21340" calcext:value-type="float">
            <text:p>21,340</text:p>
          </table:table-cell>
          <table:table-cell table:style-name="ce44" office:value-type="float" office:value="11136" calcext:value-type="float">
            <text:p>11,136</text:p>
          </table:table-cell>
          <table:table-cell table:style-name="ce70" office:value-type="float" office:value="10204" calcext:value-type="float">
            <text:p>10,2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1" office:value-type="float" office:value="3982" calcext:value-type="float">
            <text:p>3,982</text:p>
          </table:table-cell>
          <table:table-cell table:style-name="ce44" office:value-type="float" office:value="12281" calcext:value-type="float">
            <text:p>12,281</text:p>
          </table:table-cell>
          <table:table-cell table:style-name="ce44" office:value-type="float" office:value="6827" calcext:value-type="float">
            <text:p>6,827</text:p>
          </table:table-cell>
          <table:table-cell table:style-name="ce70" office:value-type="float" office:value="5454" calcext:value-type="float">
            <text:p>5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1" office:value-type="float" office:value="3518" calcext:value-type="float">
            <text:p>3,518</text:p>
          </table:table-cell>
          <table:table-cell table:style-name="ce44" office:value-type="float" office:value="9608" calcext:value-type="float">
            <text:p>9,608</text:p>
          </table:table-cell>
          <table:table-cell table:style-name="ce44" office:value-type="float" office:value="5192" calcext:value-type="float">
            <text:p>5,192</text:p>
          </table:table-cell>
          <table:table-cell table:style-name="ce70" office:value-type="float" office:value="4416" calcext:value-type="float">
            <text:p>4,4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1" office:value-type="float" office:value="3048" calcext:value-type="float">
            <text:p>3,048</text:p>
          </table:table-cell>
          <table:table-cell table:style-name="ce44" office:value-type="float" office:value="8429" calcext:value-type="float">
            <text:p>8,429</text:p>
          </table:table-cell>
          <table:table-cell table:style-name="ce44" office:value-type="float" office:value="4646" calcext:value-type="float">
            <text:p>4,646</text:p>
          </table:table-cell>
          <table:table-cell table:style-name="ce70" office:value-type="float" office:value="3783" calcext:value-type="float">
            <text:p>3,7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1" office:value-type="float" office:value="2097" calcext:value-type="float">
            <text:p>2,097</text:p>
          </table:table-cell>
          <table:table-cell table:style-name="ce44" office:value-type="float" office:value="6050" calcext:value-type="float">
            <text:p>6,050</text:p>
          </table:table-cell>
          <table:table-cell table:style-name="ce44" office:value-type="float" office:value="3233" calcext:value-type="float">
            <text:p>3,233</text:p>
          </table:table-cell>
          <table:table-cell table:style-name="ce70" office:value-type="float" office:value="2817" calcext:value-type="float">
            <text:p>2,8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1" office:value-type="float" office:value="2177" calcext:value-type="float">
            <text:p>2,177</text:p>
          </table:table-cell>
          <table:table-cell table:style-name="ce44" office:value-type="float" office:value="7580" calcext:value-type="float">
            <text:p>7,580</text:p>
          </table:table-cell>
          <table:table-cell table:style-name="ce44" office:value-type="float" office:value="3879" calcext:value-type="float">
            <text:p>3,879</text:p>
          </table:table-cell>
          <table:table-cell table:style-name="ce70" office:value-type="float" office:value="3701" calcext:value-type="float">
            <text:p>3,7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1" office:value-type="float" office:value="984" calcext:value-type="float">
            <text:p>984</text:p>
          </table:table-cell>
          <table:table-cell table:style-name="ce44" office:value-type="float" office:value="2976" calcext:value-type="float">
            <text:p>2,976</text:p>
          </table:table-cell>
          <table:table-cell table:style-name="ce44" office:value-type="float" office:value="1575" calcext:value-type="float">
            <text:p>1,575</text:p>
          </table:table-cell>
          <table:table-cell table:style-name="ce70" office:value-type="float" office:value="1401" calcext:value-type="float">
            <text:p>1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1" office:value-type="float" office:value="1895" calcext:value-type="float">
            <text:p>1,895</text:p>
          </table:table-cell>
          <table:table-cell table:style-name="ce44" office:value-type="float" office:value="6540" calcext:value-type="float">
            <text:p>6,540</text:p>
          </table:table-cell>
          <table:table-cell table:style-name="ce44" office:value-type="float" office:value="3414" calcext:value-type="float">
            <text:p>3,414</text:p>
          </table:table-cell>
          <table:table-cell table:style-name="ce70" office:value-type="float" office:value="3126" calcext:value-type="float">
            <text:p>3,1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1" office:value-type="float" office:value="1233" calcext:value-type="float">
            <text:p>1,233</text:p>
          </table:table-cell>
          <table:table-cell table:style-name="ce44" office:value-type="float" office:value="5093" calcext:value-type="float">
            <text:p>5,093</text:p>
          </table:table-cell>
          <table:table-cell table:style-name="ce44" office:value-type="float" office:value="2665" calcext:value-type="float">
            <text:p>2,665</text:p>
          </table:table-cell>
          <table:table-cell table:style-name="ce70" office:value-type="float" office:value="2428" calcext:value-type="float">
            <text:p>2,4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1" office:value-type="float" office:value="2158" calcext:value-type="float">
            <text:p>2,158</text:p>
          </table:table-cell>
          <table:table-cell table:style-name="ce44" office:value-type="float" office:value="7728" calcext:value-type="float">
            <text:p>7,728</text:p>
          </table:table-cell>
          <table:table-cell table:style-name="ce44" office:value-type="float" office:value="3973" calcext:value-type="float">
            <text:p>3,973</text:p>
          </table:table-cell>
          <table:table-cell table:style-name="ce70" office:value-type="float" office:value="3755" calcext:value-type="float">
            <text:p>3,7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1" office:value-type="float" office:value="1330" calcext:value-type="float">
            <text:p>1,330</text:p>
          </table:table-cell>
          <table:table-cell table:style-name="ce44" office:value-type="float" office:value="4838" calcext:value-type="float">
            <text:p>4,838</text:p>
          </table:table-cell>
          <table:table-cell table:style-name="ce44" office:value-type="float" office:value="2520" calcext:value-type="float">
            <text:p>2,520</text:p>
          </table:table-cell>
          <table:table-cell table:style-name="ce70" office:value-type="float" office:value="2318" calcext:value-type="float">
            <text:p>2,3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1" office:value-type="float" office:value="1460" calcext:value-type="float">
            <text:p>1,460</text:p>
          </table:table-cell>
          <table:table-cell table:style-name="ce44" office:value-type="float" office:value="4871" calcext:value-type="float">
            <text:p>4,871</text:p>
          </table:table-cell>
          <table:table-cell table:style-name="ce44" office:value-type="float" office:value="2565" calcext:value-type="float">
            <text:p>2,565</text:p>
          </table:table-cell>
          <table:table-cell table:style-name="ce70" office:value-type="float" office:value="2306" calcext:value-type="float">
            <text:p>2,30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2" office:value-type="float" office:value="1883" calcext:value-type="float">
            <text:p>1,883</text:p>
          </table:table-cell>
          <table:table-cell table:style-name="ce45" office:value-type="float" office:value="4996" calcext:value-type="float">
            <text:p>4,996</text:p>
          </table:table-cell>
          <table:table-cell table:style-name="ce45" office:value-type="float" office:value="2600" calcext:value-type="float">
            <text:p>2,600</text:p>
          </table:table-cell>
          <table:table-cell table:style-name="ce57" office:value-type="float" office:value="2396" calcext:value-type="float">
            <text:p>2,396</text:p>
          </table:table-cell>
          <table:table-cell table:number-columns-repeated="1019"/>
        </table:table-row>
        <table:table-row table:style-name="ro7">
          <table:table-cell table:style-name="ce88"/>
          <table:table-cell table:style-name="ce89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臺東縣</text:p>
          </table:table-cell>
          <table:table-cell table:style-name="ce51" office:value-type="float" office:value="80435" calcext:value-type="float">
            <text:p>80,435</text:p>
          </table:table-cell>
          <table:table-cell table:style-name="ce48" office:value-type="float" office:value="230314" calcext:value-type="float">
            <text:p>230,314</text:p>
          </table:table-cell>
          <table:table-cell table:style-name="ce44" office:value-type="float" office:value="120498" calcext:value-type="float">
            <text:p>120,498</text:p>
          </table:table-cell>
          <table:table-cell table:style-name="ce70" office:value-type="float" office:value="109816" calcext:value-type="float">
            <text:p>109,8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1" office:value-type="float" office:value="38005" calcext:value-type="float">
            <text:p>38,005</text:p>
          </table:table-cell>
          <table:table-cell table:style-name="ce44" office:value-type="float" office:value="108791" calcext:value-type="float">
            <text:p>108,791</text:p>
          </table:table-cell>
          <table:table-cell table:style-name="ce44" office:value-type="float" office:value="55122" calcext:value-type="float">
            <text:p>55,122</text:p>
          </table:table-cell>
          <table:table-cell table:style-name="ce70" office:value-type="float" office:value="53669" calcext:value-type="float">
            <text:p>53,6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1" office:value-type="float" office:value="5430" calcext:value-type="float">
            <text:p>5,430</text:p>
          </table:table-cell>
          <table:table-cell table:style-name="ce48" office:value-type="float" office:value="15757" calcext:value-type="float">
            <text:p>15,757</text:p>
          </table:table-cell>
          <table:table-cell table:style-name="ce44" office:value-type="float" office:value="8402" calcext:value-type="float">
            <text:p>8,402</text:p>
          </table:table-cell>
          <table:table-cell table:style-name="ce70" office:value-type="float" office:value="7355" calcext:value-type="float">
            <text:p>7,3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1" office:value-type="float" office:value="3230" calcext:value-type="float">
            <text:p>3,230</text:p>
          </table:table-cell>
          <table:table-cell table:style-name="ce48" office:value-type="float" office:value="9694" calcext:value-type="float">
            <text:p>9,694</text:p>
          </table:table-cell>
          <table:table-cell table:style-name="ce44" office:value-type="float" office:value="5085" calcext:value-type="float">
            <text:p>5,085</text:p>
          </table:table-cell>
          <table:table-cell table:style-name="ce70" office:value-type="float" office:value="4609" calcext:value-type="float">
            <text:p>4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1" office:value-type="float" office:value="6617" calcext:value-type="float">
            <text:p>6,617</text:p>
          </table:table-cell>
          <table:table-cell table:style-name="ce48" office:value-type="float" office:value="18193" calcext:value-type="float">
            <text:p>18,193</text:p>
          </table:table-cell>
          <table:table-cell table:style-name="ce44" office:value-type="float" office:value="9815" calcext:value-type="float">
            <text:p>9,815</text:p>
          </table:table-cell>
          <table:table-cell table:style-name="ce70" office:value-type="float" office:value="8378" calcext:value-type="float">
            <text:p>8,3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1" office:value-type="float" office:value="2525" calcext:value-type="float">
            <text:p>2,525</text:p>
          </table:table-cell>
          <table:table-cell table:style-name="ce48" office:value-type="float" office:value="6957" calcext:value-type="float">
            <text:p>6,957</text:p>
          </table:table-cell>
          <table:table-cell table:style-name="ce44" office:value-type="float" office:value="3642" calcext:value-type="float">
            <text:p>3,642</text:p>
          </table:table-cell>
          <table:table-cell table:style-name="ce70" office:value-type="float" office:value="3315" calcext:value-type="float">
            <text:p>3,3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1" office:value-type="float" office:value="4537" calcext:value-type="float">
            <text:p>4,537</text:p>
          </table:table-cell>
          <table:table-cell table:style-name="ce48" office:value-type="float" office:value="11979" calcext:value-type="float">
            <text:p>11,979</text:p>
          </table:table-cell>
          <table:table-cell table:style-name="ce44" office:value-type="float" office:value="6398" calcext:value-type="float">
            <text:p>6,398</text:p>
          </table:table-cell>
          <table:table-cell table:style-name="ce70" office:value-type="float" office:value="5581" calcext:value-type="float">
            <text:p>5,5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1" office:value-type="float" office:value="3585" calcext:value-type="float">
            <text:p>3,585</text:p>
          </table:table-cell>
          <table:table-cell table:style-name="ce48" office:value-type="float" office:value="9309" calcext:value-type="float">
            <text:p>9,309</text:p>
          </table:table-cell>
          <table:table-cell table:style-name="ce44" office:value-type="float" office:value="5188" calcext:value-type="float">
            <text:p>5,188</text:p>
          </table:table-cell>
          <table:table-cell table:style-name="ce70" office:value-type="float" office:value="4121" calcext:value-type="float">
            <text:p>4,1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1" office:value-type="float" office:value="2930" calcext:value-type="float">
            <text:p>2,930</text:p>
          </table:table-cell>
          <table:table-cell table:style-name="ce48" office:value-type="float" office:value="8261" calcext:value-type="float">
            <text:p>8,261</text:p>
          </table:table-cell>
          <table:table-cell table:style-name="ce44" office:value-type="float" office:value="4704" calcext:value-type="float">
            <text:p>4,704</text:p>
          </table:table-cell>
          <table:table-cell table:style-name="ce70" office:value-type="float" office:value="3557" calcext:value-type="float">
            <text:p>3,5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1" office:value-type="float" office:value="3138" calcext:value-type="float">
            <text:p>3,138</text:p>
          </table:table-cell>
          <table:table-cell table:style-name="ce48" office:value-type="float" office:value="8543" calcext:value-type="float">
            <text:p>8,543</text:p>
          </table:table-cell>
          <table:table-cell table:style-name="ce44" office:value-type="float" office:value="4632" calcext:value-type="float">
            <text:p>4,632</text:p>
          </table:table-cell>
          <table:table-cell table:style-name="ce70" office:value-type="float" office:value="3911" calcext:value-type="float">
            <text:p>3,9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1" office:value-type="float" office:value="3260" calcext:value-type="float">
            <text:p>3,260</text:p>
          </table:table-cell>
          <table:table-cell table:style-name="ce48" office:value-type="float" office:value="9162" calcext:value-type="float">
            <text:p>9,162</text:p>
          </table:table-cell>
          <table:table-cell table:style-name="ce44" office:value-type="float" office:value="4855" calcext:value-type="float">
            <text:p>4,855</text:p>
          </table:table-cell>
          <table:table-cell table:style-name="ce70" office:value-type="float" office:value="4307" calcext:value-type="float">
            <text:p>4,3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1" office:value-type="float" office:value="1000" calcext:value-type="float">
            <text:p>1,000</text:p>
          </table:table-cell>
          <table:table-cell table:style-name="ce48" office:value-type="float" office:value="3346" calcext:value-type="float">
            <text:p>3,346</text:p>
          </table:table-cell>
          <table:table-cell table:style-name="ce44" office:value-type="float" office:value="1791" calcext:value-type="float">
            <text:p>1,791</text:p>
          </table:table-cell>
          <table:table-cell table:style-name="ce70" office:value-type="float" office:value="1555" calcext:value-type="float">
            <text:p>1,5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1" office:value-type="float" office:value="1069" calcext:value-type="float">
            <text:p>1,069</text:p>
          </table:table-cell>
          <table:table-cell table:style-name="ce48" office:value-type="float" office:value="3595" calcext:value-type="float">
            <text:p>3,595</text:p>
          </table:table-cell>
          <table:table-cell table:style-name="ce44" office:value-type="float" office:value="1977" calcext:value-type="float">
            <text:p>1,977</text:p>
          </table:table-cell>
          <table:table-cell table:style-name="ce70" office:value-type="float" office:value="1618" calcext:value-type="float">
            <text:p>1,6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1" office:value-type="float" office:value="1094" calcext:value-type="float">
            <text:p>1,094</text:p>
          </table:table-cell>
          <table:table-cell table:style-name="ce48" office:value-type="float" office:value="4503" calcext:value-type="float">
            <text:p>4,503</text:p>
          </table:table-cell>
          <table:table-cell table:style-name="ce44" office:value-type="float" office:value="2444" calcext:value-type="float">
            <text:p>2,444</text:p>
          </table:table-cell>
          <table:table-cell table:style-name="ce70" office:value-type="float" office:value="2059" calcext:value-type="float">
            <text:p>2,0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1" office:value-type="float" office:value="1506" calcext:value-type="float">
            <text:p>1,506</text:p>
          </table:table-cell>
          <table:table-cell table:style-name="ce48" office:value-type="float" office:value="4098" calcext:value-type="float">
            <text:p>4,098</text:p>
          </table:table-cell>
          <table:table-cell table:style-name="ce44" office:value-type="float" office:value="2232" calcext:value-type="float">
            <text:p>2,232</text:p>
          </table:table-cell>
          <table:table-cell table:style-name="ce70" office:value-type="float" office:value="1866" calcext:value-type="float">
            <text:p>1,8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1" office:value-type="float" office:value="1046" calcext:value-type="float">
            <text:p>1,046</text:p>
          </table:table-cell>
          <table:table-cell table:style-name="ce48" office:value-type="float" office:value="3581" calcext:value-type="float">
            <text:p>3,581</text:p>
          </table:table-cell>
          <table:table-cell table:style-name="ce44" office:value-type="float" office:value="1864" calcext:value-type="float">
            <text:p>1,864</text:p>
          </table:table-cell>
          <table:table-cell table:style-name="ce70" office:value-type="float" office:value="1717" calcext:value-type="float">
            <text:p>1,71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2" office:value-type="float" office:value="1463" calcext:value-type="float">
            <text:p>1,463</text:p>
          </table:table-cell>
          <table:table-cell table:style-name="ce45" office:value-type="float" office:value="4545" calcext:value-type="float">
            <text:p>4,545</text:p>
          </table:table-cell>
          <table:table-cell table:style-name="ce45" office:value-type="float" office:value="2347" calcext:value-type="float">
            <text:p>2,347</text:p>
          </table:table-cell>
          <table:table-cell table:style-name="ce57" office:value-type="float" office:value="2198" calcext:value-type="float">
            <text:p>2,198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花蓮縣</text:p>
          </table:table-cell>
          <table:table-cell table:style-name="ce51" office:value-type="float" office:value="120956" calcext:value-type="float">
            <text:p>120,956</text:p>
          </table:table-cell>
          <table:table-cell table:style-name="ce48" office:value-type="float" office:value="338481" calcext:value-type="float">
            <text:p>338,481</text:p>
          </table:table-cell>
          <table:table-cell table:style-name="ce44" office:value-type="float" office:value="174313" calcext:value-type="float">
            <text:p>174,313</text:p>
          </table:table-cell>
          <table:table-cell table:style-name="ce70" office:value-type="float" office:value="164168" calcext:value-type="float">
            <text:p>164,1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1" office:value-type="float" office:value="40483" calcext:value-type="float">
            <text:p>40,483</text:p>
          </table:table-cell>
          <table:table-cell table:style-name="ce44" office:value-type="float" office:value="109062" calcext:value-type="float">
            <text:p>109,062</text:p>
          </table:table-cell>
          <table:table-cell table:style-name="ce44" office:value-type="float" office:value="53443" calcext:value-type="float">
            <text:p>53,443</text:p>
          </table:table-cell>
          <table:table-cell table:style-name="ce70" office:value-type="float" office:value="55619" calcext:value-type="float">
            <text:p>55,6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1" office:value-type="float" office:value="4457" calcext:value-type="float">
            <text:p>4,457</text:p>
          </table:table-cell>
          <table:table-cell table:style-name="ce44" office:value-type="float" office:value="11929" calcext:value-type="float">
            <text:p>11,929</text:p>
          </table:table-cell>
          <table:table-cell table:style-name="ce44" office:value-type="float" office:value="6305" calcext:value-type="float">
            <text:p>6,305</text:p>
          </table:table-cell>
          <table:table-cell table:style-name="ce70" office:value-type="float" office:value="5624" calcext:value-type="float">
            <text:p>5,6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1" office:value-type="float" office:value="8895" calcext:value-type="float">
            <text:p>8,895</text:p>
          </table:table-cell>
          <table:table-cell table:style-name="ce44" office:value-type="float" office:value="26783" calcext:value-type="float">
            <text:p>26,783</text:p>
          </table:table-cell>
          <table:table-cell table:style-name="ce44" office:value-type="float" office:value="14487" calcext:value-type="float">
            <text:p>14,487</text:p>
          </table:table-cell>
          <table:table-cell table:style-name="ce70" office:value-type="float" office:value="12296" calcext:value-type="float">
            <text:p>12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1" office:value-type="float" office:value="7321" calcext:value-type="float">
            <text:p>7,321</text:p>
          </table:table-cell>
          <table:table-cell table:style-name="ce44" office:value-type="float" office:value="20251" calcext:value-type="float">
            <text:p>20,251</text:p>
          </table:table-cell>
          <table:table-cell table:style-name="ce44" office:value-type="float" office:value="10506" calcext:value-type="float">
            <text:p>10,506</text:p>
          </table:table-cell>
          <table:table-cell table:style-name="ce70" office:value-type="float" office:value="9745" calcext:value-type="float">
            <text:p>9,7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1" office:value-type="float" office:value="29035" calcext:value-type="float">
            <text:p>29,035</text:p>
          </table:table-cell>
          <table:table-cell table:style-name="ce44" office:value-type="float" office:value="79834" calcext:value-type="float">
            <text:p>79,834</text:p>
          </table:table-cell>
          <table:table-cell table:style-name="ce44" office:value-type="float" office:value="40807" calcext:value-type="float">
            <text:p>40,807</text:p>
          </table:table-cell>
          <table:table-cell table:style-name="ce70" office:value-type="float" office:value="39027" calcext:value-type="float">
            <text:p>39,0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1" office:value-type="float" office:value="6834" calcext:value-type="float">
            <text:p>6,834</text:p>
          </table:table-cell>
          <table:table-cell table:style-name="ce44" office:value-type="float" office:value="18649" calcext:value-type="float">
            <text:p>18,649</text:p>
          </table:table-cell>
          <table:table-cell table:style-name="ce44" office:value-type="float" office:value="10087" calcext:value-type="float">
            <text:p>10,087</text:p>
          </table:table-cell>
          <table:table-cell table:style-name="ce70" office:value-type="float" office:value="8562" calcext:value-type="float">
            <text:p>8,5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1" office:value-type="float" office:value="5028" calcext:value-type="float">
            <text:p>5,028</text:p>
          </table:table-cell>
          <table:table-cell table:style-name="ce44" office:value-type="float" office:value="14089" calcext:value-type="float">
            <text:p>14,089</text:p>
          </table:table-cell>
          <table:table-cell table:style-name="ce44" office:value-type="float" office:value="7528" calcext:value-type="float">
            <text:p>7,528</text:p>
          </table:table-cell>
          <table:table-cell table:style-name="ce70" office:value-type="float" office:value="6561" calcext:value-type="float">
            <text:p>6,5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1" office:value-type="float" office:value="1806" calcext:value-type="float">
            <text:p>1,806</text:p>
          </table:table-cell>
          <table:table-cell table:style-name="ce44" office:value-type="float" office:value="5035" calcext:value-type="float">
            <text:p>5,035</text:p>
          </table:table-cell>
          <table:table-cell table:style-name="ce44" office:value-type="float" office:value="2789" calcext:value-type="float">
            <text:p>2,789</text:p>
          </table:table-cell>
          <table:table-cell table:style-name="ce70" office:value-type="float" office:value="2246" calcext:value-type="float">
            <text:p>2,2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1" office:value-type="float" office:value="4639" calcext:value-type="float">
            <text:p>4,639</text:p>
          </table:table-cell>
          <table:table-cell table:style-name="ce44" office:value-type="float" office:value="12831" calcext:value-type="float">
            <text:p>12,831</text:p>
          </table:table-cell>
          <table:table-cell table:style-name="ce44" office:value-type="float" office:value="6917" calcext:value-type="float">
            <text:p>6,917</text:p>
          </table:table-cell>
          <table:table-cell table:style-name="ce70" office:value-type="float" office:value="5914" calcext:value-type="float">
            <text:p>5,9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1" office:value-type="float" office:value="4000" calcext:value-type="float">
            <text:p>4,000</text:p>
          </table:table-cell>
          <table:table-cell table:style-name="ce44" office:value-type="float" office:value="11624" calcext:value-type="float">
            <text:p>11,624</text:p>
          </table:table-cell>
          <table:table-cell table:style-name="ce44" office:value-type="float" office:value="6360" calcext:value-type="float">
            <text:p>6,360</text:p>
          </table:table-cell>
          <table:table-cell table:style-name="ce70" office:value-type="float" office:value="5264" calcext:value-type="float">
            <text:p>5,2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1" office:value-type="float" office:value="4663" calcext:value-type="float">
            <text:p>4,663</text:p>
          </table:table-cell>
          <table:table-cell table:style-name="ce44" office:value-type="float" office:value="15220" calcext:value-type="float">
            <text:p>15,220</text:p>
          </table:table-cell>
          <table:table-cell table:style-name="ce44" office:value-type="float" office:value="7906" calcext:value-type="float">
            <text:p>7,906</text:p>
          </table:table-cell>
          <table:table-cell table:style-name="ce70" office:value-type="float" office:value="7314" calcext:value-type="float">
            <text:p>7,3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1" office:value-type="float" office:value="2134" calcext:value-type="float">
            <text:p>2,134</text:p>
          </table:table-cell>
          <table:table-cell table:style-name="ce44" office:value-type="float" office:value="6829" calcext:value-type="float">
            <text:p>6,829</text:p>
          </table:table-cell>
          <table:table-cell table:style-name="ce44" office:value-type="float" office:value="3648" calcext:value-type="float">
            <text:p>3,648</text:p>
          </table:table-cell>
          <table:table-cell table:style-name="ce70" office:value-type="float" office:value="3181" calcext:value-type="float">
            <text:p>3,18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2" office:value-type="float" office:value="1661" calcext:value-type="float">
            <text:p>1,661</text:p>
          </table:table-cell>
          <table:table-cell table:style-name="ce45" office:value-type="float" office:value="6345" calcext:value-type="float">
            <text:p>6,345</text:p>
          </table:table-cell>
          <table:table-cell table:style-name="ce45" office:value-type="float" office:value="3530" calcext:value-type="float">
            <text:p>3,530</text:p>
          </table:table-cell>
          <table:table-cell table:style-name="ce57" office:value-type="float" office:value="2815" calcext:value-type="float">
            <text:p>2,81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澎湖縣</text:p>
          </table:table-cell>
          <table:table-cell table:style-name="ce51" office:value-type="float" office:value="34233" calcext:value-type="float">
            <text:p>34,233</text:p>
          </table:table-cell>
          <table:table-cell table:style-name="ce48" office:value-type="float" office:value="96854" calcext:value-type="float">
            <text:p>96,854</text:p>
          </table:table-cell>
          <table:table-cell table:style-name="ce44" office:value-type="float" office:value="49721" calcext:value-type="float">
            <text:p>49,721</text:p>
          </table:table-cell>
          <table:table-cell table:style-name="ce70" office:value-type="float" office:value="47133" calcext:value-type="float">
            <text:p>47,1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1" office:value-type="float" office:value="20279" calcext:value-type="float">
            <text:p>20,279</text:p>
          </table:table-cell>
          <table:table-cell table:style-name="ce44" office:value-type="float" office:value="57045" calcext:value-type="float">
            <text:p>57,045</text:p>
          </table:table-cell>
          <table:table-cell table:style-name="ce44" office:value-type="float" office:value="28869" calcext:value-type="float">
            <text:p>28,869</text:p>
          </table:table-cell>
          <table:table-cell table:style-name="ce70" office:value-type="float" office:value="28176" calcext:value-type="float">
            <text:p>28,1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1" office:value-type="float" office:value="4801" calcext:value-type="float">
            <text:p>4,801</text:p>
          </table:table-cell>
          <table:table-cell table:style-name="ce44" office:value-type="float" office:value="13652" calcext:value-type="float">
            <text:p>13,652</text:p>
          </table:table-cell>
          <table:table-cell table:style-name="ce44" office:value-type="float" office:value="7126" calcext:value-type="float">
            <text:p>7,126</text:p>
          </table:table-cell>
          <table:table-cell table:style-name="ce70" office:value-type="float" office:value="6526" calcext:value-type="float">
            <text:p>6,5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1" office:value-type="float" office:value="3156" calcext:value-type="float">
            <text:p>3,156</text:p>
          </table:table-cell>
          <table:table-cell table:style-name="ce44" office:value-type="float" office:value="9437" calcext:value-type="float">
            <text:p>9,437</text:p>
          </table:table-cell>
          <table:table-cell table:style-name="ce44" office:value-type="float" office:value="4948" calcext:value-type="float">
            <text:p>4,948</text:p>
          </table:table-cell>
          <table:table-cell table:style-name="ce70" office:value-type="float" office:value="4489" calcext:value-type="float">
            <text:p>4,4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1" office:value-type="float" office:value="2854" calcext:value-type="float">
            <text:p>2,854</text:p>
          </table:table-cell>
          <table:table-cell table:style-name="ce44" office:value-type="float" office:value="8432" calcext:value-type="float">
            <text:p>8,432</text:p>
          </table:table-cell>
          <table:table-cell table:style-name="ce44" office:value-type="float" office:value="4364" calcext:value-type="float">
            <text:p>4,364</text:p>
          </table:table-cell>
          <table:table-cell table:style-name="ce70" office:value-type="float" office:value="4068" calcext:value-type="float">
            <text:p>4,0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1" office:value-type="float" office:value="1903" calcext:value-type="float">
            <text:p>1,903</text:p>
          </table:table-cell>
          <table:table-cell table:style-name="ce44" office:value-type="float" office:value="4742" calcext:value-type="float">
            <text:p>4,742</text:p>
          </table:table-cell>
          <table:table-cell table:style-name="ce44" office:value-type="float" office:value="2556" calcext:value-type="float">
            <text:p>2,556</text:p>
          </table:table-cell>
          <table:table-cell table:style-name="ce70" office:value-type="float" office:value="2186" calcext:value-type="float">
            <text:p>2,18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2" office:value-type="float" office:value="1240" calcext:value-type="float">
            <text:p>1,240</text:p>
          </table:table-cell>
          <table:table-cell table:style-name="ce45" office:value-type="float" office:value="3546" calcext:value-type="float">
            <text:p>3,546</text:p>
          </table:table-cell>
          <table:table-cell table:style-name="ce45" office:value-type="float" office:value="1858" calcext:value-type="float">
            <text:p>1,858</text:p>
          </table:table-cell>
          <table:table-cell table:style-name="ce57" office:value-type="float" office:value="1688" calcext:value-type="float">
            <text:p>1,68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style-name="ce9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0" office:value-type="string" calcext:value-type="string">
            <text:p>基隆市</text:p>
          </table:table-cell>
          <table:table-cell table:style-name="ce51" office:value-type="float" office:value="147152" calcext:value-type="float">
            <text:p>147,152</text:p>
          </table:table-cell>
          <table:table-cell table:style-name="ce48" office:value-type="float" office:value="383352" calcext:value-type="float">
            <text:p>383,352</text:p>
          </table:table-cell>
          <table:table-cell table:style-name="ce44" office:value-type="float" office:value="193173" calcext:value-type="float">
            <text:p>193,173</text:p>
          </table:table-cell>
          <table:table-cell table:style-name="ce70" office:value-type="float" office:value="190179" calcext:value-type="float">
            <text:p>190,17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正區</text:p>
          </table:table-cell>
          <table:table-cell table:style-name="ce51" office:value-type="float" office:value="22036" calcext:value-type="float">
            <text:p>22,036</text:p>
          </table:table-cell>
          <table:table-cell table:style-name="ce44" office:value-type="float" office:value="55140" calcext:value-type="float">
            <text:p>55,140</text:p>
          </table:table-cell>
          <table:table-cell table:style-name="ce44" office:value-type="float" office:value="28231" calcext:value-type="float">
            <text:p>28,231</text:p>
          </table:table-cell>
          <table:table-cell table:style-name="ce70" office:value-type="float" office:value="26909" calcext:value-type="float">
            <text:p>26,909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七堵區</text:p>
          </table:table-cell>
          <table:table-cell table:style-name="ce51" office:value-type="float" office:value="20088" calcext:value-type="float">
            <text:p>20,088</text:p>
          </table:table-cell>
          <table:table-cell table:style-name="ce44" office:value-type="float" office:value="55089" calcext:value-type="float">
            <text:p>55,089</text:p>
          </table:table-cell>
          <table:table-cell table:style-name="ce44" office:value-type="float" office:value="27953" calcext:value-type="float">
            <text:p>27,953</text:p>
          </table:table-cell>
          <table:table-cell table:style-name="ce70" office:value-type="float" office:value="27136" calcext:value-type="float">
            <text:p>27,13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暖暖區</text:p>
          </table:table-cell>
          <table:table-cell table:style-name="ce51" office:value-type="float" office:value="14382" calcext:value-type="float">
            <text:p>14,382</text:p>
          </table:table-cell>
          <table:table-cell table:style-name="ce44" office:value-type="float" office:value="37945" calcext:value-type="float">
            <text:p>37,945</text:p>
          </table:table-cell>
          <table:table-cell table:style-name="ce44" office:value-type="float" office:value="19232" calcext:value-type="float">
            <text:p>19,232</text:p>
          </table:table-cell>
          <table:table-cell table:style-name="ce70" office:value-type="float" office:value="18713" calcext:value-type="float">
            <text:p>18,71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仁愛區</text:p>
          </table:table-cell>
          <table:table-cell table:style-name="ce51" office:value-type="float" office:value="19742" calcext:value-type="float">
            <text:p>19,742</text:p>
          </table:table-cell>
          <table:table-cell table:style-name="ce44" office:value-type="float" office:value="49404" calcext:value-type="float">
            <text:p>49,404</text:p>
          </table:table-cell>
          <table:table-cell table:style-name="ce44" office:value-type="float" office:value="24410" calcext:value-type="float">
            <text:p>24,410</text:p>
          </table:table-cell>
          <table:table-cell table:style-name="ce70" office:value-type="float" office:value="24994" calcext:value-type="float">
            <text:p>24,99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山區</text:p>
          </table:table-cell>
          <table:table-cell table:style-name="ce51" office:value-type="float" office:value="19074" calcext:value-type="float">
            <text:p>19,074</text:p>
          </table:table-cell>
          <table:table-cell table:style-name="ce44" office:value-type="float" office:value="50730" calcext:value-type="float">
            <text:p>50,730</text:p>
          </table:table-cell>
          <table:table-cell table:style-name="ce44" office:value-type="float" office:value="25905" calcext:value-type="float">
            <text:p>25,905</text:p>
          </table:table-cell>
          <table:table-cell table:style-name="ce70" office:value-type="float" office:value="24825" calcext:value-type="float">
            <text:p>24,825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安樂區</text:p>
          </table:table-cell>
          <table:table-cell table:style-name="ce51" office:value-type="float" office:value="31744" calcext:value-type="float">
            <text:p>31,744</text:p>
          </table:table-cell>
          <table:table-cell table:style-name="ce44" office:value-type="float" office:value="83862" calcext:value-type="float">
            <text:p>83,862</text:p>
          </table:table-cell>
          <table:table-cell table:style-name="ce44" office:value-type="float" office:value="41791" calcext:value-type="float">
            <text:p>41,791</text:p>
          </table:table-cell>
          <table:table-cell table:style-name="ce70" office:value-type="float" office:value="42071" calcext:value-type="float">
            <text:p>42,07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2" office:value-type="float" office:value="20086" calcext:value-type="float">
            <text:p>20,086</text:p>
          </table:table-cell>
          <table:table-cell table:style-name="ce45" office:value-type="float" office:value="51182" calcext:value-type="float">
            <text:p>51,182</text:p>
          </table:table-cell>
          <table:table-cell table:style-name="ce45" office:value-type="float" office:value="25651" calcext:value-type="float">
            <text:p>25,651</text:p>
          </table:table-cell>
          <table:table-cell table:style-name="ce57" office:value-type="float" office:value="25531" calcext:value-type="float">
            <text:p>25,531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新竹市</text:p>
          </table:table-cell>
          <table:table-cell table:style-name="ce51" office:value-type="float" office:value="142231" calcext:value-type="float">
            <text:p>142,231</text:p>
          </table:table-cell>
          <table:table-cell table:style-name="ce48" office:value-type="float" office:value="415797" calcext:value-type="float">
            <text:p>415,797</text:p>
          </table:table-cell>
          <table:table-cell table:style-name="ce44" office:value-type="float" office:value="206428" calcext:value-type="float">
            <text:p>206,428</text:p>
          </table:table-cell>
          <table:table-cell table:style-name="ce70" office:value-type="float" office:value="209369" calcext:value-type="float">
            <text:p>209,3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68573" calcext:value-type="float">
            <text:p>68,573</text:p>
          </table:table-cell>
          <table:table-cell table:style-name="ce44" office:value-type="float" office:value="197521" calcext:value-type="float">
            <text:p>197,521</text:p>
          </table:table-cell>
          <table:table-cell table:style-name="ce44" office:value-type="float" office:value="97444" calcext:value-type="float">
            <text:p>97,444</text:p>
          </table:table-cell>
          <table:table-cell table:style-name="ce70" office:value-type="float" office:value="100077" calcext:value-type="float">
            <text:p>100,0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1" office:value-type="float" office:value="50617" calcext:value-type="float">
            <text:p>50,617</text:p>
          </table:table-cell>
          <table:table-cell table:style-name="ce44" office:value-type="float" office:value="145527" calcext:value-type="float">
            <text:p>145,527</text:p>
          </table:table-cell>
          <table:table-cell table:style-name="ce44" office:value-type="float" office:value="71850" calcext:value-type="float">
            <text:p>71,850</text:p>
          </table:table-cell>
          <table:table-cell table:style-name="ce70" office:value-type="float" office:value="73677" calcext:value-type="float">
            <text:p>73,67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2" office:value-type="float" office:value="23041" calcext:value-type="float">
            <text:p>23,041</text:p>
          </table:table-cell>
          <table:table-cell table:style-name="ce45" office:value-type="float" office:value="72749" calcext:value-type="float">
            <text:p>72,749</text:p>
          </table:table-cell>
          <table:table-cell table:style-name="ce45" office:value-type="float" office:value="37134" calcext:value-type="float">
            <text:p>37,134</text:p>
          </table:table-cell>
          <table:table-cell table:style-name="ce57" office:value-type="float" office:value="35615" calcext:value-type="float">
            <text:p>35,615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6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嘉義市</text:p>
          </table:table-cell>
          <table:table-cell table:style-name="ce51" office:value-type="float" office:value="95219" calcext:value-type="float">
            <text:p>95,219</text:p>
          </table:table-cell>
          <table:table-cell table:style-name="ce48" office:value-type="float" office:value="272234" calcext:value-type="float">
            <text:p>272,234</text:p>
          </table:table-cell>
          <table:table-cell table:style-name="ce44" office:value-type="float" office:value="133931" calcext:value-type="float">
            <text:p>133,931</text:p>
          </table:table-cell>
          <table:table-cell table:style-name="ce70" office:value-type="float" office:value="138303" calcext:value-type="float">
            <text:p>138,3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1" office:value-type="float" office:value="44131" calcext:value-type="float">
            <text:p>44,131</text:p>
          </table:table-cell>
          <table:table-cell table:style-name="ce44" office:value-type="float" office:value="125210" calcext:value-type="float">
            <text:p>125,210</text:p>
          </table:table-cell>
          <table:table-cell table:style-name="ce44" office:value-type="float" office:value="61115" calcext:value-type="float">
            <text:p>61,115</text:p>
          </table:table-cell>
          <table:table-cell table:style-name="ce43" office:value-type="float" office:value="64095" calcext:value-type="float">
            <text:p>64,09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40" office:value-type="float" office:value="51088" calcext:value-type="float">
            <text:p>51,088</text:p>
          </table:table-cell>
          <table:table-cell table:style-name="ce45" office:value-type="float" office:value="147024" calcext:value-type="float">
            <text:p>147,024</text:p>
          </table:table-cell>
          <table:table-cell table:style-name="ce45" office:value-type="float" office:value="72816" calcext:value-type="float">
            <text:p>72,816</text:p>
          </table:table-cell>
          <table:table-cell table:style-name="ce57" office:value-type="float" office:value="74208" calcext:value-type="float">
            <text:p>74,208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金門縣</text:p>
          </table:table-cell>
          <table:table-cell table:style-name="ce51" office:value-type="float" office:value="32601" calcext:value-type="float">
            <text:p>32,601</text:p>
          </table:table-cell>
          <table:table-cell table:style-name="ce48" office:value-type="float" office:value="97969" calcext:value-type="float">
            <text:p>97,969</text:p>
          </table:table-cell>
          <table:table-cell table:style-name="ce44" office:value-type="float" office:value="50109" calcext:value-type="float">
            <text:p>50,109</text:p>
          </table:table-cell>
          <table:table-cell table:style-name="ce70" office:value-type="float" office:value="47860" calcext:value-type="float">
            <text:p>47,8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1" office:value-type="float" office:value="10953" calcext:value-type="float">
            <text:p>10,953</text:p>
          </table:table-cell>
          <table:table-cell table:style-name="ce44" office:value-type="float" office:value="32532" calcext:value-type="float">
            <text:p>32,532</text:p>
          </table:table-cell>
          <table:table-cell table:style-name="ce44" office:value-type="float" office:value="16585" calcext:value-type="float">
            <text:p>16,585</text:p>
          </table:table-cell>
          <table:table-cell table:style-name="ce43" office:value-type="float" office:value="15947" calcext:value-type="float">
            <text:p>15,9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1" office:value-type="float" office:value="7312" calcext:value-type="float">
            <text:p>7,312</text:p>
          </table:table-cell>
          <table:table-cell table:style-name="ce44" office:value-type="float" office:value="21438" calcext:value-type="float">
            <text:p>21,438</text:p>
          </table:table-cell>
          <table:table-cell table:style-name="ce44" office:value-type="float" office:value="11017" calcext:value-type="float">
            <text:p>11,017</text:p>
          </table:table-cell>
          <table:table-cell table:style-name="ce43" office:value-type="float" office:value="10421" calcext:value-type="float">
            <text:p>10,4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1" office:value-type="float" office:value="5373" calcext:value-type="float">
            <text:p>5,373</text:p>
          </table:table-cell>
          <table:table-cell table:style-name="ce44" office:value-type="float" office:value="15445" calcext:value-type="float">
            <text:p>15,445</text:p>
          </table:table-cell>
          <table:table-cell table:style-name="ce44" office:value-type="float" office:value="7845" calcext:value-type="float">
            <text:p>7,845</text:p>
          </table:table-cell>
          <table:table-cell table:style-name="ce43" office:value-type="float" office:value="7600" calcext:value-type="float">
            <text:p>7,6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1" office:value-type="float" office:value="6200" calcext:value-type="float">
            <text:p>6,200</text:p>
          </table:table-cell>
          <table:table-cell table:style-name="ce44" office:value-type="float" office:value="19020" calcext:value-type="float">
            <text:p>19,020</text:p>
          </table:table-cell>
          <table:table-cell table:style-name="ce44" office:value-type="float" office:value="9849" calcext:value-type="float">
            <text:p>9,849</text:p>
          </table:table-cell>
          <table:table-cell table:style-name="ce43" office:value-type="float" office:value="9171" calcext:value-type="float">
            <text:p>9,1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1" office:value-type="float" office:value="2628" calcext:value-type="float">
            <text:p>2,628</text:p>
          </table:table-cell>
          <table:table-cell table:style-name="ce44" office:value-type="float" office:value="8987" calcext:value-type="float">
            <text:p>8,987</text:p>
          </table:table-cell>
          <table:table-cell table:style-name="ce44" office:value-type="float" office:value="4537" calcext:value-type="float">
            <text:p>4,537</text:p>
          </table:table-cell>
          <table:table-cell table:style-name="ce43" office:value-type="float" office:value="4450" calcext:value-type="float">
            <text:p>4,45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2" office:value-type="float" office:value="135" calcext:value-type="float">
            <text:p>135</text:p>
          </table:table-cell>
          <table:table-cell table:style-name="ce45" office:value-type="float" office:value="547" calcext:value-type="float">
            <text:p>547</text:p>
          </table:table-cell>
          <table:table-cell table:style-name="ce45" office:value-type="float" office:value="276" calcext:value-type="float">
            <text:p>276</text:p>
          </table:table-cell>
          <table:table-cell table:style-name="ce57" office:value-type="float" office:value="271" calcext:value-type="float">
            <text:p>27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0年2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4" office:value-type="string" calcext:value-type="string">
            <text:p>計</text:p>
          </table:table-cell>
          <table:table-cell table:style-name="ce46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連江縣</text:p>
          </table:table-cell>
          <table:table-cell table:style-name="ce51" office:value-type="float" office:value="2125" calcext:value-type="float">
            <text:p>2,125</text:p>
          </table:table-cell>
          <table:table-cell table:style-name="ce48" office:value-type="float" office:value="9937" calcext:value-type="float">
            <text:p>9,937</text:p>
          </table:table-cell>
          <table:table-cell table:style-name="ce44" office:value-type="float" office:value="5746" calcext:value-type="float">
            <text:p>5,746</text:p>
          </table:table-cell>
          <table:table-cell table:style-name="ce70" office:value-type="float" office:value="4191" calcext:value-type="float">
            <text:p>4,1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1" office:value-type="float" office:value="1217" calcext:value-type="float">
            <text:p>1,217</text:p>
          </table:table-cell>
          <table:table-cell table:style-name="ce44" office:value-type="float" office:value="5892" calcext:value-type="float">
            <text:p>5,892</text:p>
          </table:table-cell>
          <table:table-cell table:style-name="ce44" office:value-type="float" office:value="3382" calcext:value-type="float">
            <text:p>3,382</text:p>
          </table:table-cell>
          <table:table-cell table:style-name="ce43" office:value-type="float" office:value="2510" calcext:value-type="float">
            <text:p>2,5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1" office:value-type="float" office:value="388" calcext:value-type="float">
            <text:p>388</text:p>
          </table:table-cell>
          <table:table-cell table:style-name="ce44" office:value-type="float" office:value="1799" calcext:value-type="float">
            <text:p>1,799</text:p>
          </table:table-cell>
          <table:table-cell table:style-name="ce44" office:value-type="float" office:value="1032" calcext:value-type="float">
            <text:p>1,032</text:p>
          </table:table-cell>
          <table:table-cell table:style-name="ce43" office:value-type="float" office:value="767" calcext:value-type="float">
            <text:p>7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1" office:value-type="float" office:value="243" calcext:value-type="float">
            <text:p>243</text:p>
          </table:table-cell>
          <table:table-cell table:style-name="ce44" office:value-type="float" office:value="1177" calcext:value-type="float">
            <text:p>1,177</text:p>
          </table:table-cell>
          <table:table-cell table:style-name="ce44" office:value-type="float" office:value="705" calcext:value-type="float">
            <text:p>705</text:p>
          </table:table-cell>
          <table:table-cell table:style-name="ce43" office:value-type="float" office:value="472" calcext:value-type="float">
            <text:p>47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2" office:value-type="float" office:value="277" calcext:value-type="float">
            <text:p>277</text:p>
          </table:table-cell>
          <table:table-cell table:style-name="ce45" office:value-type="float" office:value="1069" calcext:value-type="float">
            <text:p>1,069</text:p>
          </table:table-cell>
          <table:table-cell table:style-name="ce45" office:value-type="float" office:value="627" calcext:value-type="float">
            <text:p>627</text:p>
          </table:table-cell>
          <table:table-cell table:style-name="ce57" office:value-type="float" office:value="442" calcext:value-type="float">
            <text:p>442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5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1-03-07T16:47:58</dc:date>
    <meta:print-date>2011-03-04T16:40:04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